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75.6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3.15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Ubuntu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2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order-bottom="none" fo:border-left="none" fo:border-right="2.24pt fine-dashed #000000" fo:border-top="none"/>
    </style:style>
    <style:style style:name="ce20" style:family="table-cell" style:parent-style-name="Default">
      <style:table-cell-properties fo:border-bottom="none" fo:background-color="transparent" fo:border-left="none" fo:border-right="2.24pt fine-dashed #000000" fo:border-top="none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24pt fine-dashe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2.24pt fine-dashed #000000" fo:border-top="none"/>
      <style:paragraph-properties fo:text-align="center" fo:margin-left="0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fo:border="0.06pt solid #000000" style:vertical-align="middle"/>
    </style:style>
    <style:style style:name="ce30" style:family="table-cell" style:parent-style-name="Default">
      <style:table-cell-properties style:text-align-source="value-type" style:repeat-content="false"/>
      <style:paragraph-properties fo:margin-left="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/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5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7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8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8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9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9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9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9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0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0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0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10" table:default-cell-style-name="Default"/>
        <table:table-row table:style-name="ro1" table:number-rows-repeated="2">
          <table:table-cell table:number-columns-repeated="26"/>
        </table:table-row>
        <table:table-row table:style-name="ro2">
          <table:table-cell table:number-columns-repeated="6"/>
          <table:table-cell table:style-name="ce7"/>
          <table:table-cell table:style-name="ce25"/>
          <table:table-cell table:style-name="ce17" table:number-columns-repeated="3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Nucleosoma vs elegans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5" table:number-rows-spanned="1">
            <text:p>Training nucleosoma vs elengas / Test-set Sapiens</text:p>
          </table:table-cell>
          <table:covered-table-cell table:style-name="ce1"/>
          <table:covered-table-cell table:number-columns-repeated="3"/>
          <table:table-cell table:number-columns-repeated="14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70-3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  <table:table-cell table:number-columns-repeated="1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14"/>
        </table:table-row>
        <table:table-row table:style-name="ro1">
          <table:table-cell table:style-name="ce4"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770</text:p>
          </table:table-cell>
          <table:table-cell table:style-name="ce16" office:value-type="string" calcext:value-type="string">
            <text:p>Mst: 1797</text:p>
          </table:table-cell>
          <table:table-cell table:style-name="ce4"/>
          <table:table-cell table:number-columns-repeated="2"/>
          <table:table-cell table:style-name="ce4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2054</text:p>
          </table:table-cell>
          <table:table-cell table:style-name="ce4"/>
          <table:table-cell table:number-columns-repeated="14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14"/>
        </table:table-row>
        <table:table-row table:style-name="ro1">
          <table:table-cell table:style-name="ce5" office:value-type="float" office:value="1832" calcext:value-type="float" table:number-columns-spanned="2" table:number-rows-spanned="1">
            <text:p>1832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5.45455" calcext:value-type="float">
            <text:p>95.45</text:p>
          </table:table-cell>
          <table:table-cell table:style-name="ce15" office:value-type="float" office:value="754.4902" calcext:value-type="float">
            <text:p>754.49</text:p>
          </table:table-cell>
          <table:table-cell table:number-columns-repeated="2"/>
          <table:table-cell table:style-name="ce5" office:value-type="float" office:value="2094" calcext:value-type="float" table:number-columns-spanned="2" table:number-rows-spanned="1">
            <text:p>2094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1.2" calcext:value-type="float">
            <text:p>91.20</text:p>
          </table:table-cell>
          <table:table-cell table:style-name="ce15" office:value-type="float" office:value="127" calcext:value-type="float">
            <text:p>127.00</text:p>
          </table:table-cell>
          <table:table-cell table:number-columns-repeated="14"/>
        </table:table-row>
        <table:table-row table:style-name="ro1">
          <table:table-cell table:style-name="ce6" office:value-type="float" office:value="2562" calcext:value-type="float" table:number-columns-spanned="2" table:number-rows-spanned="1">
            <text:p>2562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2442" calcext:value-type="float">
            <text:p>2442.00</text:p>
          </table:table-cell>
          <table:table-cell table:number-columns-repeated="2"/>
          <table:table-cell table:style-name="ce6" office:value-type="float" office:value="2471" calcext:value-type="float" table:number-columns-spanned="2" table:number-rows-spanned="1">
            <text:p>2471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474.1" calcext:value-type="float">
            <text:p>1474.10</text:p>
          </table:table-cell>
          <table:table-cell table:number-columns-repeated="14"/>
        </table:table-row>
        <table:table-row table:style-name="ro1">
          <table:table-cell table:style-name="ce6" office:value-type="float" office:value="2565" calcext:value-type="float" table:number-columns-spanned="2" table:number-rows-spanned="1">
            <text:p>2565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2" calcext:value-type="float">
            <text:p>0.20</text:p>
          </table:table-cell>
          <table:table-cell table:style-name="ce15" office:value-type="float" office:value="2452" calcext:value-type="float">
            <text:p>2452.00</text:p>
          </table:table-cell>
          <table:table-cell/>
          <table:table-cell table:style-name="ce1"/>
          <table:table-cell table:style-name="ce6" office:value-type="float" office:value="2503" calcext:value-type="float" table:number-columns-spanned="2" table:number-rows-spanned="1">
            <text:p>2503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1616.3" calcext:value-type="float">
            <text:p>1616.30</text:p>
          </table:table-cell>
          <table:table-cell table:number-columns-repeated="14"/>
        </table:table-row>
        <table:table-row table:style-name="ro1">
          <table:table-cell table:style-name="ce5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2496" calcext:value-type="float">
            <text:p>2496.00</text:p>
          </table:table-cell>
          <table:table-cell table:number-columns-repeated="2"/>
          <table:table-cell table:style-name="ce5" office:value-type="float" office:value="2505" calcext:value-type="float" table:number-columns-spanned="2" table:number-rows-spanned="1">
            <text:p>2505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87" calcext:value-type="float">
            <text:p>0.87</text:p>
          </table:table-cell>
          <table:table-cell table:style-name="ce15" office:value-type="float" office:value="1578.8" calcext:value-type="float">
            <text:p>1578.80</text:p>
          </table:table-cell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  <table:table-cell table:number-columns-repeated="1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14"/>
        </table:table-row>
        <table:table-row table:style-name="ro1">
          <table:table-cell table:style-name="ce4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513</text:p>
          </table:table-cell>
          <table:table-cell table:style-name="ce16" office:value-type="string" calcext:value-type="string">
            <text:p>Mst: 2054</text:p>
          </table:table-cell>
          <table:table-cell table:style-name="ce4"/>
          <table:table-cell table:number-columns-repeated="2"/>
          <table:table-cell table:style-name="ce4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310</text:p>
          </table:table-cell>
          <table:table-cell table:style-name="ce4"/>
          <table:table-cell table:number-columns-repeated="14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14"/>
        </table:table-row>
        <table:table-row table:style-name="ro1">
          <table:table-cell table:style-name="ce5" office:value-type="float" office:value="2248" calcext:value-type="float" table:number-columns-spanned="2" table:number-rows-spanned="1">
            <text:p>2248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62.1" calcext:value-type="float">
            <text:p>62.10</text:p>
          </table:table-cell>
          <table:table-cell table:style-name="ce15" office:value-type="float" office:value="606" calcext:value-type="float">
            <text:p>606.00</text:p>
          </table:table-cell>
          <table:table-cell table:number-columns-repeated="2"/>
          <table:table-cell table:style-name="ce5" office:value-type="float" office:value="2332" calcext:value-type="float" table:number-columns-spanned="2" table:number-rows-spanned="1">
            <text:p>2332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0.3" calcext:value-type="float">
            <text:p>90.30</text:p>
          </table:table-cell>
          <table:table-cell table:style-name="ce15" office:value-type="float" office:value="82" calcext:value-type="float">
            <text:p>82.00</text:p>
          </table:table-cell>
          <table:table-cell table:number-columns-repeated="14"/>
        </table:table-row>
        <table:table-row table:style-name="ro1">
          <table:table-cell table:style-name="ce6" office:value-type="float" office:value="2556" calcext:value-type="float" table:number-columns-spanned="2" table:number-rows-spanned="1">
            <text:p>2556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1800" calcext:value-type="float">
            <text:p>1800.00</text:p>
          </table:table-cell>
          <table:table-cell table:number-columns-repeated="2"/>
          <table:table-cell table:style-name="ce6" office:value-type="float" office:value="2509" calcext:value-type="float" table:number-columns-spanned="2" table:number-rows-spanned="1">
            <text:p>2509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12.3" calcext:value-type="float">
            <text:p>12.30</text:p>
          </table:table-cell>
          <table:table-cell table:style-name="ce15" office:value-type="float" office:value="758.6" calcext:value-type="float">
            <text:p>758.60</text:p>
          </table:table-cell>
          <table:table-cell table:number-columns-repeated="14"/>
        </table:table-row>
        <table:table-row table:style-name="ro1">
          <table:table-cell table:style-name="ce6" office:value-type="float" office:value="2566" calcext:value-type="float" table:number-columns-spanned="2" table:number-rows-spanned="1">
            <text:p>2566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1810" calcext:value-type="float">
            <text:p>1810.00</text:p>
          </table:table-cell>
          <table:table-cell table:number-columns-repeated="2"/>
          <table:table-cell table:style-name="ce6" office:value-type="float" office:value="2532" calcext:value-type="float" table:number-columns-spanned="2" table:number-rows-spanned="1">
            <text:p>253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892" calcext:value-type="float">
            <text:p>892.00</text:p>
          </table:table-cell>
          <table:table-cell table:number-columns-repeated="14"/>
        </table:table-row>
        <table:table-row table:style-name="ro1">
          <table:table-cell table:style-name="ce5" office:value-type="float" office:value="2566" calcext:value-type="float" table:number-columns-spanned="2" table:number-rows-spanned="1">
            <text:p>2566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1756" calcext:value-type="float">
            <text:p>1756.00</text:p>
          </table:table-cell>
          <table:table-cell table:number-columns-repeated="2"/>
          <table:table-cell table:style-name="ce5" office:value-type="float" office:value="2536" calcext:value-type="float" table:number-columns-spanned="2" table:number-rows-spanned="1">
            <text:p>2536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44" calcext:value-type="float">
            <text:p>0.44</text:p>
          </table:table-cell>
          <table:table-cell table:style-name="ce15" office:value-type="float" office:value="908" calcext:value-type="float">
            <text:p>908.00</text:p>
          </table:table-cell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  <table:table-cell table:number-columns-repeated="21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1"/>
        </table:table-row>
        <table:table-row table:style-name="ro1">
          <table:table-cell table:style-name="ce4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57</text:p>
          </table:table-cell>
          <table:table-cell table:style-name="ce16" office:value-type="string" calcext:value-type="string">
            <text:p>Mst: 2310</text:p>
          </table:table-cell>
          <table:table-cell table:style-name="ce4"/>
          <table:table-cell table:number-columns-repeated="21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1"/>
        </table:table-row>
        <table:table-row table:style-name="ro1">
          <table:table-cell table:style-name="ce5" office:value-type="float" office:value="2421" calcext:value-type="float" table:number-columns-spanned="2" table:number-rows-spanned="1">
            <text:p>2421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56.8" calcext:value-type="float">
            <text:p>56.80</text:p>
          </table:table-cell>
          <table:table-cell table:style-name="ce15" office:value-type="float" office:value="395" calcext:value-type="float">
            <text:p>395.00</text:p>
          </table:table-cell>
          <table:table-cell table:number-columns-repeated="21"/>
        </table:table-row>
        <table:table-row table:style-name="ro1">
          <table:table-cell table:style-name="ce6" office:value-type="float" office:value="2563" calcext:value-type="float" table:number-columns-spanned="2" table:number-rows-spanned="1">
            <text:p>2563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966.4" calcext:value-type="float">
            <text:p>966.40</text:p>
          </table:table-cell>
          <table:table-cell table:number-columns-repeated="21"/>
        </table:table-row>
        <table:table-row table:style-name="ro1">
          <table:table-cell table:style-name="ce6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991.7" calcext:value-type="float">
            <text:p>991.70</text:p>
          </table:table-cell>
          <table:table-cell table:number-columns-repeated="21"/>
        </table:table-row>
        <table:table-row table:style-name="ro1">
          <table:table-cell table:style-name="ce5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991" calcext:value-type="float">
            <text:p>991.00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Results with dataset of Elegans</text:p>
          </table:table-cell>
          <table:covered-table-cell table:number-columns-repeated="2" table:style-name="ce9"/>
          <table:table-cell table:number-columns-repeated="3"/>
          <table:table-cell table:style-name="ce5" office:value-type="string" calcext:value-type="string" table:number-columns-spanned="5" table:number-rows-spanned="1">
            <text:p>Training nucleosoma vs elengas / Test-set Sapiens</text:p>
          </table:table-cell>
          <table:covered-table-cell table:number-columns-repeated="2" table:style-name="ce9"/>
          <table:covered-table-cell table:number-columns-repeated="2"/>
          <table:table-cell table:number-columns-repeated="14"/>
        </table:table-row>
        <table:table-row table:style-name="ro2">
          <table:table-cell table:style-name="ce7"/>
          <table:table-cell table:number-columns-repeated="3"/>
          <table:table-cell table:style-name="ce17"/>
          <table:table-cell table:style-name="ce20"/>
          <table:table-cell table:style-name="ce23"/>
          <table:table-cell table:number-columns-repeated="19"/>
        </table:table-row>
        <table:table-row table:style-name="ro2">
          <table:table-cell table:style-name="ce8"/>
          <table:table-cell table:style-name="ce2" office:value-type="string" calcext:value-type="string" table:number-columns-spanned="3" table:number-rows-spanned="1">
            <text:p>mean(theta) 70-30</text:p>
          </table:table-cell>
          <table:covered-table-cell table:number-columns-repeated="2" table:style-name="ce4"/>
          <table:table-cell table:style-name="ce17"/>
          <table:table-cell table:style-name="ce20"/>
          <table:table-cell table:style-name="ce23"/>
          <table:table-cell table:style-name="ce2" office:value-type="string" calcext:value-type="string" table:number-columns-spanned="3" table:number-rows-spanned="1">
            <text:p>mean(theta) 70-30</text:p>
          </table:table-cell>
          <table:covered-table-cell table:number-columns-repeated="2" table:style-name="ce4"/>
          <table:table-cell table:number-columns-repeated="16"/>
        </table:table-row>
        <table:table-row table:style-name="ro1">
          <table:table-cell table:style-name="ce9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style-name="ce9"/>
          <table:table-cell table:style-name="ce21"/>
          <table:table-cell table:style-name="ce8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16"/>
        </table:table-row>
        <table:table-row table:style-name="ro1">
          <table:table-cell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770</text:p>
          </table:table-cell>
          <table:table-cell table:style-name="ce16" office:value-type="string" calcext:value-type="string">
            <text:p>Mst: 1797</text:p>
          </table:table-cell>
          <table:table-cell table:style-name="ce9"/>
          <table:table-cell table:style-name="ce22"/>
          <table:table-cell table:style-name="ce24"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682</text:p>
          </table:table-cell>
          <table:table-cell table:style-name="ce16" office:value-type="string" calcext:value-type="string">
            <text:p>Mst: 1797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float" office:value="2252" calcext:value-type="float">
            <text:p>2252</text:p>
          </table:table-cell>
          <table:table-cell table:style-name="ce5" office:value-type="float" office:value="40.9" calcext:value-type="float">
            <text:p>40.9</text:p>
          </table:table-cell>
          <table:table-cell table:style-name="ce15" office:value-type="float" office:value="1366" calcext:value-type="float">
            <text:p>1366.00</text:p>
          </table:table-cell>
          <table:table-cell table:style-name="ce10"/>
          <table:table-cell table:number-columns-repeated="2"/>
          <table:table-cell table:style-name="ce6" office:value-type="float" office:value="2034" calcext:value-type="float">
            <text:p>2034</text:p>
          </table:table-cell>
          <table:table-cell table:style-name="ce5" office:value-type="float" office:value="65.2" calcext:value-type="float">
            <text:p>65.2</text:p>
          </table:table-cell>
          <table:table-cell table:style-name="ce15" office:value-type="float" office:value="570" calcext:value-type="float">
            <text:p>570.00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0"/>
          <table:table-cell table:number-columns-repeated="21"/>
        </table:table-row>
        <table:table-row table:style-name="ro2">
          <table:table-cell table:style-name="ce10"/>
          <table:table-cell table:style-name="ce2" office:value-type="string" calcext:value-type="string" table:number-columns-spanned="3" table:number-rows-spanned="1">
            <text:p>mean(theta) 80-20</text:p>
          </table:table-cell>
          <table:covered-table-cell table:number-columns-repeated="2" table:style-name="ce4"/>
          <table:table-cell table:style-name="ce10"/>
          <table:table-cell table:number-columns-repeated="2"/>
          <table:table-cell table:style-name="ce2" office:value-type="string" calcext:value-type="string" table:number-columns-spanned="3" table:number-rows-spanned="1">
            <text:p>mean(theta) 80-20</text:p>
          </table:table-cell>
          <table:covered-table-cell table:number-columns-repeated="2" table:style-name="ce4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3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16"/>
        </table:table-row>
        <table:table-row table:style-name="ro1">
          <table:table-cell table:style-name="ce9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513</text:p>
          </table:table-cell>
          <table:table-cell table:style-name="ce16" office:value-type="string" calcext:value-type="string">
            <text:p>Mst: 2054</text:p>
          </table:table-cell>
          <table:table-cell table:style-name="ce18"/>
          <table:table-cell table:number-columns-repeated="2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2054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16"/>
        </table:table-row>
        <table:table-row table:style-name="ro1">
          <table:table-cell/>
          <table:table-cell table:style-name="ce5" office:value-type="float" office:value="2354" calcext:value-type="float">
            <text:p>2354</text:p>
          </table:table-cell>
          <table:table-cell table:style-name="ce15" office:value-type="float" office:value="41" calcext:value-type="float">
            <text:p>41.00</text:p>
          </table:table-cell>
          <table:table-cell table:style-name="ce15" office:value-type="float" office:value="1380" calcext:value-type="float">
            <text:p>1380.00</text:p>
          </table:table-cell>
          <table:table-cell table:style-name="ce10"/>
          <table:table-cell table:number-columns-repeated="2"/>
          <table:table-cell table:style-name="ce5" office:value-type="float" office:value="2155" calcext:value-type="float">
            <text:p>2155</text:p>
          </table:table-cell>
          <table:table-cell table:style-name="ce15" office:value-type="float" office:value="77.8" calcext:value-type="float">
            <text:p>77.80</text:p>
          </table:table-cell>
          <table:table-cell table:style-name="ce15" office:value-type="float" office:value="289" calcext:value-type="float">
            <text:p>289.00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0"/>
          <table:table-cell table:number-columns-repeated="21"/>
        </table:table-row>
        <table:table-row table:style-name="ro2">
          <table:table-cell table:style-name="ce10"/>
          <table:table-cell table:style-name="ce2" office:value-type="string" calcext:value-type="string" table:number-columns-spanned="3" table:number-rows-spanned="1">
            <text:p>mean(theta) 90-10</text:p>
          </table:table-cell>
          <table:covered-table-cell table:number-columns-repeated="2" table:style-name="ce4"/>
          <table:table-cell table:style-name="ce10"/>
          <table:table-cell table:number-columns-repeated="2"/>
          <table:table-cell table:style-name="ce2" office:value-type="string" calcext:value-type="string" table:number-columns-spanned="3" table:number-rows-spanned="1">
            <text:p>mean(theta) 90-10</text:p>
          </table:table-cell>
          <table:covered-table-cell table:number-columns-repeated="2" table:style-name="ce4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3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16"/>
        </table:table-row>
        <table:table-row table:style-name="ro1">
          <table:table-cell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57</text:p>
          </table:table-cell>
          <table:table-cell table:style-name="ce16" office:value-type="string" calcext:value-type="string">
            <text:p>Mst: 2310</text:p>
          </table:table-cell>
          <table:table-cell table:number-columns-repeated="3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310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float" office:value="2451" calcext:value-type="float">
            <text:p>2451</text:p>
          </table:table-cell>
          <table:table-cell table:style-name="ce15" office:value-type="float" office:value="45" calcext:value-type="float">
            <text:p>45.00</text:p>
          </table:table-cell>
          <table:table-cell table:style-name="ce15" office:value-type="float" office:value="537" calcext:value-type="float">
            <text:p>537.00</text:p>
          </table:table-cell>
          <table:table-cell table:number-columns-repeated="3"/>
          <table:table-cell table:style-name="ce6" office:value-type="float" office:value="2365" calcext:value-type="float">
            <text:p>2365</text:p>
          </table:table-cell>
          <table:table-cell table:style-name="ce15" office:value-type="float" office:value="75.7" calcext:value-type="float">
            <text:p>75.70</text:p>
          </table:table-cell>
          <table:table-cell table:style-name="ce15" office:value-type="float" office:value="201" calcext:value-type="float">
            <text:p>201.00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21"/>
        </table:table-row>
        <table:table-row table:style-name="ro1">
          <table:table-cell table:style-name="ce10"/>
          <table:table-cell table:number-columns-repeated="3"/>
          <table:table-cell table:style-name="ce10"/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1">
            <text:p>Nucleosoma vs sapiens</text:p>
          </table:table-cell>
          <table:covered-table-cell table:number-columns-repeated="4"/>
          <table:table-cell table:number-columns-repeated="2"/>
          <table:table-cell table:style-name="ce26"/>
          <table:table-cell table:style-name="ce30" table:number-columns-repeated="4"/>
          <table:table-cell table:number-columns-repeated="14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70-3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7"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table-cell table:style-name="ce27" table:number-columns-repeated="5"/>
          <table:table-cell table:number-columns-repeated="14"/>
        </table:table-row>
        <table:table-row table:style-name="ro1">
          <table:table-cell table:style-name="ce4"/>
          <table:table-cell table:style-name="ce12" office:value-type="string" calcext:value-type="string">
            <text:p>Training: 1591</text:p>
          </table:table-cell>
          <table:table-cell table:style-name="ce14" office:value-type="string" calcext:value-type="string">
            <text:p>Test: 682</text:p>
          </table:table-cell>
          <table:table-cell table:style-name="ce16" office:value-type="string" calcext:value-type="string">
            <text:p>Mst: 1591</text:p>
          </table:table-cell>
          <table:table-cell table:style-name="ce4"/>
          <table:table-cell table:number-columns-repeated="2"/>
          <table:table-cell table:style-name="ce27"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27" table:number-columns-repeated="5"/>
          <table:table-cell table:number-columns-repeated="14"/>
        </table:table-row>
        <table:table-row table:style-name="ro1">
          <table:table-cell table:style-name="ce5" office:value-type="float" office:value="2221" calcext:value-type="float" table:number-columns-spanned="2" table:number-rows-spanned="1">
            <text:p>2221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7.62" calcext:value-type="float">
            <text:p>7.62</text:p>
          </table:table-cell>
          <table:table-cell table:style-name="ce15" office:value-type="float" office:value="1464" calcext:value-type="float">
            <text:p>1464.00</text:p>
          </table:table-cell>
          <table:table-cell table:number-columns-repeated="2"/>
          <table:table-cell table:style-name="ce27" table:number-columns-repeated="5"/>
          <table:table-cell table:number-columns-repeated="14"/>
        </table:table-row>
        <table:table-row table:style-name="ro1">
          <table:table-cell table:style-name="ce6" office:value-type="float" office:value="2270" calcext:value-type="float" table:number-columns-spanned="2" table:number-rows-spanned="1">
            <text:p>2270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43" calcext:value-type="float">
            <text:p>0.43</text:p>
          </table:table-cell>
          <table:table-cell table:style-name="ce15" office:value-type="float" office:value="1659" calcext:value-type="float">
            <text:p>1659.00</text:p>
          </table:table-cell>
          <table:table-cell table:number-columns-repeated="2"/>
          <table:table-cell table:style-name="ce27" table:number-columns-repeated="5"/>
          <table:table-cell table:number-columns-repeated="14"/>
        </table:table-row>
        <table:table-row table:style-name="ro1">
          <table:table-cell table:style-name="ce6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1727" calcext:value-type="float">
            <text:p>1727.00</text:p>
          </table:table-cell>
          <table:table-cell table:number-columns-repeated="2"/>
          <table:table-cell table:style-name="ce27" table:number-columns-repeated="5"/>
          <table:table-cell table:number-columns-repeated="14"/>
        </table:table-row>
        <table:table-row table:style-name="ro1">
          <table:table-cell table:style-name="ce5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1717" calcext:value-type="float">
            <text:p>1717.00</text:p>
          </table:table-cell>
          <table:table-cell table:number-columns-repeated="2"/>
          <table:table-cell table:style-name="ce27" table:number-columns-repeated="5"/>
          <table:table-cell table:number-columns-repeated="14"/>
        </table:table-row>
        <table:table-row table:style-name="ro1">
          <table:table-cell table:number-columns-repeated="7"/>
          <table:table-cell table:style-name="ce27" table:number-columns-repeated="5"/>
          <table:table-cell table:number-columns-repeated="14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  <table:table-cell table:number-columns-repeated="21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1"/>
        </table:table-row>
        <table:table-row table:style-name="ro1">
          <table:table-cell table:style-name="ce4"/>
          <table:table-cell table:style-name="ce12" office:value-type="string" calcext:value-type="string">
            <text:p>Training: 1818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1818</text:p>
          </table:table-cell>
          <table:table-cell table:style-name="ce4"/>
          <table:table-cell table:number-columns-repeated="21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1"/>
        </table:table-row>
        <table:table-row table:style-name="ro1">
          <table:table-cell table:style-name="ce5" office:value-type="float" office:value="2217" calcext:value-type="float" table:number-columns-spanned="2" table:number-rows-spanned="1">
            <text:p>2217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1052" calcext:value-type="float">
            <text:p>1052.00</text:p>
          </table:table-cell>
          <table:table-cell table:number-columns-repeated="21"/>
        </table:table-row>
        <table:table-row table:style-name="ro1">
          <table:table-cell table:style-name="ce6" office:value-type="float" office:value="2270" calcext:value-type="float" table:number-columns-spanned="2" table:number-rows-spanned="1">
            <text:p>2270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65" calcext:value-type="float">
            <text:p>0.65</text:p>
          </table:table-cell>
          <table:table-cell table:style-name="ce15" office:value-type="float" office:value="1229" calcext:value-type="float">
            <text:p>1229.00</text:p>
          </table:table-cell>
          <table:table-cell table:number-columns-repeated="3"/>
          <table:table-cell table:style-name="ce26" office:value-type="string" calcext:value-type="string" table:number-columns-spanned="5" table:number-rows-spanned="1">
            <text:p>Overfitting with nucleosoma elegans</text:p>
          </table:table-cell>
          <table:covered-table-cell table:number-columns-repeated="4" table:style-name="ce30"/>
          <table:table-cell table:number-columns-repeated="5"/>
          <table:table-cell table:style-name="ce26" office:value-type="string" calcext:value-type="string" table:number-columns-spanned="5" table:number-rows-spanned="1">
            <text:p>Overfitting with linker elegans</text:p>
          </table:table-cell>
          <table:covered-table-cell table:number-columns-repeated="4" table:style-name="ce30"/>
          <table:table-cell table:number-columns-repeated="3"/>
        </table:table-row>
        <table:table-row table:style-name="ro1">
          <table:table-cell table:style-name="ce6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210" calcext:value-type="float">
            <text:p>1210.00</text:p>
          </table:table-cell>
          <table:table-cell table:number-columns-repeated="2"/>
          <table:table-cell table:style-name="ce5" office:value-type="string" calcext:value-type="string">
            <text:p>K-Fold</text:p>
          </table:table-cell>
          <table:table-cell table:style-name="ce5" office:value-type="string" calcext:value-type="string">
            <text:p>Training </text:p>
          </table:table-cell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Fina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Training %</text:p>
          </table:table-cell>
          <table:table-cell/>
          <table:table-cell table:style-name="ce5" office:value-type="string" calcext:value-type="string">
            <text:p>K-Fold</text:p>
          </table:table-cell>
          <table:table-cell table:style-name="ce5" office:value-type="string" calcext:value-type="string">
            <text:p>Training </text:p>
          </table:table-cell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Fina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Training %</text:p>
          </table:table-cell>
        </table:table-row>
        <table:table-row table:style-name="ro3">
          <table:table-cell table:style-name="ce5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235" calcext:value-type="float">
            <text:p>1235.00</text:p>
          </table:table-cell>
          <table:table-cell table:number-columns-repeated="2"/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1284" calcext:value-type="float">
            <text:p>1284</text:p>
          </table:table-cell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2057" calcext:value-type="float">
            <text:p>2057</text:p>
          </table:table-cell>
          <table:table-cell table:style-name="ce31" table:formula="of:=(([.I74]+[.J74]-[.K74])/[.J74])*100" office:value-type="float" office:value="39.7505845674201" calcext:value-type="float">
            <text:p>39.7505845674</text:p>
          </table:table-cell>
          <table:table-cell table:style-name="ce62" office:value-type="float" office:value="1653" calcext:value-type="float">
            <text:p>1653</text:p>
          </table:table-cell>
          <table:table-cell table:style-name="ce28" table:formula="of:=([.L74]+[.L75])/[.H74]" office:value-type="float" office:value="40.9033296668876" calcext:value-type="float" table:number-columns-spanned="1" table:number-rows-spanned="2">
            <text:p>40.9033296669</text:p>
          </table:table-cell>
          <table:table-cell table:style-name="ce28" table:formula="of:=MIN([.L74:.L75])" office:value-type="float" office:value="39.7505845674201" calcext:value-type="float" table:number-columns-spanned="1" table:number-rows-spanned="2">
            <text:p>39.7505845674</text:p>
          </table:table-cell>
          <table:table-cell table:style-name="ce39" table:formula="of:=[.I74]/([.I74]+[.J74])*100" office:value-type="float" office:value="50.0194779898714" calcext:value-type="float" table:number-columns-spanned="1" table:number-rows-spanned="2">
            <text:p>50.02</text:p>
          </table:table-cell>
          <table:table-cell/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number-columns-repeated="2" table:style-name="ce5" office:value-type="float" office:value="1304" calcext:value-type="float">
            <text:p>1304</text:p>
          </table:table-cell>
          <table:table-cell table:style-name="ce5" office:value-type="float" office:value="2169" calcext:value-type="float">
            <text:p>2169</text:p>
          </table:table-cell>
          <table:table-cell table:style-name="ce74" office:value-type="float" office:value="33.66564" calcext:value-type="float">
            <text:p>33.67</text:p>
          </table:table-cell>
          <table:table-cell table:style-name="ce104" office:value-type="float" office:value="13.8713" calcext:value-type="float">
            <text:p>13.87</text:p>
          </table:table-cell>
          <table:table-cell table:style-name="ce28" table:formula="of:=([.V74]+[.V75])/[.R74]" office:value-type="float" office:value="37.768405" calcext:value-type="float" table:number-columns-spanned="1" table:number-rows-spanned="2">
            <text:p>37.768405</text:p>
          </table:table-cell>
          <table:table-cell table:style-name="ce28" table:formula="of:=MIN([.V74:.V75])" office:value-type="float" office:value="33.66564" calcext:value-type="float" table:number-columns-spanned="1" table:number-rows-spanned="2">
            <text:p>33.66564</text:p>
          </table:table-cell>
          <table:table-cell table:style-name="ce39" table:formula="of:=[.S74]/([.S74]+[.T74])*100" office:value-type="float" office:value="50" calcext:value-type="float" table:number-columns-spanned="1" table:number-rows-spanned="2">
            <text:p>50.00</text:p>
          </table: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1284" calcext:value-type="float">
            <text:p>1284</text:p>
          </table:table-cell>
          <table:table-cell table:style-name="ce5" office:value-type="float" office:value="2027" calcext:value-type="float">
            <text:p>2027</text:p>
          </table:table-cell>
          <table:table-cell table:style-name="ce31" table:formula="of:=(([.I75]+[.J75]-[.K75])/[.J75])*100" office:value-type="float" office:value="42.0560747663551" calcext:value-type="float">
            <text:p>42.0560747664</text:p>
          </table:table-cell>
          <table:table-cell table:style-name="ce62" office:value-type="float" office:value="1529" calcext:value-type="float">
            <text:p>1529</text:p>
          </table:table-cell>
          <table:covered-table-cell table:number-columns-repeated="2" table:style-name="ce28"/>
          <table:covered-table-cell table:style-name="ce39" table:formula="of:=[.I75]/([.I75]+[.J75])*100" office:value-type="float" office:value="49.9805220101286" calcext:value-type="float">
            <text:p>49.98</text:p>
          </table:covered-table-cell>
          <table:table-cell/>
          <table:covered-table-cell table:style-name="ce4"/>
          <table:table-cell table:number-columns-repeated="2" table:style-name="ce5" office:value-type="float" office:value="1304" calcext:value-type="float">
            <text:p>1304</text:p>
          </table:table-cell>
          <table:table-cell table:style-name="ce5" office:value-type="float" office:value="2062" calcext:value-type="float">
            <text:p>2062</text:p>
          </table:table-cell>
          <table:table-cell table:style-name="ce74" office:value-type="float" office:value="41.87117" calcext:value-type="float">
            <text:p>41.87</text:p>
          </table:table-cell>
          <table:table-cell table:style-name="ce104" office:value-type="float" office:value="12.45957" calcext:value-type="float">
            <text:p>12.46</text:p>
          </table:table-cell>
          <table:covered-table-cell table:number-columns-repeated="2" table:style-name="ce28"/>
          <table:covered-table-cell table:style-name="ce39" table:formula="of:=[.S75]/([.S75]+[.T75])*100" office:value-type="float" office:value="50" calcext:value-type="float">
            <text:p>50.00</text:p>
          </table:covered-table-cell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5" office:value-type="float" office:value="1712" calcext:value-type="float">
            <text:p>1712</text:p>
          </table:table-cell>
          <table:table-cell table:style-name="ce5" office:value-type="float" office:value="855" calcext:value-type="float">
            <text:p>855</text:p>
          </table:table-cell>
          <table:table-cell table:style-name="ce5" office:value-type="float" office:value="2254" calcext:value-type="float">
            <text:p>2254</text:p>
          </table:table-cell>
          <table:table-cell table:style-name="ce32" table:formula="of:=(([.I76]+[.J76]-[.K76])/[.J76])*100" office:value-type="float" office:value="36.6081871345029" calcext:value-type="float">
            <text:p>36.6081871345</text:p>
          </table:table-cell>
          <table:table-cell table:style-name="ce62" office:value-type="float" office:value="1474" calcext:value-type="float">
            <text:p>1474</text:p>
          </table:table-cell>
          <table:table-cell table:style-name="ce28" table:formula="of:=([.L76]+[.L77]+[.L78])/[.H76]" office:value-type="float" office:value="39.3444735931209" calcext:value-type="float" table:number-columns-spanned="1" table:number-rows-spanned="3">
            <text:p>39.3444735931</text:p>
          </table:table-cell>
          <table:table-cell table:style-name="ce28" table:formula="of:=MIN([.L76:.L78])" office:value-type="float" office:value="36.6081871345029" calcext:value-type="float" table:number-columns-spanned="1" table:number-rows-spanned="3">
            <text:p>36.6081871345</text:p>
          </table:table-cell>
          <table:table-cell table:style-name="ce39" table:formula="of:=[.I76]/([.I76]+[.J76])*100" office:value-type="float" office:value="66.6926373198286" calcext:value-type="float" table:number-columns-spanned="1" table:number-rows-spanned="3">
            <text:p>66.69</text:p>
          </table:table-cell>
          <table:table-cell/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5" office:value-type="float" office:value="1739" calcext:value-type="float">
            <text:p>1739</text:p>
          </table:table-cell>
          <table:table-cell table:style-name="ce5" office:value-type="float" office:value="869" calcext:value-type="float">
            <text:p>869</text:p>
          </table:table-cell>
          <table:table-cell table:style-name="ce5" office:value-type="float" office:value="2275" calcext:value-type="float">
            <text:p>2275</text:p>
          </table:table-cell>
          <table:table-cell table:style-name="ce75" office:value-type="float" office:value="38.31991" calcext:value-type="float">
            <text:p>38.32</text:p>
          </table:table-cell>
          <table:table-cell table:style-name="ce104" office:value-type="float" office:value="10.94298" calcext:value-type="float">
            <text:p>10.94</text:p>
          </table:table-cell>
          <table:table-cell table:style-name="ce28" table:formula="of:=([.V76]+[.V77]+[.V78])/[.R76]" office:value-type="float" office:value="37.9977866666667" calcext:value-type="float" table:number-columns-spanned="1" table:number-rows-spanned="3">
            <text:p>37.9977866667</text:p>
          </table:table-cell>
          <table:table-cell table:style-name="ce28" table:formula="of:=MIN([.V76:.V78])" office:value-type="float" office:value="35.90334" calcext:value-type="float" table:number-columns-spanned="1" table:number-rows-spanned="3">
            <text:p>35.90334</text:p>
          </table:table-cell>
          <table:table-cell table:style-name="ce39" table:formula="of:=[.S76]/([.S76]+[.T76])*100" office:value-type="float" office:value="66.6794478527607" calcext:value-type="float" table:number-columns-spanned="1" table:number-rows-spanned="3">
            <text:p>66.68</text:p>
          </table:table-cell>
        </table:table-row>
        <table:table-row table:style-name="ro3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covered-table-cell table:style-name="ce4"/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2207" calcext:value-type="float">
            <text:p>2207</text:p>
          </table:table-cell>
          <table:table-cell table:style-name="ce32" table:formula="of:=(([.I77]+[.J77]-[.K77])/[.J77])*100" office:value-type="float" office:value="42.0560747663551" calcext:value-type="float">
            <text:p>42.0560747664</text:p>
          </table:table-cell>
          <table:table-cell table:style-name="ce62" office:value-type="float" office:value="1258" calcext:value-type="float">
            <text:p>1258</text:p>
          </table:table-cell>
          <table:covered-table-cell table:number-columns-repeated="2" table:style-name="ce28"/>
          <table:covered-table-cell table:style-name="ce39" table:formula="of:=[.I77]/([.I77]+[.J77])*100" office:value-type="float" office:value="66.6536813400857" calcext:value-type="float">
            <text:p>66.65</text:p>
          </table:covered-table-cell>
          <table:table-cell/>
          <table:covered-table-cell table:style-name="ce4"/>
          <table:table-cell table:style-name="ce5" office:value-type="float" office:value="1738" calcext:value-type="float">
            <text:p>1738</text:p>
          </table:table-cell>
          <table:table-cell table:style-name="ce5" office:value-type="float" office:value="870" calcext:value-type="float">
            <text:p>870</text:p>
          </table:table-cell>
          <table:table-cell table:style-name="ce5" office:value-type="float" office:value="2262" calcext:value-type="float">
            <text:p>2262</text:p>
          </table:table-cell>
          <table:table-cell table:style-name="ce75" office:value-type="float" office:value="39.77011" calcext:value-type="float">
            <text:p>39.77</text:p>
          </table:table-cell>
          <table:table-cell table:style-name="ce104" office:value-type="float" office:value="10.3345" calcext:value-type="float">
            <text:p>10.33</text:p>
          </table:table-cell>
          <table:covered-table-cell table:number-columns-repeated="2" table:style-name="ce28"/>
          <table:covered-table-cell table:style-name="ce39" table:formula="of:=[.S77]/([.S77]+[.T77])*100" office:value-type="float" office:value="66.6411042944785" calcext:value-type="float">
            <text:p>66.64</text:p>
          </table:covered-table-cell>
        </table:table-row>
        <table:table-row table:style-name="ro3">
          <table:table-cell table:style-name="ce4"/>
          <table:table-cell table:style-name="ce12" office:value-type="string" calcext:value-type="string">
            <text:p>Training: 2046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046</text:p>
          </table:table-cell>
          <table:table-cell table:style-name="ce4"/>
          <table:table-cell table:number-columns-repeated="2"/>
          <table:covered-table-cell table:style-name="ce4"/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2230" calcext:value-type="float">
            <text:p>2230</text:p>
          </table:table-cell>
          <table:table-cell table:style-name="ce32" table:formula="of:=(([.I78]+[.J78]-[.K78])/[.J78])*100" office:value-type="float" office:value="39.3691588785047" calcext:value-type="float">
            <text:p>39.3691588785</text:p>
          </table:table-cell>
          <table:table-cell table:style-name="ce62" office:value-type="float" office:value="1382" calcext:value-type="float">
            <text:p>1382</text:p>
          </table:table-cell>
          <table:covered-table-cell table:number-columns-repeated="2" table:style-name="ce28"/>
          <table:covered-table-cell table:style-name="ce39" table:formula="of:=[.I78]/([.I78]+[.J78])*100" office:value-type="float" office:value="66.6536813400857" calcext:value-type="float">
            <text:p>66.65</text:p>
          </table:covered-table-cell>
          <table:table-cell/>
          <table:covered-table-cell table:style-name="ce4"/>
          <table:table-cell table:style-name="ce5" office:value-type="float" office:value="1739" calcext:value-type="float">
            <text:p>1739</text:p>
          </table:table-cell>
          <table:table-cell table:style-name="ce5" office:value-type="float" office:value="869" calcext:value-type="float">
            <text:p>869</text:p>
          </table:table-cell>
          <table:table-cell table:style-name="ce5" office:value-type="float" office:value="2296" calcext:value-type="float">
            <text:p>2296</text:p>
          </table:table-cell>
          <table:table-cell table:style-name="ce75" office:value-type="float" office:value="35.90334" calcext:value-type="float">
            <text:p>35.90</text:p>
          </table:table-cell>
          <table:table-cell table:style-name="ce104" office:value-type="float" office:value="11.23078" calcext:value-type="float">
            <text:p>11.23</text:p>
          </table:table-cell>
          <table:covered-table-cell table:number-columns-repeated="2" table:style-name="ce28"/>
          <table:covered-table-cell table:style-name="ce39" table:formula="of:=[.S78]/([.S78]+[.T78])*100" office:value-type="float" office:value="66.6794478527607" calcext:value-type="float">
            <text:p>66.68</text:p>
          </table:covered-table-cell>
        </table:table-row>
        <table:table-row table:style-name="ro3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28" office:value-type="float" office:value="4" calcext:value-type="float" table:number-columns-spanned="1" table:number-rows-spanned="4">
            <text:p>4</text:p>
          </table:table-cell>
          <table:table-cell table:style-name="ce5" office:value-type="float" office:value="1926" calcext:value-type="float">
            <text:p>1926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2324" calcext:value-type="float">
            <text:p>2324</text:p>
          </table:table-cell>
          <table:table-cell table:style-name="ce33" table:formula="of:=(([.I79]+[.J79]-[.K79])/[.J79])*100" office:value-type="float" office:value="37.9095163806552" calcext:value-type="float">
            <text:p>37.9095163807</text:p>
          </table:table-cell>
          <table:table-cell table:style-name="ce63" office:value-type="float" office:value="1178" calcext:value-type="float">
            <text:p>1178</text:p>
          </table:table-cell>
          <table:table-cell table:style-name="ce28" table:formula="of:=([.L79]+[.L80]+[.L81]+[.L82])/[.H79]" office:value-type="float" office:value="38.7219273817682" calcext:value-type="float" table:number-columns-spanned="1" table:number-rows-spanned="4">
            <text:p>38.7219273818</text:p>
          </table:table-cell>
          <table:table-cell table:style-name="ce28" table:formula="of:=MIN([.L79:.L82])" office:value-type="float" office:value="37.9095163806552" calcext:value-type="float" table:number-columns-spanned="1" table:number-rows-spanned="4">
            <text:p>37.9095163807</text:p>
          </table:table-cell>
          <table:table-cell table:style-name="ce39" table:formula="of:=[.I79]/([.I79]+[.J79])*100" office:value-type="float" office:value="75.0292169848072" calcext:value-type="float" table:number-columns-spanned="1" table:number-rows-spanned="4">
            <text:p>75.03</text:p>
          </table:table-cell>
          <table:table-cell/>
          <table:table-cell table:style-name="ce28" office:value-type="float" office:value="4" calcext:value-type="float" table:number-columns-spanned="1" table:number-rows-spanned="4">
            <text:p>4</text:p>
          </table:table-cell>
          <table:table-cell table:style-name="ce5" office:value-type="float" office:value="1956" calcext:value-type="float">
            <text:p>1956</text:p>
          </table:table-cell>
          <table:table-cell table:style-name="ce5" office:value-type="float" office:value="652" calcext:value-type="float">
            <text:p>652</text:p>
          </table:table-cell>
          <table:table-cell table:style-name="ce5" office:value-type="float" office:value="2368" calcext:value-type="float">
            <text:p>2368</text:p>
          </table:table-cell>
          <table:table-cell table:style-name="ce76" office:value-type="float" office:value="36.80982" calcext:value-type="float">
            <text:p>36.81</text:p>
          </table:table-cell>
          <table:table-cell table:style-name="ce105" office:value-type="float" office:value="8.926291" calcext:value-type="float">
            <text:p>8.93</text:p>
          </table:table-cell>
          <table:table-cell table:style-name="ce28" table:formula="of:=([.V79]+[.V80]+[.V81]+[.V82])/[.R79]" office:value-type="float" office:value="37.8834375" calcext:value-type="float" table:number-columns-spanned="1" table:number-rows-spanned="4">
            <text:p>37.8834375</text:p>
          </table:table-cell>
          <table:table-cell table:style-name="ce28" table:formula="of:=MIN([.V79:.V82])" office:value-type="float" office:value="36.80982" calcext:value-type="float" table:number-columns-spanned="1" table:number-rows-spanned="4">
            <text:p>36.80982</text:p>
          </table:table-cell>
          <table:table-cell table:style-name="ce39" table:formula="of:=[.S79]/([.S79]+[.T79])*100" office:value-type="float" office:value="75" calcext:value-type="float" table:number-columns-spanned="1" table:number-rows-spanned="4">
            <text:p>75.00</text:p>
          </table:table-cell>
        </table:table-row>
        <table:table-row table:style-name="ro3">
          <table:table-cell table:style-name="ce5" office:value-type="float" office:value="2245" calcext:value-type="float" table:number-columns-spanned="2" table:number-rows-spanned="1">
            <text:p>2245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589" calcext:value-type="float">
            <text:p>589.00</text:p>
          </table:table-cell>
          <table:table-cell table:number-columns-repeated="2"/>
          <table:covered-table-cell table:style-name="ce4"/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2317" calcext:value-type="float">
            <text:p>2317</text:p>
          </table:table-cell>
          <table:table-cell table:style-name="ce33" table:formula="of:=(([.I80]+[.J80]-[.K80])/[.J80])*100" office:value-type="float" office:value="38.9408099688474" calcext:value-type="float">
            <text:p>38.9408099688</text:p>
          </table:table-cell>
          <table:table-cell table:style-name="ce63" office:value-type="float" office:value="1176" calcext:value-type="float">
            <text:p>1176</text:p>
          </table:table-cell>
          <table:covered-table-cell table:number-columns-repeated="2" table:style-name="ce28"/>
          <table:covered-table-cell table:style-name="ce39" table:formula="of:=[.I80]/([.I80]+[.J80])*100" office:value-type="float" office:value="74.9902610050643" calcext:value-type="float">
            <text:p>74.99</text:p>
          </table:covered-table-cell>
          <table:table-cell/>
          <table:covered-table-cell table:style-name="ce4"/>
          <table:table-cell table:style-name="ce5" office:value-type="float" office:value="1956" calcext:value-type="float">
            <text:p>1956</text:p>
          </table:table-cell>
          <table:table-cell table:style-name="ce5" office:value-type="float" office:value="652" calcext:value-type="float">
            <text:p>652</text:p>
          </table:table-cell>
          <table:table-cell table:style-name="ce5" office:value-type="float" office:value="2362" calcext:value-type="float">
            <text:p>2362</text:p>
          </table:table-cell>
          <table:table-cell table:style-name="ce76" office:value-type="float" office:value="37.73006" calcext:value-type="float">
            <text:p>37.73</text:p>
          </table:table-cell>
          <table:table-cell table:style-name="ce105" office:value-type="float" office:value="8.840892" calcext:value-type="float">
            <text:p>8.84</text:p>
          </table:table-cell>
          <table:covered-table-cell table:number-columns-repeated="2" table:style-name="ce28"/>
          <table:covered-table-cell table:style-name="ce39" table:formula="of:=[.S80]/([.S80]+[.T80])*100" office:value-type="float" office:value="75" calcext:value-type="float">
            <text:p>75.00</text:p>
          </table:covered-table-cell>
        </table:table-row>
        <table:table-row table:style-name="ro3">
          <table:table-cell table:style-name="ce6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81" calcext:value-type="float">
            <text:p>681.00</text:p>
          </table:table-cell>
          <table:table-cell table:number-columns-repeated="2"/>
          <table:covered-table-cell table:style-name="ce4"/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2312" calcext:value-type="float">
            <text:p>2312</text:p>
          </table:table-cell>
          <table:table-cell table:style-name="ce33" table:formula="of:=(([.I81]+[.J81]-[.K81])/[.J81])*100" office:value-type="float" office:value="39.7196261682243" calcext:value-type="float">
            <text:p>39.7196261682</text:p>
          </table:table-cell>
          <table:table-cell table:style-name="ce63" office:value-type="float" office:value="1140" calcext:value-type="float">
            <text:p>1140</text:p>
          </table:table-cell>
          <table:covered-table-cell table:number-columns-repeated="2" table:style-name="ce28"/>
          <table:covered-table-cell table:style-name="ce39" table:formula="of:=[.I81]/([.I81]+[.J81])*100" office:value-type="float" office:value="74.9902610050643" calcext:value-type="float">
            <text:p>74.99</text:p>
          </table:covered-table-cell>
          <table:table-cell/>
          <table:covered-table-cell table:style-name="ce4"/>
          <table:table-cell table:style-name="ce5" office:value-type="float" office:value="1956" calcext:value-type="float">
            <text:p>1956</text:p>
          </table:table-cell>
          <table:table-cell table:style-name="ce5" office:value-type="float" office:value="652" calcext:value-type="float">
            <text:p>652</text:p>
          </table:table-cell>
          <table:table-cell table:style-name="ce5" office:value-type="float" office:value="2358" calcext:value-type="float">
            <text:p>2358</text:p>
          </table:table-cell>
          <table:table-cell table:style-name="ce76" office:value-type="float" office:value="38.34356" calcext:value-type="float">
            <text:p>38.34</text:p>
          </table:table-cell>
          <table:table-cell table:style-name="ce105" office:value-type="float" office:value="8.911654" calcext:value-type="float">
            <text:p>8.91</text:p>
          </table:table-cell>
          <table:covered-table-cell table:number-columns-repeated="2" table:style-name="ce28"/>
          <table:covered-table-cell table:style-name="ce39" table:formula="of:=[.S81]/([.S81]+[.T81])*100" office:value-type="float" office:value="75" calcext:value-type="float">
            <text:p>75.00</text:p>
          </table:covered-table-cell>
        </table:table-row>
        <table:table-row table:style-name="ro3">
          <table:table-cell table:style-name="ce6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98" calcext:value-type="float">
            <text:p>698.00</text:p>
          </table:table-cell>
          <table:table-cell table:number-columns-repeated="2"/>
          <table:covered-table-cell table:style-name="ce4"/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2321" calcext:value-type="float">
            <text:p>2321</text:p>
          </table:table-cell>
          <table:table-cell table:style-name="ce33" table:formula="of:=(([.I82]+[.J82]-[.K82])/[.J82])*100" office:value-type="float" office:value="38.3177570093458" calcext:value-type="float">
            <text:p>38.3177570093</text:p>
          </table:table-cell>
          <table:table-cell table:style-name="ce63" office:value-type="float" office:value="1248" calcext:value-type="float">
            <text:p>1248</text:p>
          </table:table-cell>
          <table:covered-table-cell table:number-columns-repeated="2" table:style-name="ce28"/>
          <table:covered-table-cell table:style-name="ce39" table:formula="of:=[.I82]/([.I82]+[.J82])*100" office:value-type="float" office:value="74.9902610050643" calcext:value-type="float">
            <text:p>74.99</text:p>
          </table:covered-table-cell>
          <table:table-cell/>
          <table:covered-table-cell table:style-name="ce4"/>
          <table:table-cell table:style-name="ce5" office:value-type="float" office:value="1956" calcext:value-type="float">
            <text:p>1956</text:p>
          </table:table-cell>
          <table:table-cell table:style-name="ce5" office:value-type="float" office:value="652" calcext:value-type="float">
            <text:p>652</text:p>
          </table:table-cell>
          <table:table-cell table:style-name="ce5" office:value-type="float" office:value="2356" calcext:value-type="float">
            <text:p>2356</text:p>
          </table:table-cell>
          <table:table-cell table:style-name="ce76" office:value-type="float" office:value="38.65031" calcext:value-type="float">
            <text:p>38.65</text:p>
          </table:table-cell>
          <table:table-cell table:style-name="ce105" office:value-type="float" office:value="8.861149" calcext:value-type="float">
            <text:p>8.86</text:p>
          </table:table-cell>
          <table:covered-table-cell table:number-columns-repeated="2" table:style-name="ce28"/>
          <table:covered-table-cell table:style-name="ce39" table:formula="of:=[.S82]/([.S82]+[.T82])*100" office:value-type="float" office:value="75" calcext:value-type="float">
            <text:p>75.00</text:p>
          </table:covered-table-cell>
        </table:table-row>
        <table:table-row table:style-name="ro3">
          <table:table-cell table:style-name="ce5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81" calcext:value-type="float">
            <text:p>681.00</text:p>
          </table:table-cell>
          <table:table-cell table:number-columns-repeated="2"/>
          <table:table-cell table:style-name="ce28" office:value-type="float" office:value="5" calcext:value-type="float" table:number-columns-spanned="1" table:number-rows-spanned="5">
            <text:p>5</text:p>
          </table:table-cell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392" calcext:value-type="float">
            <text:p>2392</text:p>
          </table:table-cell>
          <table:table-cell table:style-name="ce34" table:formula="of:=(([.I83]+[.J83]-[.K83])/[.J83])*100" office:value-type="float" office:value="34.1130604288499" calcext:value-type="float">
            <text:p>34.1130604288</text:p>
          </table:table-cell>
          <table:table-cell table:style-name="ce62" office:value-type="float" office:value="1021" calcext:value-type="float">
            <text:p>1021</text:p>
          </table:table-cell>
          <table:table-cell table:style-name="ce28" table:formula="of:=SUM([.L83:.L87])/[.H83]" office:value-type="float" office:value="38.7615385198838" calcext:value-type="float" table:number-columns-spanned="1" table:number-rows-spanned="5">
            <text:p>38.7615385199</text:p>
          </table:table-cell>
          <table:table-cell table:style-name="ce28" table:formula="of:=MIN([.L83:.L88])" office:value-type="float" office:value="33.7236533957845" calcext:value-type="float" table:number-columns-spanned="1" table:number-rows-spanned="5">
            <text:p>33.7236533958</text:p>
          </table:table-cell>
          <table:table-cell table:style-name="ce39" table:formula="of:=[.I83]/([.I83]+[.J83])*100" office:value-type="float" office:value="80.0155823918972" calcext:value-type="float" table:number-columns-spanned="1" table:number-rows-spanned="5">
            <text:p>80.02</text:p>
          </table:table-cell>
          <table:table-cell/>
          <table:table-cell table:style-name="ce28" office:value-type="float" office:value="5" calcext:value-type="float" table:number-columns-spanned="1" table:number-rows-spanned="5">
            <text:p>5</text:p>
          </table:table-cell>
          <table:table-cell table:style-name="ce5" office:value-type="float" office:value="2087" calcext:value-type="float">
            <text:p>2087</text:p>
          </table:table-cell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2430" calcext:value-type="float">
            <text:p>2430</text:p>
          </table:table-cell>
          <table:table-cell table:style-name="ce77" office:value-type="float" office:value="34.16507" calcext:value-type="float">
            <text:p>34.17</text:p>
          </table:table-cell>
          <table:table-cell table:style-name="ce104" office:value-type="float" office:value="8.003249" calcext:value-type="float">
            <text:p>8.00</text:p>
          </table:table-cell>
          <table:table-cell table:style-name="ce28" table:formula="of:=SUM([.V83:.V87])/[.R83]" office:value-type="float" office:value="38.228062" calcext:value-type="float" table:number-columns-spanned="1" table:number-rows-spanned="5">
            <text:p>38.228062</text:p>
          </table:table-cell>
          <table:table-cell table:style-name="ce28" table:formula="of:=MIN([.V83:.V88])" office:value-type="float" office:value="34.16507" calcext:value-type="float" table:number-columns-spanned="1" table:number-rows-spanned="5">
            <text:p>34.16507</text:p>
          </table:table-cell>
          <table:table-cell table:style-name="ce39" table:formula="of:=[.S83]/([.S83]+[.T83])*100" office:value-type="float" office:value="80.0230061349693" calcext:value-type="float" table:number-columns-spanned="1" table:number-rows-spanned="5">
            <text:p>80.02</text:p>
          </table:table-cell>
        </table:table-row>
        <table:table-row table:style-name="ro3">
          <table:table-cell table:number-columns-repeated="7"/>
          <table:covered-table-cell table:style-name="ce29"/>
          <table:table-cell table:style-name="ce5" office:value-type="float" office:value="2053" calcext:value-type="float">
            <text:p>2053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2370" calcext:value-type="float">
            <text:p>2370</text:p>
          </table:table-cell>
          <table:table-cell table:style-name="ce34" table:formula="of:=(([.I84]+[.J84]-[.K84])/[.J84])*100" office:value-type="float" office:value="38.3268482490272" calcext:value-type="float">
            <text:p>38.326848249</text:p>
          </table:table-cell>
          <table:table-cell table:style-name="ce62" office:value-type="float" office:value="1077" calcext:value-type="float">
            <text:p>1077</text:p>
          </table:table-cell>
          <table:covered-table-cell table:number-columns-repeated="2" table:style-name="ce28"/>
          <table:covered-table-cell table:style-name="ce39" table:formula="of:=[.I84]/([.I84]+[.J84])*100" office:value-type="float" office:value="79.9766264121543" calcext:value-type="float">
            <text:p>79.98</text:p>
          </table:covered-table-cell>
          <table:table-cell/>
          <table:covered-table-cell table:style-name="ce29"/>
          <table:table-cell table:style-name="ce5" office:value-type="float" office:value="2086" calcext:value-type="float">
            <text:p>2086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2387" calcext:value-type="float">
            <text:p>2387</text:p>
          </table:table-cell>
          <table:table-cell table:style-name="ce77" office:value-type="float" office:value="42.33716" calcext:value-type="float">
            <text:p>42.34</text:p>
          </table:table-cell>
          <table:table-cell table:style-name="ce104" office:value-type="float" office:value="7.227145" calcext:value-type="float">
            <text:p>7.23</text:p>
          </table:table-cell>
          <table:covered-table-cell table:number-columns-repeated="2" table:style-name="ce28"/>
          <table:covered-table-cell table:style-name="ce39" table:formula="of:=[.S84]/([.S84]+[.T84])*100" office:value-type="float" office:value="79.9846625766871" calcext:value-type="float">
            <text:p>79.98</text:p>
          </table:covered-table-cell>
        </table:table-row>
        <table:table-row table:style-name="ro3">
          <table:table-cell table:number-columns-repeated="7"/>
          <table:covered-table-cell table:style-name="ce29"/>
          <table:table-cell table:style-name="ce5" office:value-type="float" office:value="2053" calcext:value-type="float">
            <text:p>2053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2370" calcext:value-type="float">
            <text:p>2370</text:p>
          </table:table-cell>
          <table:table-cell table:style-name="ce34" table:formula="of:=(([.I85]+[.J85]-[.K85])/[.J85])*100" office:value-type="float" office:value="38.3268482490272" calcext:value-type="float">
            <text:p>38.326848249</text:p>
          </table:table-cell>
          <table:table-cell table:style-name="ce62" office:value-type="float" office:value="1105" calcext:value-type="float">
            <text:p>1105</text:p>
          </table:table-cell>
          <table:covered-table-cell table:number-columns-repeated="2" table:style-name="ce28"/>
          <table:covered-table-cell table:style-name="ce39" table:formula="of:=[.I85]/([.I85]+[.J85])*100" office:value-type="float" office:value="79.9766264121543" calcext:value-type="float">
            <text:p>79.98</text:p>
          </table:covered-table-cell>
          <table:table-cell/>
          <table:covered-table-cell table:style-name="ce29"/>
          <table:table-cell table:style-name="ce5" office:value-type="float" office:value="2086" calcext:value-type="float">
            <text:p>2086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2406" calcext:value-type="float">
            <text:p>2406</text:p>
          </table:table-cell>
          <table:table-cell table:style-name="ce77" office:value-type="float" office:value="38.69732" calcext:value-type="float">
            <text:p>38.70</text:p>
          </table:table-cell>
          <table:table-cell table:style-name="ce104" office:value-type="float" office:value="7.583912" calcext:value-type="float">
            <text:p>7.58</text:p>
          </table:table-cell>
          <table:covered-table-cell table:number-columns-repeated="2" table:style-name="ce28"/>
          <table:covered-table-cell table:style-name="ce39" table:formula="of:=[.S85]/([.S85]+[.T85])*100" office:value-type="float" office:value="79.9846625766871" calcext:value-type="float">
            <text:p>79.98</text:p>
          </table:covered-table-cell>
        </table:table-row>
        <table:table-row table:style-name="ro3">
          <table:table-cell table:number-columns-repeated="7"/>
          <table:covered-table-cell table:style-name="ce29"/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347" calcext:value-type="float">
            <text:p>2347</text:p>
          </table:table-cell>
          <table:table-cell table:style-name="ce34" table:formula="of:=(([.I86]+[.J86]-[.K86])/[.J86])*100" office:value-type="float" office:value="42.8849902534113" calcext:value-type="float">
            <text:p>42.8849902534</text:p>
          </table:table-cell>
          <table:table-cell table:style-name="ce62" office:value-type="float" office:value="984" calcext:value-type="float">
            <text:p>984</text:p>
          </table:table-cell>
          <table:covered-table-cell table:number-columns-repeated="2" table:style-name="ce28"/>
          <table:covered-table-cell table:style-name="ce39" table:formula="of:=[.I86]/([.I86]+[.J86])*100" office:value-type="float" office:value="80.0155823918972" calcext:value-type="float">
            <text:p>80.02</text:p>
          </table:covered-table-cell>
          <table:table-cell/>
          <table:covered-table-cell table:style-name="ce29"/>
          <table:table-cell table:style-name="ce5" office:value-type="float" office:value="2086" calcext:value-type="float">
            <text:p>2086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2426" calcext:value-type="float">
            <text:p>2426</text:p>
          </table:table-cell>
          <table:table-cell table:style-name="ce77" office:value-type="float" office:value="34.8659" calcext:value-type="float">
            <text:p>34.87</text:p>
          </table:table-cell>
          <table:table-cell table:style-name="ce104" office:value-type="float" office:value="7.907634" calcext:value-type="float">
            <text:p>7.91</text:p>
          </table:table-cell>
          <table:covered-table-cell table:number-columns-repeated="2" table:style-name="ce28"/>
          <table:covered-table-cell table:style-name="ce39" table:formula="of:=[.S86]/([.S86]+[.T86])*100" office:value-type="float" office:value="79.9846625766871" calcext:value-type="float">
            <text:p>79.98</text:p>
          </table:covered-table-cell>
        </table:table-row>
        <table:table-row table:style-name="ro3">
          <table:table-cell table:number-columns-repeated="7"/>
          <table:covered-table-cell table:style-name="ce29"/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361" calcext:value-type="float">
            <text:p>2361</text:p>
          </table:table-cell>
          <table:table-cell table:style-name="ce34" table:formula="of:=(([.I87]+[.J87]-[.K87])/[.J87])*100" office:value-type="float" office:value="40.1559454191033" calcext:value-type="float">
            <text:p>40.1559454191</text:p>
          </table:table-cell>
          <table:table-cell table:style-name="ce62" office:value-type="float" office:value="993" calcext:value-type="float">
            <text:p>993</text:p>
          </table:table-cell>
          <table:covered-table-cell table:number-columns-repeated="2" table:style-name="ce28"/>
          <table:covered-table-cell table:style-name="ce39" table:formula="of:=[.I87]/([.I87]+[.J87])*100" office:value-type="float" office:value="80.0155823918972" calcext:value-type="float">
            <text:p>80.02</text:p>
          </table:covered-table-cell>
          <table:table-cell/>
          <table:covered-table-cell table:style-name="ce29"/>
          <table:table-cell table:style-name="ce5" office:value-type="float" office:value="2087" calcext:value-type="float">
            <text:p>2087</text:p>
          </table:table-cell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2394" calcext:value-type="float">
            <text:p>2394</text:p>
          </table:table-cell>
          <table:table-cell table:style-name="ce77" office:value-type="float" office:value="41.07486" calcext:value-type="float">
            <text:p>41.07</text:p>
          </table:table-cell>
          <table:table-cell table:style-name="ce104" office:value-type="float" office:value="7.177066" calcext:value-type="float">
            <text:p>7.18</text:p>
          </table:table-cell>
          <table:covered-table-cell table:number-columns-repeated="2" table:style-name="ce28"/>
          <table:covered-table-cell table:style-name="ce39" table:formula="of:=[.S87]/([.S87]+[.T87])*100" office:value-type="float" office:value="80.0230061349693" calcext:value-type="float">
            <text:p>80.02</text:p>
          </table:covered-table-cell>
        </table:table-row>
        <table:table-row table:style-name="ro3">
          <table:table-cell table:number-columns-repeated="7"/>
          <table:table-cell table:style-name="ce28" office:value-type="float" office:value="6" calcext:value-type="float" table:number-columns-spanned="1" table:number-rows-spanned="6">
            <text:p>6</text:p>
          </table:table-cell>
          <table:table-cell table:style-name="ce5" office:value-type="float" office:value="2140" calcext:value-type="float">
            <text:p>2140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2423" calcext:value-type="float">
            <text:p>2423</text:p>
          </table:table-cell>
          <table:table-cell table:style-name="ce35" table:formula="of:=(([.I88]+[.J88]-[.K88])/[.J88])*100" office:value-type="float" office:value="33.7236533957845" calcext:value-type="float">
            <text:p>33.7236533958</text:p>
          </table:table-cell>
          <table:table-cell table:style-name="ce62" office:value-type="float" office:value="988" calcext:value-type="float">
            <text:p>988</text:p>
          </table:table-cell>
          <table:table-cell table:style-name="ce28" table:formula="of:=SUM([.L88:.L93])/[.H88]" office:value-type="float" office:value="38.9539422326308" calcext:value-type="float" table:number-columns-spanned="1" table:number-rows-spanned="6">
            <text:p>38.9539422326</text:p>
          </table:table-cell>
          <table:table-cell table:style-name="ce28" table:formula="of:=MIN([.L88:.L93])" office:value-type="float" office:value="33.7236533957845" calcext:value-type="float" table:number-columns-spanned="1" table:number-rows-spanned="6">
            <text:p>33.7236533958</text:p>
          </table:table-cell>
          <table:table-cell table:style-name="ce39" table:formula="of:=[.I88]/([.I88]+[.J88])*100" office:value-type="float" office:value="83.3657966497857" calcext:value-type="float" table:number-columns-spanned="1" table:number-rows-spanned="6">
            <text:p>83.37</text:p>
          </table:table-cell>
          <table:table-cell/>
          <table:table-cell table:style-name="ce28" office:value-type="float" office:value="6" calcext:value-type="float" table:number-columns-spanned="1" table:number-rows-spanned="6">
            <text:p>6</text:p>
          </table:table-cell>
          <table:table-cell table:style-name="ce5" office:value-type="float" office:value="2174" calcext:value-type="float">
            <text:p>2174</text:p>
          </table:table-cell>
          <table:table-cell table:style-name="ce5" office:value-type="float" office:value="434" calcext:value-type="float">
            <text:p>434</text:p>
          </table:table-cell>
          <table:table-cell table:style-name="ce5" office:value-type="float" office:value="2443" calcext:value-type="float">
            <text:p>2443</text:p>
          </table:table-cell>
          <table:table-cell table:style-name="ce78" office:value-type="float" office:value="38.01843" calcext:value-type="float">
            <text:p>38.02</text:p>
          </table:table-cell>
          <table:table-cell table:style-name="ce104" office:value-type="float" office:value="6.366752" calcext:value-type="float">
            <text:p>6.37</text:p>
          </table:table-cell>
          <table:table-cell table:style-name="ce28" table:formula="of:=SUM([.V88:.V93])/[.R88]" office:value-type="float" office:value="37.8826566666667" calcext:value-type="float" table:number-columns-spanned="1" table:number-rows-spanned="6">
            <text:p>37.8826566667</text:p>
          </table:table-cell>
          <table:table-cell table:style-name="ce28" table:formula="of:=MIN([.V88:.V93])" office:value-type="float" office:value="35.71429" calcext:value-type="float" table:number-columns-spanned="1" table:number-rows-spanned="6">
            <text:p>35.71429</text:p>
          </table:table-cell>
          <table:table-cell table:style-name="ce39" table:formula="of:=[.S88]/([.S88]+[.T88])*100" office:value-type="float" office:value="83.3588957055215" calcext:value-type="float" table:number-columns-spanned="1" table:number-rows-spanned="6">
            <text:p>83.36</text:p>
          </table: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388" calcext:value-type="float">
            <text:p>2388</text:p>
          </table:table-cell>
          <table:table-cell table:style-name="ce35" table:formula="of:=(([.I89]+[.J89]-[.K89])/[.J89])*100" office:value-type="float" office:value="41.8224299065421" calcext:value-type="float">
            <text:p>41.8224299065</text:p>
          </table:table-cell>
          <table:table-cell table:style-name="ce62" office:value-type="float" office:value="827" calcext:value-type="float">
            <text:p>827</text:p>
          </table:table-cell>
          <table:covered-table-cell table:number-columns-repeated="2" table:style-name="ce28"/>
          <table:covered-table-cell table:style-name="ce39" table:formula="of:=[.I89]/([.I89]+[.J89])*100" office:value-type="float" office:value="83.3268406700429" calcext:value-type="float">
            <text:p>83.33</text:p>
          </table:covered-table-cell>
          <table:table-cell/>
          <table:covered-table-cell table:style-name="ce4"/>
          <table:table-cell table:style-name="ce5" office:value-type="float" office:value="2173" calcext:value-type="float">
            <text:p>2173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2431" calcext:value-type="float">
            <text:p>2431</text:p>
          </table:table-cell>
          <table:table-cell table:style-name="ce78" office:value-type="float" office:value="40.68966" calcext:value-type="float">
            <text:p>40.69</text:p>
          </table:table-cell>
          <table:table-cell table:style-name="ce104" office:value-type="float" office:value="6.612492" calcext:value-type="float">
            <text:p>6.61</text:p>
          </table:table-cell>
          <table:covered-table-cell table:number-columns-repeated="2" table:style-name="ce28"/>
          <table:covered-table-cell table:style-name="ce39" table:formula="of:=[.S89]/([.S89]+[.T89])*100" office:value-type="float" office:value="83.3205521472393" calcext:value-type="float">
            <text:p>83.32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414" calcext:value-type="float">
            <text:p>2414</text:p>
          </table:table-cell>
          <table:table-cell table:style-name="ce35" table:formula="of:=(([.I90]+[.J90]-[.K90])/[.J90])*100" office:value-type="float" office:value="35.7476635514019" calcext:value-type="float">
            <text:p>35.7476635514</text:p>
          </table:table-cell>
          <table:table-cell table:style-name="ce62" office:value-type="float" office:value="1037" calcext:value-type="float">
            <text:p>1037</text:p>
          </table:table-cell>
          <table:covered-table-cell table:number-columns-repeated="2" table:style-name="ce28"/>
          <table:covered-table-cell table:style-name="ce39" table:formula="of:=[.I90]/([.I90]+[.J90])*100" office:value-type="float" office:value="83.3268406700429" calcext:value-type="float">
            <text:p>83.33</text:p>
          </table:covered-table-cell>
          <table:table-cell/>
          <table:covered-table-cell table:style-name="ce4"/>
          <table:table-cell table:style-name="ce5" office:value-type="float" office:value="2173" calcext:value-type="float">
            <text:p>2173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2447" calcext:value-type="float">
            <text:p>2447</text:p>
          </table:table-cell>
          <table:table-cell table:style-name="ce78" office:value-type="float" office:value="37.01149" calcext:value-type="float">
            <text:p>37.01</text:p>
          </table:table-cell>
          <table:table-cell table:style-name="ce104" office:value-type="float" office:value="6.894882" calcext:value-type="float">
            <text:p>6.89</text:p>
          </table:table-cell>
          <table:covered-table-cell table:number-columns-repeated="2" table:style-name="ce28"/>
          <table:covered-table-cell table:style-name="ce39" table:formula="of:=[.S90]/([.S90]+[.T90])*100" office:value-type="float" office:value="83.3205521472393" calcext:value-type="float">
            <text:p>83.32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400" calcext:value-type="float">
            <text:p>2400</text:p>
          </table:table-cell>
          <table:table-cell table:style-name="ce35" table:formula="of:=(([.I91]+[.J91]-[.K91])/[.J91])*100" office:value-type="float" office:value="39.018691588785" calcext:value-type="float">
            <text:p>39.0186915888</text:p>
          </table:table-cell>
          <table:table-cell table:style-name="ce62" office:value-type="float" office:value="961" calcext:value-type="float">
            <text:p>961</text:p>
          </table:table-cell>
          <table:covered-table-cell table:number-columns-repeated="2" table:style-name="ce28"/>
          <table:covered-table-cell table:style-name="ce39" table:formula="of:=[.I91]/([.I91]+[.J91])*100" office:value-type="float" office:value="83.3268406700429" calcext:value-type="float">
            <text:p>83.33</text:p>
          </table:covered-table-cell>
          <table:table-cell/>
          <table:covered-table-cell table:style-name="ce4"/>
          <table:table-cell table:style-name="ce5" office:value-type="float" office:value="2173" calcext:value-type="float">
            <text:p>2173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2438" calcext:value-type="float">
            <text:p>2438</text:p>
          </table:table-cell>
          <table:table-cell table:style-name="ce78" office:value-type="float" office:value="39.08046" calcext:value-type="float">
            <text:p>39.08</text:p>
          </table:table-cell>
          <table:table-cell table:style-name="ce104" office:value-type="float" office:value="6.791356" calcext:value-type="float">
            <text:p>6.79</text:p>
          </table:table-cell>
          <table:covered-table-cell table:number-columns-repeated="2" table:style-name="ce28"/>
          <table:covered-table-cell table:style-name="ce39" table:formula="of:=[.S91]/([.S91]+[.T91])*100" office:value-type="float" office:value="83.3205521472393" calcext:value-type="float">
            <text:p>83.32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390" calcext:value-type="float">
            <text:p>2390</text:p>
          </table:table-cell>
          <table:table-cell table:style-name="ce35" table:formula="of:=(([.I92]+[.J92]-[.K92])/[.J92])*100" office:value-type="float" office:value="41.3551401869159" calcext:value-type="float">
            <text:p>41.3551401869</text:p>
          </table:table-cell>
          <table:table-cell table:style-name="ce62" office:value-type="float" office:value="948" calcext:value-type="float">
            <text:p>948</text:p>
          </table:table-cell>
          <table:covered-table-cell table:number-columns-repeated="2" table:style-name="ce28"/>
          <table:covered-table-cell table:style-name="ce39" table:formula="of:=[.I92]/([.I92]+[.J92])*100" office:value-type="float" office:value="83.3268406700429" calcext:value-type="float">
            <text:p>83.33</text:p>
          </table:covered-table-cell>
          <table:table-cell/>
          <table:covered-table-cell table:style-name="ce4"/>
          <table:table-cell table:style-name="ce5" office:value-type="float" office:value="2173" calcext:value-type="float">
            <text:p>2173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2448" calcext:value-type="float">
            <text:p>2448</text:p>
          </table:table-cell>
          <table:table-cell table:style-name="ce78" office:value-type="float" office:value="36.78161" calcext:value-type="float">
            <text:p>36.78</text:p>
          </table:table-cell>
          <table:table-cell table:style-name="ce104" office:value-type="float" office:value="7.039509" calcext:value-type="float">
            <text:p>7.04</text:p>
          </table:table-cell>
          <table:covered-table-cell table:number-columns-repeated="2" table:style-name="ce28"/>
          <table:covered-table-cell table:style-name="ce39" table:formula="of:=[.S92]/([.S92]+[.T92])*100" office:value-type="float" office:value="83.3205521472393" calcext:value-type="float">
            <text:p>83.32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387" calcext:value-type="float">
            <text:p>2387</text:p>
          </table:table-cell>
          <table:table-cell table:style-name="ce35" table:formula="of:=(([.I93]+[.J93]-[.K93])/[.J93])*100" office:value-type="float" office:value="42.0560747663551" calcext:value-type="float">
            <text:p>42.0560747664</text:p>
          </table:table-cell>
          <table:table-cell table:style-name="ce62" office:value-type="float" office:value="907" calcext:value-type="float">
            <text:p>907</text:p>
          </table:table-cell>
          <table:covered-table-cell table:number-columns-repeated="2" table:style-name="ce28"/>
          <table:covered-table-cell table:style-name="ce39" table:formula="of:=[.I93]/([.I93]+[.J93])*100" office:value-type="float" office:value="83.3268406700429" calcext:value-type="float">
            <text:p>83.33</text:p>
          </table:covered-table-cell>
          <table:table-cell/>
          <table:covered-table-cell table:style-name="ce4"/>
          <table:table-cell table:style-name="ce5" office:value-type="float" office:value="2174" calcext:value-type="float">
            <text:p>2174</text:p>
          </table:table-cell>
          <table:table-cell table:style-name="ce5" office:value-type="float" office:value="434" calcext:value-type="float">
            <text:p>434</text:p>
          </table:table-cell>
          <table:table-cell table:style-name="ce5" office:value-type="float" office:value="2453" calcext:value-type="float">
            <text:p>2453</text:p>
          </table:table-cell>
          <table:table-cell table:style-name="ce78" office:value-type="float" office:value="35.71429" calcext:value-type="float">
            <text:p>35.71</text:p>
          </table:table-cell>
          <table:table-cell table:style-name="ce104" office:value-type="float" office:value="7.171883" calcext:value-type="float">
            <text:p>7.17</text:p>
          </table:table-cell>
          <table:covered-table-cell table:number-columns-repeated="2" table:style-name="ce28"/>
          <table:covered-table-cell table:style-name="ce39" table:formula="of:=[.S93]/([.S93]+[.T93])*100" office:value-type="float" office:value="83.3588957055215" calcext:value-type="float">
            <text:p>83.36</text:p>
          </table:covered-table-cell>
        </table:table-row>
        <table:table-row table:style-name="ro3">
          <table:table-cell table:number-columns-repeated="7"/>
          <table:table-cell table:style-name="ce28" office:value-type="float" office:value="7" calcext:value-type="float" table:number-columns-spanned="1" table:number-rows-spanned="7">
            <text:p>7</text:p>
          </table:table-cell>
          <table:table-cell table:style-name="ce5" office:value-type="float" office:value="2201" calcext:value-type="float">
            <text:p>2201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2406" calcext:value-type="float">
            <text:p>2406</text:p>
          </table:table-cell>
          <table:table-cell table:style-name="ce36" table:formula="of:=(([.I94]+[.J94]-[.K94])/[.J94])*100" office:value-type="float" office:value="43.9890710382514" calcext:value-type="float">
            <text:p>43.9890710383</text:p>
          </table:table-cell>
          <table:table-cell table:style-name="ce62" office:value-type="float" office:value="774" calcext:value-type="float">
            <text:p>774</text:p>
          </table:table-cell>
          <table:table-cell table:style-name="ce28" table:formula="of:=SUM([.L94:.L100])/[.H94]" office:value-type="float" office:value="39.0358349977772" calcext:value-type="float" table:number-columns-spanned="1" table:number-rows-spanned="7">
            <text:p>39.0358349978</text:p>
          </table:table-cell>
          <table:table-cell table:style-name="ce28" table:formula="of:=MIN([.L94:.L100])" office:value-type="float" office:value="34.8773841961853" calcext:value-type="float" table:number-columns-spanned="1" table:number-rows-spanned="7">
            <text:p>34.8773841962</text:p>
          </table:table-cell>
          <table:table-cell table:style-name="ce39" table:formula="of:=[.I94]/([.I94]+[.J94])*100" office:value-type="float" office:value="85.7421114141021" calcext:value-type="float" table:number-columns-spanned="1" table:number-rows-spanned="7">
            <text:p>85.74</text:p>
          </table:table-cell>
          <table:table-cell/>
          <table:table-cell table:style-name="ce28" office:value-type="float" office:value="7" calcext:value-type="float" table:number-columns-spanned="1" table:number-rows-spanned="7">
            <text:p>7</text:p>
          </table:table-cell>
          <table:table-cell table:style-name="ce5" office:value-type="float" office:value="2236" calcext:value-type="float">
            <text:p>2236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2470" calcext:value-type="float">
            <text:p>2470</text:p>
          </table:table-cell>
          <table:table-cell table:style-name="ce79" office:value-type="float" office:value="37.09677" calcext:value-type="float">
            <text:p>37.10</text:p>
          </table:table-cell>
          <table:table-cell table:style-name="ce104" office:value-type="float" office:value="6.263376" calcext:value-type="float">
            <text:p>6.26</text:p>
          </table:table-cell>
          <table:table-cell table:style-name="ce28" table:formula="of:=SUM([.V94:.V100])/[.R94]" office:value-type="float" office:value="36.5801442857143" calcext:value-type="float" table:number-columns-spanned="1" table:number-rows-spanned="7">
            <text:p>36.5801442857</text:p>
          </table:table-cell>
          <table:table-cell table:style-name="ce28" table:formula="of:=MIN([.V94:.V100])" office:value-type="float" office:value="34.04826" calcext:value-type="float" table:number-columns-spanned="1" table:number-rows-spanned="7">
            <text:p>34.04826</text:p>
          </table:table-cell>
          <table:table-cell table:style-name="ce39" table:formula="of:=[.S94]/([.S94]+[.T94])*100" office:value-type="float" office:value="85.7361963190184" calcext:value-type="float" table:number-columns-spanned="1" table:number-rows-spanned="7">
            <text:p>85.74</text:p>
          </table: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27" calcext:value-type="float">
            <text:p>2427</text:p>
          </table:table-cell>
          <table:table-cell table:style-name="ce36" table:formula="of:=(([.I95]+[.J95]-[.K95])/[.J95])*100" office:value-type="float" office:value="38.1471389645777" calcext:value-type="float">
            <text:p>38.1471389646</text:p>
          </table:table-cell>
          <table:table-cell table:style-name="ce62" office:value-type="float" office:value="864" calcext:value-type="float">
            <text:p>864</text:p>
          </table:table-cell>
          <table:covered-table-cell table:style-name="ce28" table:formula="of:=SUM([.L95:.L101])/[.H95]" office:value-type="string" office:string-value="" calcext:value-type="error">
            <text:p>#DIV/0!</text:p>
          </table:covered-table-cell>
          <table:covered-table-cell table:style-name="ce28" table:formula="of:=MIN([.L95:.L101])" office:value-type="float" office:value="34.8773841961853" calcext:value-type="float">
            <text:p>34.8773841962</text:p>
          </table:covered-table-cell>
          <table:covered-table-cell table:style-name="ce39" table:formula="of:=[.I95]/([.I95]+[.J95])*100" office:value-type="float" office:value="85.7031554343592" calcext:value-type="float">
            <text:p>85.70</text:p>
          </table:covered-table-cell>
          <table:table-cell/>
          <table:covered-table-cell table:style-name="ce4"/>
          <table:table-cell table:style-name="ce5" office:value-type="float" office:value="2235" calcext:value-type="float">
            <text:p>2235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2478" calcext:value-type="float">
            <text:p>2478</text:p>
          </table:table-cell>
          <table:table-cell table:style-name="ce79" office:value-type="float" office:value="34.85255" calcext:value-type="float">
            <text:p>34.85</text:p>
          </table:table-cell>
          <table:table-cell table:style-name="ce104" office:value-type="float" office:value="6.422863" calcext:value-type="float">
            <text:p>6.42</text:p>
          </table:table-cell>
          <table:covered-table-cell table:style-name="ce28" table:formula="of:=SUM([.V95:.V101])/[.R95]" office:value-type="string" office:string-value="" calcext:value-type="error">
            <text:p>#DIV/0!</text:p>
          </table:covered-table-cell>
          <table:covered-table-cell table:style-name="ce28" table:formula="of:=MIN([.V95:.V101])" office:value-type="float" office:value="34.04826" calcext:value-type="float">
            <text:p>34.04826</text:p>
          </table:covered-table-cell>
          <table:covered-table-cell table:style-name="ce39" table:formula="of:=[.S95]/([.S95]+[.T95])*100" office:value-type="float" office:value="85.6978527607362" calcext:value-type="float">
            <text:p>85.70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39" calcext:value-type="float">
            <text:p>2439</text:p>
          </table:table-cell>
          <table:table-cell table:style-name="ce36" table:formula="of:=(([.I96]+[.J96]-[.K96])/[.J96])*100" office:value-type="float" office:value="34.8773841961853" calcext:value-type="float">
            <text:p>34.8773841962</text:p>
          </table:table-cell>
          <table:table-cell table:style-name="ce62" office:value-type="float" office:value="864" calcext:value-type="float">
            <text:p>864</text:p>
          </table:table-cell>
          <table:covered-table-cell table:style-name="ce28" table:formula="of:=SUM([.L96:.L102])/[.H96]" office:value-type="string" office:string-value="" calcext:value-type="error">
            <text:p>#DIV/0!</text:p>
          </table:covered-table-cell>
          <table:covered-table-cell table:style-name="ce28" table:formula="of:=MIN([.L96:.L102])" office:value-type="float" office:value="34.5794392523364" calcext:value-type="float">
            <text:p>34.5794392523</text:p>
          </table:covered-table-cell>
          <table:covered-table-cell table:style-name="ce39" table:formula="of:=[.I96]/([.I96]+[.J96])*100" office:value-type="float" office:value="85.7031554343592" calcext:value-type="float">
            <text:p>85.70</text:p>
          </table:covered-table-cell>
          <table:table-cell/>
          <table:covered-table-cell table:style-name="ce4"/>
          <table:table-cell table:style-name="ce5" office:value-type="float" office:value="2235" calcext:value-type="float">
            <text:p>2235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2464" calcext:value-type="float">
            <text:p>2464</text:p>
          </table:table-cell>
          <table:table-cell table:style-name="ce79" office:value-type="float" office:value="38.6059" calcext:value-type="float">
            <text:p>38.61</text:p>
          </table:table-cell>
          <table:table-cell table:style-name="ce104" office:value-type="float" office:value="5.925494" calcext:value-type="float">
            <text:p>5.93</text:p>
          </table:table-cell>
          <table:covered-table-cell table:style-name="ce28" table:formula="of:=SUM([.V96:.V102])/[.R96]" office:value-type="string" office:string-value="" calcext:value-type="error">
            <text:p>#DIV/0!</text:p>
          </table:covered-table-cell>
          <table:covered-table-cell table:style-name="ce28" table:formula="of:=MIN([.V96:.V102])" office:value-type="float" office:value="34.04826" calcext:value-type="float">
            <text:p>34.04826</text:p>
          </table:covered-table-cell>
          <table:covered-table-cell table:style-name="ce39" table:formula="of:=[.S96]/([.S96]+[.T96])*100" office:value-type="float" office:value="85.6978527607362" calcext:value-type="float">
            <text:p>85.70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19" calcext:value-type="float">
            <text:p>2419</text:p>
          </table:table-cell>
          <table:table-cell table:style-name="ce36" table:formula="of:=(([.I97]+[.J97]-[.K97])/[.J97])*100" office:value-type="float" office:value="40.3269754768392" calcext:value-type="float">
            <text:p>40.3269754768</text:p>
          </table:table-cell>
          <table:table-cell table:style-name="ce62" office:value-type="float" office:value="790" calcext:value-type="float">
            <text:p>790</text:p>
          </table:table-cell>
          <table:covered-table-cell table:style-name="ce28" table:formula="of:=SUM([.L97:.L103])/[.H97]" office:value-type="string" office:string-value="" calcext:value-type="error">
            <text:p>#DIV/0!</text:p>
          </table:covered-table-cell>
          <table:covered-table-cell table:style-name="ce28" table:formula="of:=MIN([.L97:.L103])" office:value-type="float" office:value="34.5794392523364" calcext:value-type="float">
            <text:p>34.5794392523</text:p>
          </table:covered-table-cell>
          <table:covered-table-cell table:style-name="ce39" table:formula="of:=[.I97]/([.I97]+[.J97])*100" office:value-type="float" office:value="85.7031554343592" calcext:value-type="float">
            <text:p>85.70</text:p>
          </table:covered-table-cell>
          <table:table-cell/>
          <table:covered-table-cell table:style-name="ce4"/>
          <table:table-cell table:style-name="ce5" office:value-type="float" office:value="2235" calcext:value-type="float">
            <text:p>2235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2467" calcext:value-type="float">
            <text:p>2467</text:p>
          </table:table-cell>
          <table:table-cell table:style-name="ce79" office:value-type="float" office:value="37.80161" calcext:value-type="float">
            <text:p>37.80</text:p>
          </table:table-cell>
          <table:table-cell table:style-name="ce104" office:value-type="float" office:value="6.095192" calcext:value-type="float">
            <text:p>6.10</text:p>
          </table:table-cell>
          <table:covered-table-cell table:style-name="ce28" table:formula="of:=SUM([.V97:.V103])/[.R97]" office:value-type="string" office:string-value="" calcext:value-type="error">
            <text:p>#DIV/0!</text:p>
          </table:covered-table-cell>
          <table:covered-table-cell table:style-name="ce28" table:formula="of:=MIN([.V97:.V103])" office:value-type="float" office:value="34.04826" calcext:value-type="float">
            <text:p>34.04826</text:p>
          </table:covered-table-cell>
          <table:covered-table-cell table:style-name="ce39" table:formula="of:=[.S97]/([.S97]+[.T97])*100" office:value-type="float" office:value="85.6978527607362" calcext:value-type="float">
            <text:p>85.70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18" calcext:value-type="float">
            <text:p>2418</text:p>
          </table:table-cell>
          <table:table-cell table:style-name="ce36" table:formula="of:=(([.I98]+[.J98]-[.K98])/[.J98])*100" office:value-type="float" office:value="40.5994550408719" calcext:value-type="float">
            <text:p>40.5994550409</text:p>
          </table:table-cell>
          <table:table-cell table:style-name="ce62" office:value-type="float" office:value="802" calcext:value-type="float">
            <text:p>802</text:p>
          </table:table-cell>
          <table:covered-table-cell table:style-name="ce28" table:formula="of:=SUM([.L98:.L104])/[.H98]" office:value-type="string" office:string-value="" calcext:value-type="error">
            <text:p>#DIV/0!</text:p>
          </table:covered-table-cell>
          <table:covered-table-cell table:style-name="ce28" table:formula="of:=MIN([.L98:.L104])" office:value-type="float" office:value="34.5794392523364" calcext:value-type="float">
            <text:p>34.5794392523</text:p>
          </table:covered-table-cell>
          <table:covered-table-cell table:style-name="ce39" table:formula="of:=[.I98]/([.I98]+[.J98])*100" office:value-type="float" office:value="85.7031554343592" calcext:value-type="float">
            <text:p>85.70</text:p>
          </table:covered-table-cell>
          <table:table-cell/>
          <table:covered-table-cell table:style-name="ce4"/>
          <table:table-cell table:style-name="ce5" office:value-type="float" office:value="2235" calcext:value-type="float">
            <text:p>2235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2481" calcext:value-type="float">
            <text:p>2481</text:p>
          </table:table-cell>
          <table:table-cell table:style-name="ce79" office:value-type="float" office:value="34.04826" calcext:value-type="float">
            <text:p>34.05</text:p>
          </table:table-cell>
          <table:table-cell table:style-name="ce104" office:value-type="float" office:value="6.363046" calcext:value-type="float">
            <text:p>6.36</text:p>
          </table:table-cell>
          <table:covered-table-cell table:style-name="ce28" table:formula="of:=SUM([.V98:.V104])/[.R98]" office:value-type="string" office:string-value="" calcext:value-type="error">
            <text:p>#DIV/0!</text:p>
          </table:covered-table-cell>
          <table:covered-table-cell table:style-name="ce28" table:formula="of:=MIN([.V98:.V104])" office:value-type="float" office:value="32.20859" calcext:value-type="float">
            <text:p>32.20859</text:p>
          </table:covered-table-cell>
          <table:covered-table-cell table:style-name="ce39" table:formula="of:=[.S98]/([.S98]+[.T98])*100" office:value-type="float" office:value="85.6978527607362" calcext:value-type="float">
            <text:p>85.70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34" calcext:value-type="float">
            <text:p>2434</text:p>
          </table:table-cell>
          <table:table-cell table:style-name="ce36" table:formula="of:=(([.I99]+[.J99]-[.K99])/[.J99])*100" office:value-type="float" office:value="36.2397820163488" calcext:value-type="float">
            <text:p>36.2397820163</text:p>
          </table:table-cell>
          <table:table-cell table:style-name="ce62" office:value-type="float" office:value="850" calcext:value-type="float">
            <text:p>850</text:p>
          </table:table-cell>
          <table:covered-table-cell table:style-name="ce28" table:formula="of:=SUM([.L99:.L105])/[.H99]" office:value-type="string" office:string-value="" calcext:value-type="error">
            <text:p>#DIV/0!</text:p>
          </table:covered-table-cell>
          <table:covered-table-cell table:style-name="ce28" table:formula="of:=MIN([.L99:.L105])" office:value-type="float" office:value="34.5794392523364" calcext:value-type="float">
            <text:p>34.5794392523</text:p>
          </table:covered-table-cell>
          <table:covered-table-cell table:style-name="ce39" table:formula="of:=[.I99]/([.I99]+[.J99])*100" office:value-type="float" office:value="85.7031554343592" calcext:value-type="float">
            <text:p>85.70</text:p>
          </table:covered-table-cell>
          <table:table-cell/>
          <table:covered-table-cell table:style-name="ce4"/>
          <table:table-cell table:style-name="ce5" office:value-type="float" office:value="2236" calcext:value-type="float">
            <text:p>2236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2467" calcext:value-type="float">
            <text:p>2467</text:p>
          </table:table-cell>
          <table:table-cell table:style-name="ce79" office:value-type="float" office:value="37.90323" calcext:value-type="float">
            <text:p>37.90</text:p>
          </table:table-cell>
          <table:table-cell table:style-name="ce104" office:value-type="float" office:value="6.201431" calcext:value-type="float">
            <text:p>6.20</text:p>
          </table:table-cell>
          <table:covered-table-cell table:style-name="ce28" table:formula="of:=SUM([.V99:.V105])/[.R99]" office:value-type="string" office:string-value="" calcext:value-type="error">
            <text:p>#DIV/0!</text:p>
          </table:covered-table-cell>
          <table:covered-table-cell table:style-name="ce28" table:formula="of:=MIN([.V99:.V105])" office:value-type="float" office:value="32.20859" calcext:value-type="float">
            <text:p>32.20859</text:p>
          </table:covered-table-cell>
          <table:covered-table-cell table:style-name="ce39" table:formula="of:=[.S99]/([.S99]+[.T99])*100" office:value-type="float" office:value="85.7361963190184" calcext:value-type="float">
            <text:p>85.74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01" calcext:value-type="float">
            <text:p>2201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2424" calcext:value-type="float">
            <text:p>2424</text:p>
          </table:table-cell>
          <table:table-cell table:style-name="ce36" table:formula="of:=(([.I100]+[.J100]-[.K100])/[.J100])*100" office:value-type="float" office:value="39.0710382513661" calcext:value-type="float">
            <text:p>39.0710382514</text:p>
          </table:table-cell>
          <table:table-cell table:style-name="ce62" office:value-type="float" office:value="813" calcext:value-type="float">
            <text:p>813</text:p>
          </table:table-cell>
          <table:covered-table-cell table:style-name="ce28" table:formula="of:=SUM([.L100:.L106])/[.H100]" office:value-type="string" office:string-value="" calcext:value-type="error">
            <text:p>#DIV/0!</text:p>
          </table:covered-table-cell>
          <table:covered-table-cell table:style-name="ce28" table:formula="of:=MIN([.L100:.L106])" office:value-type="float" office:value="34.5794392523364" calcext:value-type="float">
            <text:p>34.5794392523</text:p>
          </table:covered-table-cell>
          <table:covered-table-cell table:style-name="ce39" table:formula="of:=[.I100]/([.I100]+[.J100])*100" office:value-type="float" office:value="85.7421114141021" calcext:value-type="float">
            <text:p>85.74</text:p>
          </table:covered-table-cell>
          <table:table-cell/>
          <table:covered-table-cell table:style-name="ce4"/>
          <table:table-cell table:style-name="ce5" office:value-type="float" office:value="2236" calcext:value-type="float">
            <text:p>2236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2475" calcext:value-type="float">
            <text:p>2475</text:p>
          </table:table-cell>
          <table:table-cell table:style-name="ce79" office:value-type="float" office:value="35.75269" calcext:value-type="float">
            <text:p>35.75</text:p>
          </table:table-cell>
          <table:table-cell table:style-name="ce104" office:value-type="float" office:value="6.076832" calcext:value-type="float">
            <text:p>6.08</text:p>
          </table:table-cell>
          <table:covered-table-cell table:style-name="ce28" table:formula="of:=SUM([.V100:.V106])/[.R100]" office:value-type="string" office:string-value="" calcext:value-type="error">
            <text:p>#DIV/0!</text:p>
          </table:covered-table-cell>
          <table:covered-table-cell table:style-name="ce28" table:formula="of:=MIN([.V100:.V106])" office:value-type="float" office:value="32.20859" calcext:value-type="float">
            <text:p>32.20859</text:p>
          </table:covered-table-cell>
          <table:covered-table-cell table:style-name="ce39" table:formula="of:=[.S100]/([.S100]+[.T100])*100" office:value-type="float" office:value="85.7361963190184" calcext:value-type="float">
            <text:p>85.74</text:p>
          </table:covered-table-cell>
        </table:table-row>
        <table:table-row table:style-name="ro3">
          <table:table-cell table:number-columns-repeated="7"/>
          <table:table-cell table:style-name="ce28" office:value-type="float" office:value="8" calcext:value-type="float" table:number-columns-spanned="1" table:number-rows-spanned="8">
            <text:p>8</text:p>
          </table:table-cell>
          <table:table-cell table:style-name="ce5" office:value-type="float" office:value="2247" calcext:value-type="float">
            <text:p>2247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2446" calcext:value-type="float">
            <text:p>2446</text:p>
          </table:table-cell>
          <table:table-cell table:style-name="ce37" table:formula="of:=(([.I101]+[.J101]-[.K101])/[.J101])*100" office:value-type="float" office:value="37.8125" calcext:value-type="float">
            <text:p>37.8125</text:p>
          </table:table-cell>
          <table:table-cell table:style-name="ce62" office:value-type="float" office:value="758" calcext:value-type="float">
            <text:p>758</text:p>
          </table:table-cell>
          <table:table-cell table:style-name="ce28" table:formula="of:=AVERAGE([.L101:.L108])" office:value-type="float" office:value="38.6829487928349" calcext:value-type="float" table:number-columns-spanned="1" table:number-rows-spanned="8">
            <text:p>38.6829487928</text:p>
          </table:table-cell>
          <table:table-cell table:style-name="ce28" table:formula="of:=MIN([.L101:.L107])" office:value-type="float" office:value="34.5794392523364" calcext:value-type="float" table:number-columns-spanned="1" table:number-rows-spanned="8">
            <text:p>34.5794392523</text:p>
          </table:table-cell>
          <table:table-cell table:style-name="ce39" table:formula="of:=[.I101]/([.I101]+[.J101])*100" office:value-type="float" office:value="87.534086482275" calcext:value-type="float" table:number-columns-spanned="1" table:number-rows-spanned="8">
            <text:p>87.53</text:p>
          </table:table-cell>
          <table:table-cell/>
          <table:table-cell table:style-name="ce28" office:value-type="float" office:value="8" calcext:value-type="float" table:number-columns-spanned="1" table:number-rows-spanned="8">
            <text:p>8</text:p>
          </table:table-cell>
          <table:table-cell table:style-name="ce5" office:value-type="float" office:value="2282" calcext:value-type="float">
            <text:p>2282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2483" calcext:value-type="float">
            <text:p>2483</text:p>
          </table:table-cell>
          <table:table-cell table:style-name="ce80" office:value-type="float" office:value="38.34356" calcext:value-type="float">
            <text:p>38.34</text:p>
          </table:table-cell>
          <table:table-cell table:style-name="ce104" office:value-type="float" office:value="5.162275" calcext:value-type="float">
            <text:p>5.16</text:p>
          </table:table-cell>
          <table:table-cell table:style-name="ce28" table:formula="of:=AVERAGE([.V101:.V108])" office:value-type="float" office:value="36.157975" calcext:value-type="float" table:number-columns-spanned="1" table:number-rows-spanned="8">
            <text:p>36.157975</text:p>
          </table:table-cell>
          <table:table-cell table:style-name="ce28" table:formula="of:=MIN([.V101:.V107])" office:value-type="float" office:value="32.20859" calcext:value-type="float" table:number-columns-spanned="1" table:number-rows-spanned="8">
            <text:p>32.20859</text:p>
          </table:table-cell>
          <table:table-cell table:style-name="ce39" table:formula="of:=[.S101]/([.S101]+[.T101])*100" office:value-type="float" office:value="87.5" calcext:value-type="float" table:number-columns-spanned="1" table:number-rows-spanned="8">
            <text:p>87.50</text:p>
          </table: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56" calcext:value-type="float">
            <text:p>2456</text:p>
          </table:table-cell>
          <table:table-cell table:style-name="ce37" table:formula="of:=(([.I102]+[.J102]-[.K102])/[.J102])*100" office:value-type="float" office:value="34.5794392523364" calcext:value-type="float">
            <text:p>34.5794392523</text:p>
          </table:table-cell>
          <table:table-cell table:style-name="ce62" office:value-type="float" office:value="811" calcext:value-type="float">
            <text:p>811</text:p>
          </table:table-cell>
          <table:covered-table-cell table:number-columns-repeated="2" table:style-name="ce28"/>
          <table:covered-table-cell table:style-name="ce39" table:formula="of:=[.I102]/([.I102]+[.J102])*100" office:value-type="float" office:value="87.4951305025321" calcext:value-type="float">
            <text:p>87.50</text:p>
          </table:covered-table-cell>
          <table:table-cell/>
          <table:covered-table-cell table:style-name="ce4"/>
          <table:table-cell table:style-name="ce5" office:value-type="float" office:value="2282" calcext:value-type="float">
            <text:p>2282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2497" calcext:value-type="float">
            <text:p>2497</text:p>
          </table:table-cell>
          <table:table-cell table:style-name="ce80" office:value-type="float" office:value="34.04908" calcext:value-type="float">
            <text:p>34.05</text:p>
          </table:table-cell>
          <table:table-cell table:style-name="ce104" office:value-type="float" office:value="5.503262" calcext:value-type="float">
            <text:p>5.50</text:p>
          </table:table-cell>
          <table:covered-table-cell table:number-columns-repeated="2" table:style-name="ce28"/>
          <table:covered-table-cell table:style-name="ce39" table:formula="of:=[.S102]/([.S102]+[.T102])*100" office:value-type="float" office:value="87.5" calcext:value-type="float">
            <text:p>87.50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37" calcext:value-type="float">
            <text:p>2437</text:p>
          </table:table-cell>
          <table:table-cell table:style-name="ce37" table:formula="of:=(([.I103]+[.J103]-[.K103])/[.J103])*100" office:value-type="float" office:value="40.4984423676012" calcext:value-type="float">
            <text:p>40.4984423676</text:p>
          </table:table-cell>
          <table:table-cell table:style-name="ce62" office:value-type="float" office:value="725" calcext:value-type="float">
            <text:p>725</text:p>
          </table:table-cell>
          <table:covered-table-cell table:number-columns-repeated="2" table:style-name="ce28"/>
          <table:covered-table-cell table:style-name="ce39" table:formula="of:=[.I103]/([.I103]+[.J103])*100" office:value-type="float" office:value="87.4951305025321" calcext:value-type="float">
            <text:p>87.50</text:p>
          </table:covered-table-cell>
          <table:table-cell/>
          <table:covered-table-cell table:style-name="ce4"/>
          <table:table-cell table:style-name="ce5" office:value-type="float" office:value="2282" calcext:value-type="float">
            <text:p>2282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2489" calcext:value-type="float">
            <text:p>2489</text:p>
          </table:table-cell>
          <table:table-cell table:style-name="ce80" office:value-type="float" office:value="36.50307" calcext:value-type="float">
            <text:p>36.50</text:p>
          </table:table-cell>
          <table:table-cell table:style-name="ce104" office:value-type="float" office:value="5.401804" calcext:value-type="float">
            <text:p>5.40</text:p>
          </table:table-cell>
          <table:covered-table-cell table:number-columns-repeated="2" table:style-name="ce28"/>
          <table:covered-table-cell table:style-name="ce39" table:formula="of:=[.S103]/([.S103]+[.T103])*100" office:value-type="float" office:value="87.5" calcext:value-type="float">
            <text:p>87.50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53" calcext:value-type="float">
            <text:p>2453</text:p>
          </table:table-cell>
          <table:table-cell table:style-name="ce37" table:formula="of:=(([.I104]+[.J104]-[.K104])/[.J104])*100" office:value-type="float" office:value="35.5140186915888" calcext:value-type="float">
            <text:p>35.5140186916</text:p>
          </table:table-cell>
          <table:table-cell table:style-name="ce62" office:value-type="float" office:value="754" calcext:value-type="float">
            <text:p>754</text:p>
          </table:table-cell>
          <table:covered-table-cell table:number-columns-repeated="2" table:style-name="ce28"/>
          <table:covered-table-cell table:style-name="ce39" table:formula="of:=[.I104]/([.I104]+[.J104])*100" office:value-type="float" office:value="87.4951305025321" calcext:value-type="float">
            <text:p>87.50</text:p>
          </table:covered-table-cell>
          <table:table-cell/>
          <table:covered-table-cell table:style-name="ce4"/>
          <table:table-cell table:style-name="ce5" office:value-type="float" office:value="2282" calcext:value-type="float">
            <text:p>2282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2503" calcext:value-type="float">
            <text:p>2503</text:p>
          </table:table-cell>
          <table:table-cell table:style-name="ce80" office:value-type="float" office:value="32.20859" calcext:value-type="float">
            <text:p>32.21</text:p>
          </table:table-cell>
          <table:table-cell table:style-name="ce104" office:value-type="float" office:value="5.594368" calcext:value-type="float">
            <text:p>5.59</text:p>
          </table:table-cell>
          <table:covered-table-cell table:number-columns-repeated="2" table:style-name="ce28"/>
          <table:covered-table-cell table:style-name="ce39" table:formula="of:=[.S104]/([.S104]+[.T104])*100" office:value-type="float" office:value="87.5" calcext:value-type="float">
            <text:p>87.50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36" calcext:value-type="float">
            <text:p>2436</text:p>
          </table:table-cell>
          <table:table-cell table:style-name="ce37" table:formula="of:=(([.I105]+[.J105]-[.K105])/[.J105])*100" office:value-type="float" office:value="40.809968847352" calcext:value-type="float">
            <text:p>40.8099688474</text:p>
          </table:table-cell>
          <table:table-cell table:style-name="ce62" office:value-type="float" office:value="703" calcext:value-type="float">
            <text:p>703</text:p>
          </table:table-cell>
          <table:covered-table-cell table:number-columns-repeated="2" table:style-name="ce28"/>
          <table:covered-table-cell table:style-name="ce39" table:formula="of:=[.I105]/([.I105]+[.J105])*100" office:value-type="float" office:value="87.4951305025321" calcext:value-type="float">
            <text:p>87.50</text:p>
          </table:covered-table-cell>
          <table:table-cell/>
          <table:covered-table-cell table:style-name="ce4"/>
          <table:table-cell table:style-name="ce5" office:value-type="float" office:value="2282" calcext:value-type="float">
            <text:p>2282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2474" calcext:value-type="float">
            <text:p>2474</text:p>
          </table:table-cell>
          <table:table-cell table:style-name="ce80" office:value-type="float" office:value="41.10429" calcext:value-type="float">
            <text:p>41.10</text:p>
          </table:table-cell>
          <table:table-cell table:style-name="ce104" office:value-type="float" office:value="5.077358" calcext:value-type="float">
            <text:p>5.08</text:p>
          </table:table-cell>
          <table:covered-table-cell table:number-columns-repeated="2" table:style-name="ce28"/>
          <table:covered-table-cell table:style-name="ce39" table:formula="of:=[.S105]/([.S105]+[.T105])*100" office:value-type="float" office:value="87.5" calcext:value-type="float">
            <text:p>87.50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29" calcext:value-type="float">
            <text:p>2429</text:p>
          </table:table-cell>
          <table:table-cell table:style-name="ce37" table:formula="of:=(([.I106]+[.J106]-[.K106])/[.J106])*100" office:value-type="float" office:value="42.9906542056075" calcext:value-type="float">
            <text:p>42.9906542056</text:p>
          </table:table-cell>
          <table:table-cell table:style-name="ce62" office:value-type="float" office:value="691" calcext:value-type="float">
            <text:p>691</text:p>
          </table:table-cell>
          <table:covered-table-cell table:number-columns-repeated="2" table:style-name="ce28"/>
          <table:covered-table-cell table:style-name="ce39" table:formula="of:=[.I106]/([.I106]+[.J106])*100" office:value-type="float" office:value="87.4951305025321" calcext:value-type="float">
            <text:p>87.50</text:p>
          </table:covered-table-cell>
          <table:table-cell/>
          <table:covered-table-cell table:style-name="ce4"/>
          <table:table-cell table:style-name="ce5" office:value-type="float" office:value="2282" calcext:value-type="float">
            <text:p>2282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2479" calcext:value-type="float">
            <text:p>2479</text:p>
          </table:table-cell>
          <table:table-cell table:style-name="ce80" office:value-type="float" office:value="39.57055" calcext:value-type="float">
            <text:p>39.57</text:p>
          </table:table-cell>
          <table:table-cell table:style-name="ce104" office:value-type="float" office:value="5.031952" calcext:value-type="float">
            <text:p>5.03</text:p>
          </table:table-cell>
          <table:covered-table-cell table:number-columns-repeated="2" table:style-name="ce28"/>
          <table:covered-table-cell table:style-name="ce39" table:formula="of:=[.S106]/([.S106]+[.T106])*100" office:value-type="float" office:value="87.5" calcext:value-type="float">
            <text:p>87.50</text:p>
          </table:covered-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47" calcext:value-type="float">
            <text:p>2447</text:p>
          </table:table-cell>
          <table:table-cell table:style-name="ce37" table:formula="of:=(([.I107]+[.J107]-[.K107])/[.J107])*100" office:value-type="float" office:value="37.3831775700935" calcext:value-type="float">
            <text:p>37.3831775701</text:p>
          </table:table-cell>
          <table:table-cell table:style-name="ce62" office:value-type="float" office:value="774" calcext:value-type="float">
            <text:p>774</text:p>
          </table:table-cell>
          <table:covered-table-cell table:number-columns-repeated="2" table:style-name="ce28"/>
          <table:covered-table-cell table:style-name="ce39" table:formula="of:=[.I107]/([.I107]+[.J107])*100" office:value-type="float" office:value="87.4951305025321" calcext:value-type="float">
            <text:p>87.50</text:p>
          </table:covered-table-cell>
          <table:table-cell/>
          <table:covered-table-cell table:style-name="ce4"/>
          <table:table-cell table:style-name="ce5" office:value-type="float" office:value="2282" calcext:value-type="float">
            <text:p>2282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2498" calcext:value-type="float">
            <text:p>2498</text:p>
          </table:table-cell>
          <table:table-cell table:style-name="ce80" office:value-type="float" office:value="33.74233" calcext:value-type="float">
            <text:p>33.74</text:p>
          </table:table-cell>
          <table:table-cell table:style-name="ce104" office:value-type="float" office:value="5.459701" calcext:value-type="float">
            <text:p>5.46</text:p>
          </table:table-cell>
          <table:covered-table-cell table:number-columns-repeated="2" table:style-name="ce28"/>
          <table:covered-table-cell table:style-name="ce39" table:formula="of:=[.S107]/([.S107]+[.T107])*100" office:value-type="float" office:value="87.5" calcext:value-type="float">
            <text:p>87.50</text:p>
          </table:covered-table-cell>
        </table:table-row>
        <table:table-row table:style-name="ro3">
          <table:table-cell table:number-columns-repeated="7"/>
          <table:covered-table-cell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39" calcext:value-type="float">
            <text:p>2439</text:p>
          </table:table-cell>
          <table:table-cell table:style-name="ce37" table:formula="of:=(([.I108]+[.J108]-[.K108])/[.J108])*100" office:value-type="float" office:value="39.8753894080997" calcext:value-type="float">
            <text:p>39.8753894081</text:p>
          </table:table-cell>
          <table:table-cell table:style-name="ce62" office:value-type="float" office:value="729" calcext:value-type="float">
            <text:p>729</text:p>
          </table:table-cell>
          <table:covered-table-cell table:number-columns-repeated="2" table:style-name="ce28"/>
          <table:covered-table-cell table:style-name="ce39" table:formula="of:=[.I108]/([.I108]+[.J108])*100" office:value-type="float" office:value="87.4951305025321" calcext:value-type="float">
            <text:p>87.50</text:p>
          </table:covered-table-cell>
          <table:table-cell/>
          <table:covered-table-cell/>
          <table:table-cell table:style-name="ce5" office:value-type="float" office:value="2282" calcext:value-type="float">
            <text:p>2282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2498" calcext:value-type="float">
            <text:p>2498</text:p>
          </table:table-cell>
          <table:table-cell table:style-name="ce80" office:value-type="float" office:value="33.74233" calcext:value-type="float">
            <text:p>33.74</text:p>
          </table:table-cell>
          <table:table-cell table:style-name="ce104" office:value-type="float" office:value="5.43652" calcext:value-type="float">
            <text:p>5.44</text:p>
          </table:table-cell>
          <table:covered-table-cell table:number-columns-repeated="2" table:style-name="ce28"/>
          <table:covered-table-cell table:style-name="ce39" table:formula="of:=[.S108]/([.S108]+[.T108])*100" office:value-type="float" office:value="87.5" calcext:value-type="float">
            <text:p>87.50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9" calcext:value-type="float" table:number-columns-spanned="1" table:number-rows-spanned="8">
            <text:p>9</text:p>
          </table:table-cell>
          <table:table-cell table:style-name="ce6" office:value-type="float" office:value="2311" calcext:value-type="float">
            <text:p>2311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452" calcext:value-type="float">
            <text:p>2452</text:p>
          </table:table-cell>
          <table:table-cell table:style-name="ce38" table:formula="of:=(([.I109]+[.J109]-[.K109])/[.J109])*100" office:value-type="float" office:value="44.921875" calcext:value-type="float">
            <text:p>44.921875</text:p>
          </table:table-cell>
          <table:table-cell table:style-name="ce64" office:value-type="float" office:value="597" calcext:value-type="float">
            <text:p>597</text:p>
          </table:table-cell>
          <table:table-cell table:style-name="ce28" table:formula="of:=SUM([.L109:.L116])/[.H109]" office:value-type="float" office:value="34.3903682987462" calcext:value-type="float" table:number-columns-spanned="1" table:number-rows-spanned="8">
            <text:p>34.3903682987</text:p>
          </table:table-cell>
          <table:table-cell table:style-name="ce28" table:formula="of:=MIN([.L109:.L116])" office:value-type="float" office:value="33.852140077821" calcext:value-type="float" table:number-columns-spanned="1" table:number-rows-spanned="8">
            <text:p>33.8521400778</text:p>
          </table:table-cell>
          <table:table-cell table:style-name="ce39" table:formula="of:=[.I109]/([.I109]+[.J109])*100" office:value-type="float" office:value="90.02726918582" calcext:value-type="float" table:number-columns-spanned="1" table:number-rows-spanned="8">
            <text:p>90.03</text:p>
          </table:table-cell>
          <table:table-cell/>
          <table:table-cell table:style-name="ce28" office:value-type="float" office:value="9" calcext:value-type="float" table:number-columns-spanned="1" table:number-rows-spanned="8">
            <text:p>9</text:p>
          </table:table-cell>
          <table:table-cell table:style-name="ce6" office:value-type="float" office:value="2319" calcext:value-type="float">
            <text:p>2319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2498" calcext:value-type="float">
            <text:p>2498</text:p>
          </table:table-cell>
          <table:table-cell table:style-name="ce81" office:value-type="float" office:value="38.06228" calcext:value-type="float">
            <text:p>38.06</text:p>
          </table:table-cell>
          <table:table-cell table:style-name="ce106" office:value-type="float" office:value="4.89275" calcext:value-type="float">
            <text:p>4.89</text:p>
          </table:table-cell>
          <table:table-cell table:style-name="ce28" table:formula="of:=SUM([.V109:.V116])/[.R109]" office:value-type="float" office:value="32.9264611111111" calcext:value-type="float" table:number-columns-spanned="1" table:number-rows-spanned="8">
            <text:p>32.9264611111</text:p>
          </table:table-cell>
          <table:table-cell table:style-name="ce28" table:formula="of:=MIN([.V109:.V116])" office:value-type="float" office:value="31.03448" calcext:value-type="float" table:number-columns-spanned="1" table:number-rows-spanned="8">
            <text:p>31.03448</text:p>
          </table:table-cell>
          <table:table-cell table:style-name="ce39" table:formula="of:=[.S109]/([.S109]+[.T109])*100" office:value-type="float" office:value="88.9187116564417" calcext:value-type="float" table:number-columns-spanned="1" table:number-rows-spanned="8">
            <text:p>88.92</text:p>
          </table:table-cell>
        </table:table-row>
        <table:table-row table:style-name="ro4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66" calcext:value-type="float">
            <text:p>2466</text:p>
          </table:table-cell>
          <table:table-cell table:style-name="ce38" table:formula="of:=(([.I110]+[.J110]-[.K110])/[.J110])*100" office:value-type="float" office:value="39.2996108949416" calcext:value-type="float">
            <text:p>39.2996108949</text:p>
          </table:table-cell>
          <table:table-cell table:style-name="ce64" office:value-type="float" office:value="655" calcext:value-type="float">
            <text:p>655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318" calcext:value-type="float">
            <text:p>2318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493" calcext:value-type="float">
            <text:p>2493</text:p>
          </table:table-cell>
          <table:table-cell table:style-name="ce81" office:value-type="float" office:value="39.65517" calcext:value-type="float">
            <text:p>39.66</text:p>
          </table:table-cell>
          <table:table-cell table:style-name="ce106" office:value-type="float" office:value="4.750993" calcext:value-type="float">
            <text:p>4.75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74" calcext:value-type="float">
            <text:p>2474</text:p>
          </table:table-cell>
          <table:table-cell table:style-name="ce38" table:formula="of:=(([.I111]+[.J111]-[.K111])/[.J111])*100" office:value-type="float" office:value="36.1867704280156" calcext:value-type="float">
            <text:p>36.186770428</text:p>
          </table:table-cell>
          <table:table-cell table:style-name="ce64" office:value-type="float" office:value="636" calcext:value-type="float">
            <text:p>636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318" calcext:value-type="float">
            <text:p>2318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492" calcext:value-type="float">
            <text:p>2492</text:p>
          </table:table-cell>
          <table:table-cell table:style-name="ce81" office:value-type="float" office:value="40" calcext:value-type="float">
            <text:p>40.00</text:p>
          </table:table-cell>
          <table:table-cell table:style-name="ce106" office:value-type="float" office:value="5.214579" calcext:value-type="float">
            <text:p>5.21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63" calcext:value-type="float">
            <text:p>2463</text:p>
          </table:table-cell>
          <table:table-cell table:style-name="ce38" table:formula="of:=(([.I112]+[.J112]-[.K112])/[.J112])*100" office:value-type="float" office:value="40.4669260700389" calcext:value-type="float">
            <text:p>40.46692607</text:p>
          </table:table-cell>
          <table:table-cell table:style-name="ce64" office:value-type="float" office:value="581" calcext:value-type="float">
            <text:p>581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318" calcext:value-type="float">
            <text:p>2318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507" calcext:value-type="float">
            <text:p>2507</text:p>
          </table:table-cell>
          <table:table-cell table:style-name="ce81" office:value-type="float" office:value="34.82759" calcext:value-type="float">
            <text:p>34.83</text:p>
          </table:table-cell>
          <table:table-cell table:style-name="ce106" office:value-type="float" office:value="5.209116" calcext:value-type="float">
            <text:p>5.21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80" calcext:value-type="float">
            <text:p>2480</text:p>
          </table:table-cell>
          <table:table-cell table:style-name="ce38" table:formula="of:=(([.I113]+[.J113]-[.K113])/[.J113])*100" office:value-type="float" office:value="33.852140077821" calcext:value-type="float">
            <text:p>33.8521400778</text:p>
          </table:table-cell>
          <table:table-cell table:style-name="ce64" office:value-type="float" office:value="643" calcext:value-type="float">
            <text:p>643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318" calcext:value-type="float">
            <text:p>2318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503" calcext:value-type="float">
            <text:p>2503</text:p>
          </table:table-cell>
          <table:table-cell table:style-name="ce81" office:value-type="float" office:value="36.2069" calcext:value-type="float">
            <text:p>36.21</text:p>
          </table:table-cell>
          <table:table-cell table:style-name="ce106" office:value-type="float" office:value="5.155343" calcext:value-type="float">
            <text:p>5.16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73" calcext:value-type="float">
            <text:p>2473</text:p>
          </table:table-cell>
          <table:table-cell table:style-name="ce38" table:formula="of:=(([.I114]+[.J114]-[.K114])/[.J114])*100" office:value-type="float" office:value="36.5758754863813" calcext:value-type="float">
            <text:p>36.5758754864</text:p>
          </table:table-cell>
          <table:table-cell table:style-name="ce64" office:value-type="float" office:value="611" calcext:value-type="float">
            <text:p>611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318" calcext:value-type="float">
            <text:p>2318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499" calcext:value-type="float">
            <text:p>2499</text:p>
          </table:table-cell>
          <table:table-cell table:style-name="ce81" office:value-type="float" office:value="37.58621" calcext:value-type="float">
            <text:p>37.59</text:p>
          </table:table-cell>
          <table:table-cell table:style-name="ce106" office:value-type="float" office:value="5.150935" calcext:value-type="float">
            <text:p>5.15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77" calcext:value-type="float">
            <text:p>2477</text:p>
          </table:table-cell>
          <table:table-cell table:style-name="ce38" table:formula="of:=(([.I115]+[.J115]-[.K115])/[.J115])*100" office:value-type="float" office:value="35.0194552529183" calcext:value-type="float">
            <text:p>35.0194552529</text:p>
          </table:table-cell>
          <table:table-cell table:style-name="ce64" office:value-type="float" office:value="636" calcext:value-type="float">
            <text:p>636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318" calcext:value-type="float">
            <text:p>2318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518" calcext:value-type="float">
            <text:p>2518</text:p>
          </table:table-cell>
          <table:table-cell table:style-name="ce81" office:value-type="float" office:value="31.03448" calcext:value-type="float">
            <text:p>31.03</text:p>
          </table:table-cell>
          <table:table-cell table:style-name="ce106" office:value-type="float" office:value="5.516915" calcext:value-type="float">
            <text:p>5.52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56" calcext:value-type="float">
            <text:p>2456</text:p>
          </table:table-cell>
          <table:table-cell table:style-name="ce38" table:formula="of:=(([.I116]+[.J116]-[.K116])/[.J116])*100" office:value-type="float" office:value="43.1906614785992" calcext:value-type="float">
            <text:p>43.1906614786</text:p>
          </table:table-cell>
          <table:table-cell table:style-name="ce64" office:value-type="float" office:value="540" calcext:value-type="float">
            <text:p>540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318" calcext:value-type="float">
            <text:p>2318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495" calcext:value-type="float">
            <text:p>2495</text:p>
          </table:table-cell>
          <table:table-cell table:style-name="ce81" office:value-type="float" office:value="38.96552" calcext:value-type="float">
            <text:p>38.97</text:p>
          </table:table-cell>
          <table:table-cell table:style-name="ce106" office:value-type="float" office:value="4.814709" calcext:value-type="float">
            <text:p>4.81</text:p>
          </table:table-cell>
          <table:covered-table-cell table:number-columns-repeated="3" table:style-name="ce4"/>
        </table:table-row>
        <table:table-row table:style-name="ro1">
          <table:table-cell table:number-columns-repeated="12"/>
          <table:table-cell table:style-name="ce65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7"/>
          <table:table-cell table:style-name="ce26" office:value-type="string" calcext:value-type="string" table:number-columns-spanned="9" table:number-rows-spanned="1">
            <text:p>Overfitting with nucleosoma sapiens</text:p>
          </table:table-cell>
          <table:covered-table-cell table:number-columns-repeated="8"/>
          <table:table-cell/>
          <table:table-cell table:style-name="ce26" office:value-type="string" calcext:value-type="string" table:number-columns-spanned="9" table:number-rows-spanned="1">
            <text:p>Overfitting with linker sapiens</text:p>
          </table:table-cell>
          <table:covered-table-cell table:number-columns-repeated="8"/>
        </table:table-row>
        <table:table-row table:style-name="ro1">
          <table:table-cell table:number-columns-repeated="7"/>
          <table:table-cell table:style-name="ce5" office:value-type="string" calcext:value-type="string">
            <text:p>K-Fold</text:p>
          </table:table-cell>
          <table:table-cell table:style-name="ce5" office:value-type="string" calcext:value-type="string">
            <text:p>Training </text:p>
          </table:table-cell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Fina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Training %</text:p>
          </table:table-cell>
          <table:table-cell/>
          <table:table-cell table:style-name="ce5" office:value-type="string" calcext:value-type="string">
            <text:p>K-Fold</text:p>
          </table:table-cell>
          <table:table-cell table:style-name="ce5" office:value-type="string" calcext:value-type="string">
            <text:p>Training </text:p>
          </table:table-cell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Fina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Training %</text:p>
          </table:table-cell>
        </table:table-row>
        <table:table-row table:style-name="ro1">
          <table:table-cell table:number-columns-repeated="7"/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1137" calcext:value-type="float">
            <text:p>1137</text:p>
          </table:table-cell>
          <table:table-cell table:style-name="ce28" office:value-type="float" office:value="1136" calcext:value-type="float">
            <text:p>1136</text:p>
          </table:table-cell>
          <table:table-cell table:style-name="ce28" office:value-type="float" office:value="1842" calcext:value-type="float">
            <text:p>1842</text:p>
          </table:table-cell>
          <table:table-cell table:style-name="ce39" office:value-type="float" office:value="37.94014" calcext:value-type="float">
            <text:p>37.94</text:p>
          </table:table-cell>
          <table:table-cell table:style-name="ce39" office:value-type="float" office:value="11.42734" calcext:value-type="float">
            <text:p>11.43</text:p>
          </table:table-cell>
          <table:table-cell table:style-name="ce28" table:formula="of:=([.L123]+[.L124])/[.H123]" office:value-type="float" office:value="38.583085" calcext:value-type="float" table:number-columns-spanned="1" table:number-rows-spanned="2">
            <text:p>38.583085</text:p>
          </table:table-cell>
          <table:table-cell table:style-name="ce28" table:formula="of:=MIN([.L123:.L124])" office:value-type="float" office:value="37.94014" calcext:value-type="float" table:number-columns-spanned="1" table:number-rows-spanned="2">
            <text:p>37.94014</text:p>
          </table:table-cell>
          <table:table-cell table:style-name="ce39" table:formula="of:=[.I123]/([.I123]+[.J123])*100" office:value-type="float" office:value="50.0219973603168" calcext:value-type="float" table:number-columns-spanned="1" table:number-rows-spanned="2">
            <text:p>50.02</text:p>
          </table:table-cell>
          <table:table-cell/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number-columns-repeated="2" table:style-name="ce28" office:value-type="float" office:value="1150" calcext:value-type="float">
            <text:p>1150</text:p>
          </table:table-cell>
          <table:table-cell table:style-name="ce28" office:value-type="float" office:value="1888" calcext:value-type="float">
            <text:p>1888</text:p>
          </table:table-cell>
          <table:table-cell table:style-name="ce39" office:value-type="float" office:value="35.82609" calcext:value-type="float">
            <text:p>35.83</text:p>
          </table:table-cell>
          <table:table-cell table:style-name="ce39" office:value-type="float" office:value="10.4795" calcext:value-type="float">
            <text:p>10.48</text:p>
          </table:table-cell>
          <table:table-cell table:style-name="ce28" table:formula="of:=([.V123]+[.V124])/[.R123]" office:value-type="float" office:value="36.04348" calcext:value-type="float" table:number-columns-spanned="1" table:number-rows-spanned="2">
            <text:p>36.04348</text:p>
          </table:table-cell>
          <table:table-cell table:style-name="ce28" table:formula="of:=MIN([.V123:.V124])" office:value-type="float" office:value="35.82609" calcext:value-type="float" table:number-columns-spanned="1" table:number-rows-spanned="2">
            <text:p>35.82609</text:p>
          </table:table-cell>
          <table:table-cell table:style-name="ce39" table:formula="of:=[.S123]/([.S123]+[.T123])*100" office:value-type="float" office:value="50" calcext:value-type="float" table:number-columns-spanned="1" table:number-rows-spanned="2">
            <text:p>50.00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28" office:value-type="float" office:value="1136" calcext:value-type="float">
            <text:p>1136</text:p>
          </table:table-cell>
          <table:table-cell table:style-name="ce28" office:value-type="float" office:value="1137" calcext:value-type="float">
            <text:p>1137</text:p>
          </table:table-cell>
          <table:table-cell table:style-name="ce28" office:value-type="float" office:value="1827" calcext:value-type="float">
            <text:p>1827</text:p>
          </table:table-cell>
          <table:table-cell table:style-name="ce39" office:value-type="float" office:value="39.22603" calcext:value-type="float">
            <text:p>39.23</text:p>
          </table:table-cell>
          <table:table-cell table:style-name="ce66" office:value-type="float" office:value="11.0242" calcext:value-type="float">
            <text:p>11.02</text:p>
          </table:table-cell>
          <table:covered-table-cell table:number-columns-repeated="2" table:style-name="ce28"/>
          <table:covered-table-cell table:style-name="ce39" table:formula="of:=[.I124]/([.I124]+[.J124])*100" office:value-type="float" office:value="49.9780026396832" calcext:value-type="float">
            <text:p>49.98</text:p>
          </table:covered-table-cell>
          <table:table-cell/>
          <table:covered-table-cell table:style-name="ce4"/>
          <table:table-cell table:number-columns-repeated="2" table:style-name="ce28" office:value-type="float" office:value="1150" calcext:value-type="float">
            <text:p>1150</text:p>
          </table:table-cell>
          <table:table-cell table:style-name="ce28" office:value-type="float" office:value="1883" calcext:value-type="float">
            <text:p>1883</text:p>
          </table:table-cell>
          <table:table-cell table:style-name="ce39" office:value-type="float" office:value="36.26087" calcext:value-type="float">
            <text:p>36.26</text:p>
          </table:table-cell>
          <table:table-cell table:style-name="ce107" office:value-type="float" office:value="10.44125" calcext:value-type="float">
            <text:p>10.44</text:p>
          </table:table-cell>
          <table:covered-table-cell table:number-columns-repeated="2" table:style-name="ce28"/>
          <table:covered-table-cell table:style-name="ce39" table:formula="of:=[.S124]/([.S124]+[.T124])*100" office:value-type="float" office:value="50" calcext:value-type="float">
            <text:p>50.00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1983" calcext:value-type="float">
            <text:p>1983</text:p>
          </table:table-cell>
          <table:table-cell table:style-name="ce39" office:value-type="float" office:value="38.30911" calcext:value-type="float">
            <text:p>38.31</text:p>
          </table:table-cell>
          <table:table-cell table:style-name="ce67" office:value-type="float" office:value="9.174291" calcext:value-type="float">
            <text:p>9.17</text:p>
          </table:table-cell>
          <table:table-cell table:style-name="ce28" table:formula="of:=([.L125]+[.L126]+[.L127])/[.H125]" office:value-type="float" office:value="38.1434933333333" calcext:value-type="float" table:number-columns-spanned="1" table:number-rows-spanned="3">
            <text:p>38.1434933333</text:p>
          </table:table-cell>
          <table:table-cell table:style-name="ce28" table:formula="of:=MIN([.L125:.L127])" office:value-type="float" office:value="36.80739" calcext:value-type="float" table:number-columns-spanned="1" table:number-rows-spanned="3">
            <text:p>36.80739</text:p>
          </table:table-cell>
          <table:table-cell table:style-name="ce39" table:formula="of:=[.I125]/([.I125]+[.J125])*100" office:value-type="float" office:value="66.6959964804224" calcext:value-type="float" table:number-columns-spanned="1" table:number-rows-spanned="3">
            <text:p>66.70</text:p>
          </table:table-cell>
          <table:table-cell/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1534" calcext:value-type="float">
            <text:p>1534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2029" calcext:value-type="float">
            <text:p>2029</text:p>
          </table:table-cell>
          <table:table-cell table:style-name="ce39" office:value-type="float" office:value="35.37859" calcext:value-type="float">
            <text:p>35.38</text:p>
          </table:table-cell>
          <table:table-cell table:style-name="ce108" office:value-type="float" office:value="8.944177" calcext:value-type="float">
            <text:p>8.94</text:p>
          </table:table-cell>
          <table:table-cell table:style-name="ce28" table:formula="of:=([.V125]+[.V126]+[.V127])/[.R125]" office:value-type="float" office:value="35.3912966666667" calcext:value-type="float" table:number-columns-spanned="1" table:number-rows-spanned="3">
            <text:p>35.3912966667</text:p>
          </table:table-cell>
          <table:table-cell table:style-name="ce28" table:formula="of:=MIN([.V125:.V127])" office:value-type="float" office:value="35.33246" calcext:value-type="float" table:number-columns-spanned="1" table:number-rows-spanned="3">
            <text:p>35.33246</text:p>
          </table:table-cell>
          <table:table-cell table:style-name="ce39" table:formula="of:=[.S125]/([.S125]+[.T125])*100" office:value-type="float" office:value="66.695652173913" calcext:value-type="float" table:number-columns-spanned="1" table:number-rows-spanned="3">
            <text:p>66.70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28" office:value-type="float" office:value="1515" calcext:value-type="float">
            <text:p>1515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1975" calcext:value-type="float">
            <text:p>1975</text:p>
          </table:table-cell>
          <table:table-cell table:style-name="ce39" office:value-type="float" office:value="39.31398" calcext:value-type="float">
            <text:p>39.31</text:p>
          </table:table-cell>
          <table:table-cell table:style-name="ce67" office:value-type="float" office:value="9.000476" calcext:value-type="float">
            <text:p>9.00</text:p>
          </table:table-cell>
          <table:covered-table-cell table:number-columns-repeated="2" table:style-name="ce28"/>
          <table:covered-table-cell table:style-name="ce39" table:formula="of:=[.I126]/([.I126]+[.J126])*100" office:value-type="float" office:value="66.6520017597888" calcext:value-type="float">
            <text:p>66.65</text:p>
          </table:covered-table-cell>
          <table:table-cell/>
          <table:covered-table-cell table:style-name="ce4"/>
          <table:table-cell table:style-name="ce28" office:value-type="float" office:value="1533" calcext:value-type="float">
            <text:p>1533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2029" calcext:value-type="float">
            <text:p>2029</text:p>
          </table:table-cell>
          <table:table-cell table:style-name="ce39" office:value-type="float" office:value="35.33246" calcext:value-type="float">
            <text:p>35.33</text:p>
          </table:table-cell>
          <table:table-cell table:style-name="ce108" office:value-type="float" office:value="9.002956" calcext:value-type="float">
            <text:p>9.00</text:p>
          </table:table-cell>
          <table:covered-table-cell table:number-columns-repeated="2" table:style-name="ce28"/>
          <table:covered-table-cell table:style-name="ce39" table:formula="of:=[.S126]/([.S126]+[.T126])*100" office:value-type="float" office:value="66.6521739130435" calcext:value-type="float">
            <text:p>66.65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28" office:value-type="float" office:value="1515" calcext:value-type="float">
            <text:p>1515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1994" calcext:value-type="float">
            <text:p>1994</text:p>
          </table:table-cell>
          <table:table-cell table:style-name="ce40" office:value-type="float" office:value="36.80739" calcext:value-type="float">
            <text:p>36.81</text:p>
          </table:table-cell>
          <table:table-cell table:style-name="ce68" office:value-type="float" office:value="9.698195" calcext:value-type="float">
            <text:p>9.70</text:p>
          </table:table-cell>
          <table:covered-table-cell table:number-columns-repeated="2" table:style-name="ce28"/>
          <table:covered-table-cell table:style-name="ce39" table:formula="of:=[.I127]/([.I127]+[.J127])*100" office:value-type="float" office:value="66.6520017597888" calcext:value-type="float">
            <text:p>66.65</text:p>
          </table:covered-table-cell>
          <table:table-cell/>
          <table:covered-table-cell table:style-name="ce4"/>
          <table:table-cell table:style-name="ce28" office:value-type="float" office:value="1533" calcext:value-type="float">
            <text:p>1533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2028" calcext:value-type="float">
            <text:p>2028</text:p>
          </table:table-cell>
          <table:table-cell table:style-name="ce82" office:value-type="float" office:value="35.46284" calcext:value-type="float">
            <text:p>35.46</text:p>
          </table:table-cell>
          <table:table-cell table:style-name="ce109" office:value-type="float" office:value="9.112186" calcext:value-type="float">
            <text:p>9.11</text:p>
          </table:table-cell>
          <table:covered-table-cell table:number-columns-repeated="2" table:style-name="ce28"/>
          <table:covered-table-cell table:style-name="ce39" table:formula="of:=[.S127]/([.S127]+[.T127])*100" office:value-type="float" office:value="66.6521739130435" calcext:value-type="float">
            <text:p>66.65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4" calcext:value-type="float" table:number-columns-spanned="1" table:number-rows-spanned="4">
            <text:p>4</text:p>
          </table:table-cell>
          <table:table-cell table:style-name="ce28" office:value-type="float" office:value="1705" calcext:value-type="float">
            <text:p>1705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2051" calcext:value-type="float">
            <text:p>2051</text:p>
          </table:table-cell>
          <table:table-cell table:style-name="ce41" office:value-type="float" office:value="39.08451" calcext:value-type="float">
            <text:p>39.08</text:p>
          </table:table-cell>
          <table:table-cell table:style-name="ce67" office:value-type="float" office:value="7.477989" calcext:value-type="float">
            <text:p>7.48</text:p>
          </table:table-cell>
          <table:table-cell table:style-name="ce28" table:formula="of:=([.L128]+[.L129]+[.L130]+[.L131])/[.H128]" office:value-type="float" office:value="37.7039825" calcext:value-type="float" table:number-columns-spanned="1" table:number-rows-spanned="4">
            <text:p>37.7039825</text:p>
          </table:table-cell>
          <table:table-cell table:style-name="ce28" table:formula="of:=MIN([.L128:.L131])" office:value-type="float" office:value="36.55536" calcext:value-type="float" table:number-columns-spanned="1" table:number-rows-spanned="4">
            <text:p>36.55536</text:p>
          </table:table-cell>
          <table:table-cell table:style-name="ce39" table:formula="of:=[.I128]/([.I128]+[.J128])*100" office:value-type="float" office:value="75.0109986801584" calcext:value-type="float" table:number-columns-spanned="1" table:number-rows-spanned="4">
            <text:p>75.01</text:p>
          </table:table-cell>
          <table:table-cell/>
          <table:table-cell table:style-name="ce28" office:value-type="float" office:value="4" calcext:value-type="float" table:number-columns-spanned="1" table:number-rows-spanned="4">
            <text:p>4</text:p>
          </table:table-cell>
          <table:table-cell table:style-name="ce28" office:value-type="float" office:value="1725" calcext:value-type="float">
            <text:p>1725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2106" calcext:value-type="float">
            <text:p>2106</text:p>
          </table:table-cell>
          <table:table-cell table:style-name="ce83" office:value-type="float" office:value="33.73913" calcext:value-type="float">
            <text:p>33.74</text:p>
          </table:table-cell>
          <table:table-cell table:style-name="ce108" office:value-type="float" office:value="7.494618" calcext:value-type="float">
            <text:p>7.49</text:p>
          </table:table-cell>
          <table:table-cell table:style-name="ce28" table:formula="of:=([.V128]+[.V129]+[.V130]+[.V131])/[.R128]" office:value-type="float" office:value="33.5652175" calcext:value-type="float" table:number-columns-spanned="1" table:number-rows-spanned="4">
            <text:p>33.5652175</text:p>
          </table:table-cell>
          <table:table-cell table:style-name="ce28" table:formula="of:=MIN([.V128:.V131])" office:value-type="float" office:value="32.34783" calcext:value-type="float" table:number-columns-spanned="1" table:number-rows-spanned="4">
            <text:p>32.34783</text:p>
          </table:table-cell>
          <table:table-cell table:style-name="ce39" table:formula="of:=[.S128]/([.S128]+[.T128])*100" office:value-type="float" office:value="75" calcext:value-type="float" table:number-columns-spanned="1" table:number-rows-spanned="4">
            <text:p>75.00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28" office:value-type="float" office:value="1704" calcext:value-type="float">
            <text:p>1704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2065" calcext:value-type="float">
            <text:p>2065</text:p>
          </table:table-cell>
          <table:table-cell table:style-name="ce42" office:value-type="float" office:value="36.55536" calcext:value-type="float">
            <text:p>36.56</text:p>
          </table:table-cell>
          <table:table-cell table:style-name="ce67" office:value-type="float" office:value="7.742335" calcext:value-type="float">
            <text:p>7.74</text:p>
          </table:table-cell>
          <table:covered-table-cell table:number-columns-repeated="2" table:style-name="ce28"/>
          <table:covered-table-cell table:style-name="ce39" table:formula="of:=[.I129]/([.I129]+[.J129])*100" office:value-type="float" office:value="74.9670039595249" calcext:value-type="float">
            <text:p>74.97</text:p>
          </table:covered-table-cell>
          <table:table-cell/>
          <table:covered-table-cell table:style-name="ce4"/>
          <table:table-cell table:style-name="ce28" office:value-type="float" office:value="1725" calcext:value-type="float">
            <text:p>1725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2114" calcext:value-type="float">
            <text:p>2114</text:p>
          </table:table-cell>
          <table:table-cell table:style-name="ce84" office:value-type="float" office:value="32.34783" calcext:value-type="float">
            <text:p>32.35</text:p>
          </table:table-cell>
          <table:table-cell table:style-name="ce108" office:value-type="float" office:value="7.451915" calcext:value-type="float">
            <text:p>7.45</text:p>
          </table:table-cell>
          <table:covered-table-cell table:number-columns-repeated="2" table:style-name="ce28"/>
          <table:covered-table-cell table:style-name="ce39" table:formula="of:=[.S129]/([.S129]+[.T129])*100" office:value-type="float" office:value="75" calcext:value-type="float">
            <text:p>75.0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28" office:value-type="float" office:value="1705" calcext:value-type="float">
            <text:p>1705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2065" calcext:value-type="float">
            <text:p>2065</text:p>
          </table:table-cell>
          <table:table-cell table:style-name="ce42" office:value-type="float" office:value="36.61972" calcext:value-type="float">
            <text:p>36.62</text:p>
          </table:table-cell>
          <table:table-cell table:style-name="ce67" office:value-type="float" office:value="7.784581" calcext:value-type="float">
            <text:p>7.78</text:p>
          </table:table-cell>
          <table:covered-table-cell table:number-columns-repeated="2" table:style-name="ce28"/>
          <table:covered-table-cell table:style-name="ce39" table:formula="of:=[.I130]/([.I130]+[.J130])*100" office:value-type="float" office:value="75.0109986801584" calcext:value-type="float">
            <text:p>75.01</text:p>
          </table:covered-table-cell>
          <table:table-cell/>
          <table:covered-table-cell table:style-name="ce4"/>
          <table:table-cell table:style-name="ce28" office:value-type="float" office:value="1725" calcext:value-type="float">
            <text:p>1725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2108" calcext:value-type="float">
            <text:p>2108</text:p>
          </table:table-cell>
          <table:table-cell table:style-name="ce84" office:value-type="float" office:value="33.3913" calcext:value-type="float">
            <text:p>33.39</text:p>
          </table:table-cell>
          <table:table-cell table:style-name="ce108" office:value-type="float" office:value="7.368116" calcext:value-type="float">
            <text:p>7.37</text:p>
          </table:table-cell>
          <table:covered-table-cell table:number-columns-repeated="2" table:style-name="ce28"/>
          <table:covered-table-cell table:style-name="ce39" table:formula="of:=[.S130]/([.S130]+[.T130])*100" office:value-type="float" office:value="75" calcext:value-type="float">
            <text:p>75.0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28" office:value-type="float" office:value="1705" calcext:value-type="float">
            <text:p>1705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2054" calcext:value-type="float">
            <text:p>2054</text:p>
          </table:table-cell>
          <table:table-cell table:style-name="ce42" office:value-type="float" office:value="38.55634" calcext:value-type="float">
            <text:p>38.56</text:p>
          </table:table-cell>
          <table:table-cell table:style-name="ce67" office:value-type="float" office:value="7.586901" calcext:value-type="float">
            <text:p>7.59</text:p>
          </table:table-cell>
          <table:covered-table-cell table:number-columns-repeated="2" table:style-name="ce28"/>
          <table:covered-table-cell table:style-name="ce39" table:formula="of:=[.I131]/([.I131]+[.J131])*100" office:value-type="float" office:value="75.0109986801584" calcext:value-type="float">
            <text:p>75.01</text:p>
          </table:covered-table-cell>
          <table:table-cell/>
          <table:covered-table-cell table:style-name="ce4"/>
          <table:table-cell table:style-name="ce28" office:value-type="float" office:value="1725" calcext:value-type="float">
            <text:p>1725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2100" calcext:value-type="float">
            <text:p>2100</text:p>
          </table:table-cell>
          <table:table-cell table:style-name="ce84" office:value-type="float" office:value="34.78261" calcext:value-type="float">
            <text:p>34.78</text:p>
          </table:table-cell>
          <table:table-cell table:style-name="ce108" office:value-type="float" office:value="7.216843" calcext:value-type="float">
            <text:p>7.22</text:p>
          </table:table-cell>
          <table:covered-table-cell table:number-columns-repeated="2" table:style-name="ce28"/>
          <table:covered-table-cell table:style-name="ce39" table:formula="of:=[.S131]/([.S131]+[.T131])*100" office:value-type="float" office:value="75" calcext:value-type="float">
            <text:p>75.00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5" calcext:value-type="float" table:number-columns-spanned="1" table:number-rows-spanned="5">
            <text:p>5</text:p>
          </table:table-cell>
          <table:table-cell table:style-name="ce28" office:value-type="float" office:value="1819" calcext:value-type="float">
            <text:p>1819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2098" calcext:value-type="float">
            <text:p>2098</text:p>
          </table:table-cell>
          <table:table-cell table:style-name="ce43" office:value-type="float" office:value="38.54626" calcext:value-type="float">
            <text:p>38.55</text:p>
          </table:table-cell>
          <table:table-cell table:style-name="ce67" office:value-type="float" office:value="6.37707" calcext:value-type="float">
            <text:p>6.38</text:p>
          </table:table-cell>
          <table:table-cell table:style-name="ce28" table:formula="of:=SUM([.L132:.L136])/[.H132]" office:value-type="float" office:value="36.957256" calcext:value-type="float" table:number-columns-spanned="1" table:number-rows-spanned="5">
            <text:p>36.957256</text:p>
          </table:table-cell>
          <table:table-cell table:style-name="ce28" table:formula="of:=MIN([.L132:.L137])" office:value-type="float" office:value="30.98901" calcext:value-type="float" table:number-columns-spanned="1" table:number-rows-spanned="5">
            <text:p>30.98901</text:p>
          </table:table-cell>
          <table:table-cell table:style-name="ce39" table:formula="of:=[.I132]/([.I132]+[.J132])*100" office:value-type="float" office:value="80.0263968323801" calcext:value-type="float" table:number-columns-spanned="1" table:number-rows-spanned="5">
            <text:p>80.03</text:p>
          </table:table-cell>
          <table:table-cell/>
          <table:table-cell table:style-name="ce28" office:value-type="float" office:value="5" calcext:value-type="float" table:number-columns-spanned="1" table:number-rows-spanned="5">
            <text:p>5</text:p>
          </table:table-cell>
          <table:table-cell table:style-name="ce28" office:value-type="float" office:value="1840" calcext:value-type="float">
            <text:p>1840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2131" calcext:value-type="float">
            <text:p>2131</text:p>
          </table:table-cell>
          <table:table-cell table:style-name="ce85" office:value-type="float" office:value="36.73913" calcext:value-type="float">
            <text:p>36.74</text:p>
          </table:table-cell>
          <table:table-cell table:style-name="ce108" office:value-type="float" office:value="5.782904" calcext:value-type="float">
            <text:p>5.78</text:p>
          </table:table-cell>
          <table:table-cell table:style-name="ce28" table:formula="of:=SUM([.V132:.V136])/[.R132]" office:value-type="float" office:value="34.26087" calcext:value-type="float" table:number-columns-spanned="1" table:number-rows-spanned="5">
            <text:p>34.26087</text:p>
          </table:table-cell>
          <table:table-cell table:style-name="ce28" table:formula="of:=MIN([.V132:.V137])" office:value-type="float" office:value="31.0705" calcext:value-type="float" table:number-columns-spanned="1" table:number-rows-spanned="5">
            <text:p>31.0705</text:p>
          </table:table-cell>
          <table:table-cell table:style-name="ce39" table:formula="of:=[.S132]/([.S132]+[.T132])*100" office:value-type="float" office:value="80" calcext:value-type="float" table:number-columns-spanned="1" table:number-rows-spanned="5">
            <text:p>80.00</text:p>
          </table:table-cell>
        </table:table-row>
        <table:table-row table:style-name="ro4">
          <table:table-cell table:number-columns-repeated="7"/>
          <table:covered-table-cell table:style-name="ce29"/>
          <table:table-cell table:style-name="ce28" office:value-type="float" office:value="1818" calcext:value-type="float">
            <text:p>1818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2132" calcext:value-type="float">
            <text:p>2132</text:p>
          </table:table-cell>
          <table:table-cell table:style-name="ce43" office:value-type="float" office:value="30.98901" calcext:value-type="float">
            <text:p>30.99</text:p>
          </table:table-cell>
          <table:table-cell table:style-name="ce67" office:value-type="float" office:value="6.92188" calcext:value-type="float">
            <text:p>6.92</text:p>
          </table:table-cell>
          <table:covered-table-cell table:number-columns-repeated="2" table:style-name="ce28"/>
          <table:covered-table-cell table:style-name="ce39" table:formula="of:=[.I133]/([.I133]+[.J133])*100" office:value-type="float" office:value="79.9824021117466" calcext:value-type="float">
            <text:p>79.98</text:p>
          </table:covered-table-cell>
          <table:table-cell/>
          <table:covered-table-cell table:style-name="ce29"/>
          <table:table-cell table:style-name="ce28" office:value-type="float" office:value="1840" calcext:value-type="float">
            <text:p>1840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2142" calcext:value-type="float">
            <text:p>2142</text:p>
          </table:table-cell>
          <table:table-cell table:style-name="ce85" office:value-type="float" office:value="34.34783" calcext:value-type="float">
            <text:p>34.35</text:p>
          </table:table-cell>
          <table:table-cell table:style-name="ce108" office:value-type="float" office:value="5.994476" calcext:value-type="float">
            <text:p>5.99</text:p>
          </table:table-cell>
          <table:covered-table-cell table:number-columns-repeated="2" table:style-name="ce28"/>
          <table:covered-table-cell table:style-name="ce39" table:formula="of:=[.S133]/([.S133]+[.T133])*100" office:value-type="float" office:value="80" calcext:value-type="float">
            <text:p>80.00</text:p>
          </table:covered-table-cell>
        </table:table-row>
        <table:table-row table:style-name="ro4">
          <table:table-cell table:number-columns-repeated="7"/>
          <table:covered-table-cell table:style-name="ce29"/>
          <table:table-cell table:style-name="ce28" office:value-type="float" office:value="1818" calcext:value-type="float">
            <text:p>1818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2107" calcext:value-type="float">
            <text:p>2107</text:p>
          </table:table-cell>
          <table:table-cell table:style-name="ce43" office:value-type="float" office:value="36.48352" calcext:value-type="float">
            <text:p>36.48</text:p>
          </table:table-cell>
          <table:table-cell table:style-name="ce67" office:value-type="float" office:value="6.697542" calcext:value-type="float">
            <text:p>6.70</text:p>
          </table:table-cell>
          <table:covered-table-cell table:number-columns-repeated="2" table:style-name="ce28"/>
          <table:covered-table-cell table:style-name="ce39" table:formula="of:=[.I134]/([.I134]+[.J134])*100" office:value-type="float" office:value="79.9824021117466" calcext:value-type="float">
            <text:p>79.98</text:p>
          </table:covered-table-cell>
          <table:table-cell/>
          <table:covered-table-cell table:style-name="ce29"/>
          <table:table-cell table:style-name="ce28" office:value-type="float" office:value="1840" calcext:value-type="float">
            <text:p>1840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2152" calcext:value-type="float">
            <text:p>2152</text:p>
          </table:table-cell>
          <table:table-cell table:style-name="ce85" office:value-type="float" office:value="32.17391" calcext:value-type="float">
            <text:p>32.17</text:p>
          </table:table-cell>
          <table:table-cell table:style-name="ce108" office:value-type="float" office:value="6.179274" calcext:value-type="float">
            <text:p>6.18</text:p>
          </table:table-cell>
          <table:covered-table-cell table:number-columns-repeated="2" table:style-name="ce28"/>
          <table:covered-table-cell table:style-name="ce39" table:formula="of:=[.S134]/([.S134]+[.T134])*100" office:value-type="float" office:value="80" calcext:value-type="float">
            <text:p>80.00</text:p>
          </table:covered-table-cell>
        </table:table-row>
        <table:table-row table:style-name="ro4">
          <table:table-cell table:number-columns-repeated="7"/>
          <table:covered-table-cell table:style-name="ce29"/>
          <table:table-cell table:style-name="ce28" office:value-type="float" office:value="1818" calcext:value-type="float">
            <text:p>1818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2093" calcext:value-type="float">
            <text:p>2093</text:p>
          </table:table-cell>
          <table:table-cell table:style-name="ce43" office:value-type="float" office:value="39.56044" calcext:value-type="float">
            <text:p>39.56</text:p>
          </table:table-cell>
          <table:table-cell table:style-name="ce67" office:value-type="float" office:value="6.344614" calcext:value-type="float">
            <text:p>6.34</text:p>
          </table:table-cell>
          <table:covered-table-cell table:number-columns-repeated="2" table:style-name="ce28"/>
          <table:covered-table-cell table:style-name="ce39" table:formula="of:=[.I135]/([.I135]+[.J135])*100" office:value-type="float" office:value="79.9824021117466" calcext:value-type="float">
            <text:p>79.98</text:p>
          </table:covered-table-cell>
          <table:table-cell/>
          <table:covered-table-cell table:style-name="ce29"/>
          <table:table-cell table:style-name="ce28" office:value-type="float" office:value="1840" calcext:value-type="float">
            <text:p>1840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2147" calcext:value-type="float">
            <text:p>2147</text:p>
          </table:table-cell>
          <table:table-cell table:style-name="ce85" office:value-type="float" office:value="33.26087" calcext:value-type="float">
            <text:p>33.26</text:p>
          </table:table-cell>
          <table:table-cell table:style-name="ce108" office:value-type="float" office:value="6.071674" calcext:value-type="float">
            <text:p>6.07</text:p>
          </table:table-cell>
          <table:covered-table-cell table:number-columns-repeated="2" table:style-name="ce28"/>
          <table:covered-table-cell table:style-name="ce39" table:formula="of:=[.S135]/([.S135]+[.T135])*100" office:value-type="float" office:value="80" calcext:value-type="float">
            <text:p>80.00</text:p>
          </table:covered-table-cell>
        </table:table-row>
        <table:table-row table:style-name="ro4">
          <table:table-cell table:number-columns-repeated="7"/>
          <table:covered-table-cell table:style-name="ce29"/>
          <table:table-cell table:style-name="ce28" office:value-type="float" office:value="1819" calcext:value-type="float">
            <text:p>1819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2095" calcext:value-type="float">
            <text:p>2095</text:p>
          </table:table-cell>
          <table:table-cell table:style-name="ce44" office:value-type="float" office:value="39.20705" calcext:value-type="float">
            <text:p>39.21</text:p>
          </table:table-cell>
          <table:table-cell table:style-name="ce67" office:value-type="float" office:value="6.371534" calcext:value-type="float">
            <text:p>6.37</text:p>
          </table:table-cell>
          <table:covered-table-cell table:number-columns-repeated="2" table:style-name="ce28"/>
          <table:covered-table-cell table:style-name="ce39" table:formula="of:=[.I136]/([.I136]+[.J136])*100" office:value-type="float" office:value="80.0263968323801" calcext:value-type="float">
            <text:p>80.03</text:p>
          </table:covered-table-cell>
          <table:table-cell/>
          <table:covered-table-cell table:style-name="ce29"/>
          <table:table-cell table:style-name="ce28" office:value-type="float" office:value="1840" calcext:value-type="float">
            <text:p>1840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2140" calcext:value-type="float">
            <text:p>2140</text:p>
          </table:table-cell>
          <table:table-cell table:style-name="ce86" office:value-type="float" office:value="34.78261" calcext:value-type="float">
            <text:p>34.78</text:p>
          </table:table-cell>
          <table:table-cell table:style-name="ce108" office:value-type="float" office:value="5.976411" calcext:value-type="float">
            <text:p>5.98</text:p>
          </table:table-cell>
          <table:covered-table-cell table:number-columns-repeated="2" table:style-name="ce28"/>
          <table:covered-table-cell table:style-name="ce39" table:formula="of:=[.S136]/([.S136]+[.T136])*100" office:value-type="float" office:value="80" calcext:value-type="float">
            <text:p>80.00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6" calcext:value-type="float" table:number-columns-spanned="1" table:number-rows-spanned="6">
            <text:p>6</text:p>
          </table:table-cell>
          <table:table-cell table:style-name="ce5" office:value-type="float" office:value="1895" calcext:value-type="float">
            <text:p>1895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2147" calcext:value-type="float">
            <text:p>2147</text:p>
          </table:table-cell>
          <table:table-cell table:style-name="ce45" office:value-type="float" office:value="33.33333" calcext:value-type="float">
            <text:p>33.33</text:p>
          </table:table-cell>
          <table:table-cell table:style-name="ce69" office:value-type="float" office:value="5.7837" calcext:value-type="float">
            <text:p>5.78</text:p>
          </table:table-cell>
          <table:table-cell table:style-name="ce28" table:formula="of:=SUM([.L137:.L142])/[.H137]" office:value-type="float" office:value="36.5581933333333" calcext:value-type="float" table:number-columns-spanned="1" table:number-rows-spanned="6">
            <text:p>36.5581933333</text:p>
          </table:table-cell>
          <table:table-cell table:style-name="ce28" table:formula="of:=MIN([.L137:.L142])" office:value-type="float" office:value="33.33333" calcext:value-type="float" table:number-columns-spanned="1" table:number-rows-spanned="6">
            <text:p>33.33333</text:p>
          </table:table-cell>
          <table:table-cell table:style-name="ce39" table:formula="of:=[.I137]/([.I137]+[.J137])*100" office:value-type="float" office:value="83.3699956005279" calcext:value-type="float" table:number-columns-spanned="1" table:number-rows-spanned="6">
            <text:p>83.37</text:p>
          </table:table-cell>
          <table:table-cell/>
          <table:table-cell table:style-name="ce28" office:value-type="float" office:value="6" calcext:value-type="float" table:number-columns-spanned="1" table:number-rows-spanned="6">
            <text:p>6</text:p>
          </table:table-cell>
          <table:table-cell table:style-name="ce5" office:value-type="float" office:value="1917" calcext:value-type="float">
            <text:p>1917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2181" calcext:value-type="float">
            <text:p>2181</text:p>
          </table:table-cell>
          <table:table-cell table:style-name="ce87" office:value-type="float" office:value="31.0705" calcext:value-type="float">
            <text:p>31.07</text:p>
          </table:table-cell>
          <table:table-cell table:style-name="ce110" office:value-type="float" office:value="5.435165" calcext:value-type="float">
            <text:p>5.44</text:p>
          </table:table-cell>
          <table:table-cell table:style-name="ce28" table:formula="of:=SUM([.V137:.V142])/[.R137]" office:value-type="float" office:value="34.1268233333333" calcext:value-type="float" table:number-columns-spanned="1" table:number-rows-spanned="6">
            <text:p>34.1268233333</text:p>
          </table:table-cell>
          <table:table-cell table:style-name="ce28" table:formula="of:=MIN([.V137:.V142])" office:value-type="float" office:value="30.8094" calcext:value-type="float" table:number-columns-spanned="1" table:number-rows-spanned="6">
            <text:p>30.8094</text:p>
          </table:table-cell>
          <table:table-cell table:style-name="ce39" table:formula="of:=[.S137]/([.S137]+[.T137])*100" office:value-type="float" office:value="83.3478260869565" calcext:value-type="float" table:number-columns-spanned="1" table:number-rows-spanned="6">
            <text:p>83.35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2117" calcext:value-type="float">
            <text:p>2117</text:p>
          </table:table-cell>
          <table:table-cell table:style-name="ce45" office:value-type="float" office:value="41.16095" calcext:value-type="float">
            <text:p>41.16</text:p>
          </table:table-cell>
          <table:table-cell table:style-name="ce69" office:value-type="float" office:value="5.308599" calcext:value-type="float">
            <text:p>5.31</text:p>
          </table:table-cell>
          <table:covered-table-cell table:number-columns-repeated="2" table:style-name="ce28"/>
          <table:covered-table-cell table:style-name="ce39" table:formula="of:=[.I138]/([.I138]+[.J138])*100" office:value-type="float" office:value="83.3260008798944" calcext:value-type="float">
            <text:p>83.33</text:p>
          </table:covered-table-cell>
          <table:table-cell/>
          <table:covered-table-cell table:style-name="ce4"/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2151" calcext:value-type="float">
            <text:p>2151</text:p>
          </table:table-cell>
          <table:table-cell table:style-name="ce87" office:value-type="float" office:value="38.80208" calcext:value-type="float">
            <text:p>38.80</text:p>
          </table:table-cell>
          <table:table-cell table:style-name="ce110" office:value-type="float" office:value="5.115629" calcext:value-type="float">
            <text:p>5.12</text:p>
          </table:table-cell>
          <table:covered-table-cell table:number-columns-repeated="2" table:style-name="ce28"/>
          <table:covered-table-cell table:style-name="ce39" table:formula="of:=[.S138]/([.S138]+[.T138])*100" office:value-type="float" office:value="83.3043478260869" calcext:value-type="float">
            <text:p>83.3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2122" calcext:value-type="float">
            <text:p>2122</text:p>
          </table:table-cell>
          <table:table-cell table:style-name="ce45" office:value-type="float" office:value="39.84169" calcext:value-type="float">
            <text:p>39.84</text:p>
          </table:table-cell>
          <table:table-cell table:style-name="ce69" office:value-type="float" office:value="5.404941" calcext:value-type="float">
            <text:p>5.40</text:p>
          </table:table-cell>
          <table:covered-table-cell table:number-columns-repeated="2" table:style-name="ce28"/>
          <table:covered-table-cell table:style-name="ce39" table:formula="of:=[.I139]/([.I139]+[.J139])*100" office:value-type="float" office:value="83.3260008798944" calcext:value-type="float">
            <text:p>83.33</text:p>
          </table:covered-table-cell>
          <table:table-cell/>
          <table:covered-table-cell table:style-name="ce4"/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2155" calcext:value-type="float">
            <text:p>2155</text:p>
          </table:table-cell>
          <table:table-cell table:style-name="ce87" office:value-type="float" office:value="37.76042" calcext:value-type="float">
            <text:p>37.76</text:p>
          </table:table-cell>
          <table:table-cell table:style-name="ce110" office:value-type="float" office:value="5.030569" calcext:value-type="float">
            <text:p>5.03</text:p>
          </table:table-cell>
          <table:covered-table-cell table:number-columns-repeated="2" table:style-name="ce28"/>
          <table:covered-table-cell table:style-name="ce39" table:formula="of:=[.S139]/([.S139]+[.T139])*100" office:value-type="float" office:value="83.3043478260869" calcext:value-type="float">
            <text:p>83.3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2136" calcext:value-type="float">
            <text:p>2136</text:p>
          </table:table-cell>
          <table:table-cell table:style-name="ce45" office:value-type="float" office:value="36.14776" calcext:value-type="float">
            <text:p>36.15</text:p>
          </table:table-cell>
          <table:table-cell table:style-name="ce69" office:value-type="float" office:value="5.587204" calcext:value-type="float">
            <text:p>5.59</text:p>
          </table:table-cell>
          <table:covered-table-cell table:number-columns-repeated="2" table:style-name="ce28"/>
          <table:covered-table-cell table:style-name="ce39" table:formula="of:=[.I140]/([.I140]+[.J140])*100" office:value-type="float" office:value="83.3260008798944" calcext:value-type="float">
            <text:p>83.33</text:p>
          </table:covered-table-cell>
          <table:table-cell/>
          <table:covered-table-cell table:style-name="ce4"/>
          <table:table-cell table:style-name="ce5" office:value-type="float" office:value="1917" calcext:value-type="float">
            <text:p>1917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2177" calcext:value-type="float">
            <text:p>2177</text:p>
          </table:table-cell>
          <table:table-cell table:style-name="ce87" office:value-type="float" office:value="32.11488" calcext:value-type="float">
            <text:p>32.11</text:p>
          </table:table-cell>
          <table:table-cell table:style-name="ce110" office:value-type="float" office:value="5.327901" calcext:value-type="float">
            <text:p>5.33</text:p>
          </table:table-cell>
          <table:covered-table-cell table:number-columns-repeated="2" table:style-name="ce28"/>
          <table:covered-table-cell table:style-name="ce39" table:formula="of:=[.S140]/([.S140]+[.T140])*100" office:value-type="float" office:value="83.3478260869565" calcext:value-type="float">
            <text:p>83.35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2146" calcext:value-type="float">
            <text:p>2146</text:p>
          </table:table-cell>
          <table:table-cell table:style-name="ce46" office:value-type="float" office:value="33.50923" calcext:value-type="float">
            <text:p>33.51</text:p>
          </table:table-cell>
          <table:table-cell table:style-name="ce69" office:value-type="float" office:value="5.91481" calcext:value-type="float">
            <text:p>5.91</text:p>
          </table:table-cell>
          <table:covered-table-cell table:number-columns-repeated="2" table:style-name="ce28"/>
          <table:covered-table-cell table:style-name="ce39" table:formula="of:=[.I141]/([.I141]+[.J141])*100" office:value-type="float" office:value="83.3260008798944" calcext:value-type="float">
            <text:p>83.33</text:p>
          </table:covered-table-cell>
          <table:table-cell/>
          <table:covered-table-cell table:style-name="ce4"/>
          <table:table-cell table:style-name="ce5" office:value-type="float" office:value="1917" calcext:value-type="float">
            <text:p>1917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2182" calcext:value-type="float">
            <text:p>2182</text:p>
          </table:table-cell>
          <table:table-cell table:style-name="ce88" office:value-type="float" office:value="30.8094" calcext:value-type="float">
            <text:p>30.81</text:p>
          </table:table-cell>
          <table:table-cell table:style-name="ce110" office:value-type="float" office:value="5.447569" calcext:value-type="float">
            <text:p>5.45</text:p>
          </table:table-cell>
          <table:covered-table-cell table:number-columns-repeated="2" table:style-name="ce28"/>
          <table:covered-table-cell table:style-name="ce39" table:formula="of:=[.S141]/([.S141]+[.T141])*100" office:value-type="float" office:value="83.3478260869565" calcext:value-type="float">
            <text:p>83.35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2139" calcext:value-type="float">
            <text:p>2139</text:p>
          </table:table-cell>
          <table:table-cell table:style-name="ce46" office:value-type="float" office:value="35.3562" calcext:value-type="float">
            <text:p>35.36</text:p>
          </table:table-cell>
          <table:table-cell table:style-name="ce69" office:value-type="float" office:value="5.868811" calcext:value-type="float">
            <text:p>5.87</text:p>
          </table:table-cell>
          <table:covered-table-cell table:number-columns-repeated="2" table:style-name="ce28"/>
          <table:covered-table-cell table:style-name="ce39" table:formula="of:=[.I142]/([.I142]+[.J142])*100" office:value-type="float" office:value="83.3260008798944" calcext:value-type="float">
            <text:p>83.33</text:p>
          </table:covered-table-cell>
          <table:table-cell/>
          <table:covered-table-cell table:style-name="ce4"/>
          <table:table-cell table:style-name="ce5" office:value-type="float" office:value="1917" calcext:value-type="float">
            <text:p>1917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2169" calcext:value-type="float">
            <text:p>2169</text:p>
          </table:table-cell>
          <table:table-cell table:style-name="ce88" office:value-type="float" office:value="34.20366" calcext:value-type="float">
            <text:p>34.20</text:p>
          </table:table-cell>
          <table:table-cell table:style-name="ce110" office:value-type="float" office:value="5.209374" calcext:value-type="float">
            <text:p>5.21</text:p>
          </table:table-cell>
          <table:covered-table-cell table:number-columns-repeated="2" table:style-name="ce28"/>
          <table:covered-table-cell table:style-name="ce39" table:formula="of:=[.S142]/([.S142]+[.T142])*100" office:value-type="float" office:value="83.3478260869565" calcext:value-type="float">
            <text:p>83.35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7" calcext:value-type="float" table:number-columns-spanned="1" table:number-rows-spanned="7">
            <text:p>7</text:p>
          </table:table-cell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2163" calcext:value-type="float">
            <text:p>2163</text:p>
          </table:table-cell>
          <table:table-cell table:style-name="ce46" office:value-type="float" office:value="33.95062" calcext:value-type="float">
            <text:p>33.95</text:p>
          </table:table-cell>
          <table:table-cell table:style-name="ce69" office:value-type="float" office:value="5.217955" calcext:value-type="float">
            <text:p>5.22</text:p>
          </table:table-cell>
          <table:table-cell table:style-name="ce28" table:formula="of:=SUM([.L143:.L149])/[.H143]" office:value-type="float" office:value="36.7346371428571" calcext:value-type="float" table:number-columns-spanned="1" table:number-rows-spanned="7">
            <text:p>36.7346371429</text:p>
          </table:table-cell>
          <table:table-cell table:style-name="ce28" table:formula="of:=MIN([.L143:.L149])" office:value-type="float" office:value="32.92308" calcext:value-type="float" table:number-columns-spanned="1" table:number-rows-spanned="7">
            <text:p>32.92308</text:p>
          </table:table-cell>
          <table:table-cell table:style-name="ce39" table:formula="of:=[.I143]/([.I143]+[.J143])*100" office:value-type="float" office:value="85.7457105147382" calcext:value-type="float" table:number-columns-spanned="1" table:number-rows-spanned="7">
            <text:p>85.75</text:p>
          </table:table-cell>
          <table:table-cell/>
          <table:table-cell table:style-name="ce28" office:value-type="float" office:value="7" calcext:value-type="float" table:number-columns-spanned="1" table:number-rows-spanned="7">
            <text:p>7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2185" calcext:value-type="float">
            <text:p>2185</text:p>
          </table:table-cell>
          <table:table-cell table:style-name="ce88" office:value-type="float" office:value="35.06098" calcext:value-type="float">
            <text:p>35.06</text:p>
          </table:table-cell>
          <table:table-cell table:style-name="ce110" office:value-type="float" office:value="4.482088" calcext:value-type="float">
            <text:p>4.48</text:p>
          </table:table-cell>
          <table:table-cell table:style-name="ce28" table:formula="of:=SUM([.V143:.V149])/[.R143]" office:value-type="float" office:value="34.8269228571429" calcext:value-type="float" table:number-columns-spanned="1" table:number-rows-spanned="7">
            <text:p>34.8269228571</text:p>
          </table:table-cell>
          <table:table-cell table:style-name="ce28" table:formula="of:=MIN([.V143:.V149])" office:value-type="float" office:value="32.21884" calcext:value-type="float" table:number-columns-spanned="1" table:number-rows-spanned="7">
            <text:p>32.21884</text:p>
          </table:table-cell>
          <table:table-cell table:style-name="ce39" table:formula="of:=[.S143]/([.S143]+[.T143])*100" office:value-type="float" office:value="85.7391304347826" calcext:value-type="float" table:number-columns-spanned="1" table:number-rows-spanned="7">
            <text:p>85.74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152" calcext:value-type="float">
            <text:p>2152</text:p>
          </table:table-cell>
          <table:table-cell table:style-name="ce46" office:value-type="float" office:value="37.23077" calcext:value-type="float">
            <text:p>37.23</text:p>
          </table:table-cell>
          <table:table-cell table:style-name="ce69" office:value-type="float" office:value="4.742003" calcext:value-type="float">
            <text:p>4.74</text:p>
          </table:table-cell>
          <table:covered-table-cell table:style-name="ce28" table:formula="of:=SUM([.L144:.L150])/[.H144]" office:value-type="string" office:string-value="" calcext:value-type="error">
            <text:p>#DIV/0!</text:p>
          </table:covered-table-cell>
          <table:covered-table-cell table:style-name="ce28" table:formula="of:=MIN([.L144:.L150])" office:value-type="float" office:value="31.33803" calcext:value-type="float">
            <text:p>31.33803</text:p>
          </table:covered-table-cell>
          <table:covered-table-cell table:style-name="ce39" table:formula="of:=[.I144]/([.I144]+[.J144])*100" office:value-type="float" office:value="85.7017157941047" calcext:value-type="float">
            <text:p>85.70</text:p>
          </table:covered-table-cell>
          <table:table-cell/>
          <table:covered-table-cell table:style-name="ce4"/>
          <table:table-cell table:style-name="ce5" office:value-type="float" office:value="1971" calcext:value-type="float">
            <text:p>1971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2185" calcext:value-type="float">
            <text:p>2185</text:p>
          </table:table-cell>
          <table:table-cell table:style-name="ce88" office:value-type="float" office:value="34.95441" calcext:value-type="float">
            <text:p>34.95</text:p>
          </table:table-cell>
          <table:table-cell table:style-name="ce110" office:value-type="float" office:value="4.475837" calcext:value-type="float">
            <text:p>4.48</text:p>
          </table:table-cell>
          <table:covered-table-cell table:style-name="ce28" table:formula="of:=SUM([.V144:.V150])/[.R144]" office:value-type="string" office:string-value="" calcext:value-type="error">
            <text:p>#DIV/0!</text:p>
          </table:covered-table-cell>
          <table:covered-table-cell table:style-name="ce28" table:formula="of:=MIN([.V144:.V150])" office:value-type="float" office:value="32.21884" calcext:value-type="float">
            <text:p>32.21884</text:p>
          </table:covered-table-cell>
          <table:covered-table-cell table:style-name="ce39" table:formula="of:=[.S144]/([.S144]+[.T144])*100" office:value-type="float" office:value="85.695652173913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166" calcext:value-type="float">
            <text:p>2166</text:p>
          </table:table-cell>
          <table:table-cell table:style-name="ce46" office:value-type="float" office:value="32.92308" calcext:value-type="float">
            <text:p>32.92</text:p>
          </table:table-cell>
          <table:table-cell table:style-name="ce69" office:value-type="float" office:value="4.980003" calcext:value-type="float">
            <text:p>4.98</text:p>
          </table:table-cell>
          <table:covered-table-cell table:style-name="ce28" table:formula="of:=SUM([.L145:.L151])/[.H145]" office:value-type="string" office:string-value="" calcext:value-type="error">
            <text:p>#DIV/0!</text:p>
          </table:covered-table-cell>
          <table:covered-table-cell table:style-name="ce28" table:formula="of:=MIN([.L145:.L151])" office:value-type="float" office:value="31.33803" calcext:value-type="float">
            <text:p>31.33803</text:p>
          </table:covered-table-cell>
          <table:covered-table-cell table:style-name="ce39" table:formula="of:=[.I145]/([.I145]+[.J145])*100" office:value-type="float" office:value="85.7017157941047" calcext:value-type="float">
            <text:p>85.70</text:p>
          </table:covered-table-cell>
          <table:table-cell/>
          <table:covered-table-cell table:style-name="ce4"/>
          <table:table-cell table:style-name="ce5" office:value-type="float" office:value="1971" calcext:value-type="float">
            <text:p>1971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2191" calcext:value-type="float">
            <text:p>2191</text:p>
          </table:table-cell>
          <table:table-cell table:style-name="ce88" office:value-type="float" office:value="33.1307" calcext:value-type="float">
            <text:p>33.13</text:p>
          </table:table-cell>
          <table:table-cell table:style-name="ce110" office:value-type="float" office:value="4.564945" calcext:value-type="float">
            <text:p>4.56</text:p>
          </table:table-cell>
          <table:covered-table-cell table:style-name="ce28" table:formula="of:=SUM([.V145:.V151])/[.R145]" office:value-type="string" office:string-value="" calcext:value-type="error">
            <text:p>#DIV/0!</text:p>
          </table:covered-table-cell>
          <table:covered-table-cell table:style-name="ce28" table:formula="of:=MIN([.V145:.V151])" office:value-type="float" office:value="31.25" calcext:value-type="float">
            <text:p>31.25</text:p>
          </table:covered-table-cell>
          <table:covered-table-cell table:style-name="ce39" table:formula="of:=[.S145]/([.S145]+[.T145])*100" office:value-type="float" office:value="85.695652173913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136" calcext:value-type="float">
            <text:p>2136</text:p>
          </table:table-cell>
          <table:table-cell table:style-name="ce46" office:value-type="float" office:value="42.15385" calcext:value-type="float">
            <text:p>42.15</text:p>
          </table:table-cell>
          <table:table-cell table:style-name="ce69" office:value-type="float" office:value="4.508704" calcext:value-type="float">
            <text:p>4.51</text:p>
          </table:table-cell>
          <table:covered-table-cell table:style-name="ce28" table:formula="of:=SUM([.L146:.L152])/[.H146]" office:value-type="string" office:string-value="" calcext:value-type="error">
            <text:p>#DIV/0!</text:p>
          </table:covered-table-cell>
          <table:covered-table-cell table:style-name="ce28" table:formula="of:=MIN([.L146:.L152])" office:value-type="float" office:value="31.33803" calcext:value-type="float">
            <text:p>31.33803</text:p>
          </table:covered-table-cell>
          <table:covered-table-cell table:style-name="ce39" table:formula="of:=[.I146]/([.I146]+[.J146])*100" office:value-type="float" office:value="85.7017157941047" calcext:value-type="float">
            <text:p>85.70</text:p>
          </table:covered-table-cell>
          <table:table-cell/>
          <table:covered-table-cell table:style-name="ce4"/>
          <table:table-cell table:style-name="ce5" office:value-type="float" office:value="1971" calcext:value-type="float">
            <text:p>1971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2194" calcext:value-type="float">
            <text:p>2194</text:p>
          </table:table-cell>
          <table:table-cell table:style-name="ce88" office:value-type="float" office:value="32.21884" calcext:value-type="float">
            <text:p>32.22</text:p>
          </table:table-cell>
          <table:table-cell table:style-name="ce110" office:value-type="float" office:value="4.635287" calcext:value-type="float">
            <text:p>4.64</text:p>
          </table:table-cell>
          <table:covered-table-cell table:style-name="ce28" table:formula="of:=SUM([.V146:.V152])/[.R146]" office:value-type="string" office:string-value="" calcext:value-type="error">
            <text:p>#DIV/0!</text:p>
          </table:covered-table-cell>
          <table:covered-table-cell table:style-name="ce28" table:formula="of:=MIN([.V146:.V152])" office:value-type="float" office:value="31.25" calcext:value-type="float">
            <text:p>31.25</text:p>
          </table:covered-table-cell>
          <table:covered-table-cell table:style-name="ce39" table:formula="of:=[.S146]/([.S146]+[.T146])*100" office:value-type="float" office:value="85.695652173913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152" calcext:value-type="float">
            <text:p>2152</text:p>
          </table:table-cell>
          <table:table-cell table:style-name="ce47" office:value-type="float" office:value="37.23077" calcext:value-type="float">
            <text:p>37.23</text:p>
          </table:table-cell>
          <table:table-cell table:style-name="ce69" office:value-type="float" office:value="4.936036" calcext:value-type="float">
            <text:p>4.94</text:p>
          </table:table-cell>
          <table:covered-table-cell table:style-name="ce28" table:formula="of:=SUM([.L147:.L153])/[.H147]" office:value-type="string" office:string-value="" calcext:value-type="error">
            <text:p>#DIV/0!</text:p>
          </table:covered-table-cell>
          <table:covered-table-cell table:style-name="ce28" table:formula="of:=MIN([.L147:.L153])" office:value-type="float" office:value="31.33803" calcext:value-type="float">
            <text:p>31.33803</text:p>
          </table:covered-table-cell>
          <table:covered-table-cell table:style-name="ce39" table:formula="of:=[.I147]/([.I147]+[.J147])*100" office:value-type="float" office:value="85.7017157941047" calcext:value-type="float">
            <text:p>85.70</text:p>
          </table:covered-table-cell>
          <table:table-cell/>
          <table:covered-table-cell table:style-name="ce4"/>
          <table:table-cell table:style-name="ce5" office:value-type="float" office:value="1971" calcext:value-type="float">
            <text:p>1971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2178" calcext:value-type="float">
            <text:p>2178</text:p>
          </table:table-cell>
          <table:table-cell table:style-name="ce89" office:value-type="float" office:value="37.08207" calcext:value-type="float">
            <text:p>37.08</text:p>
          </table:table-cell>
          <table:table-cell table:style-name="ce110" office:value-type="float" office:value="4.402139" calcext:value-type="float">
            <text:p>4.40</text:p>
          </table:table-cell>
          <table:covered-table-cell table:style-name="ce28" table:formula="of:=SUM([.V147:.V153])/[.R147]" office:value-type="string" office:string-value="" calcext:value-type="error">
            <text:p>#DIV/0!</text:p>
          </table:covered-table-cell>
          <table:covered-table-cell table:style-name="ce28" table:formula="of:=MIN([.V147:.V153])" office:value-type="float" office:value="30.55556" calcext:value-type="float">
            <text:p>30.55556</text:p>
          </table:covered-table-cell>
          <table:covered-table-cell table:style-name="ce39" table:formula="of:=[.S147]/([.S147]+[.T147])*100" office:value-type="float" office:value="85.695652173913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155" calcext:value-type="float">
            <text:p>2155</text:p>
          </table:table-cell>
          <table:table-cell table:style-name="ce47" office:value-type="float" office:value="36.30769" calcext:value-type="float">
            <text:p>36.31</text:p>
          </table:table-cell>
          <table:table-cell table:style-name="ce69" office:value-type="float" office:value="4.937591" calcext:value-type="float">
            <text:p>4.94</text:p>
          </table:table-cell>
          <table:covered-table-cell table:style-name="ce28" table:formula="of:=SUM([.L148:.L154])/[.H148]" office:value-type="string" office:string-value="" calcext:value-type="error">
            <text:p>#DIV/0!</text:p>
          </table:covered-table-cell>
          <table:covered-table-cell table:style-name="ce28" table:formula="of:=MIN([.L148:.L154])" office:value-type="float" office:value="31.33803" calcext:value-type="float">
            <text:p>31.33803</text:p>
          </table:covered-table-cell>
          <table:covered-table-cell table:style-name="ce39" table:formula="of:=[.I148]/([.I148]+[.J148])*100" office:value-type="float" office:value="85.7017157941047" calcext:value-type="float">
            <text:p>85.70</text:p>
          </table:covered-table-cell>
          <table:table-cell/>
          <table:covered-table-cell table:style-name="ce4"/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2178" calcext:value-type="float">
            <text:p>2178</text:p>
          </table:table-cell>
          <table:table-cell table:style-name="ce89" office:value-type="float" office:value="37.19512" calcext:value-type="float">
            <text:p>37.20</text:p>
          </table:table-cell>
          <table:table-cell table:style-name="ce110" office:value-type="float" office:value="4.346244" calcext:value-type="float">
            <text:p>4.35</text:p>
          </table:table-cell>
          <table:covered-table-cell table:style-name="ce28" table:formula="of:=SUM([.V148:.V154])/[.R148]" office:value-type="string" office:string-value="" calcext:value-type="error">
            <text:p>#DIV/0!</text:p>
          </table:covered-table-cell>
          <table:covered-table-cell table:style-name="ce28" table:formula="of:=MIN([.V148:.V154])" office:value-type="float" office:value="30.55556" calcext:value-type="float">
            <text:p>30.55556</text:p>
          </table:covered-table-cell>
          <table:covered-table-cell table:style-name="ce39" table:formula="of:=[.S148]/([.S148]+[.T148])*100" office:value-type="float" office:value="85.7391304347826" calcext:value-type="float">
            <text:p>85.74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2152" calcext:value-type="float">
            <text:p>2152</text:p>
          </table:table-cell>
          <table:table-cell table:style-name="ce47" office:value-type="float" office:value="37.34568" calcext:value-type="float">
            <text:p>37.35</text:p>
          </table:table-cell>
          <table:table-cell table:style-name="ce69" office:value-type="float" office:value="4.936091" calcext:value-type="float">
            <text:p>4.94</text:p>
          </table:table-cell>
          <table:covered-table-cell table:style-name="ce28" table:formula="of:=SUM([.L149:.L155])/[.H149]" office:value-type="string" office:string-value="" calcext:value-type="error">
            <text:p>#DIV/0!</text:p>
          </table:covered-table-cell>
          <table:covered-table-cell table:style-name="ce28" table:formula="of:=MIN([.L149:.L155])" office:value-type="float" office:value="31.33803" calcext:value-type="float">
            <text:p>31.33803</text:p>
          </table:covered-table-cell>
          <table:covered-table-cell table:style-name="ce39" table:formula="of:=[.I149]/([.I149]+[.J149])*100" office:value-type="float" office:value="85.7457105147382" calcext:value-type="float">
            <text:p>85.75</text:p>
          </table:covered-table-cell>
          <table:table-cell/>
          <table:covered-table-cell table:style-name="ce4"/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2188" calcext:value-type="float">
            <text:p>2188</text:p>
          </table:table-cell>
          <table:table-cell table:style-name="ce89" office:value-type="float" office:value="34.14634" calcext:value-type="float">
            <text:p>34.15</text:p>
          </table:table-cell>
          <table:table-cell table:style-name="ce110" office:value-type="float" office:value="4.52215" calcext:value-type="float">
            <text:p>4.52</text:p>
          </table:table-cell>
          <table:covered-table-cell table:style-name="ce28" table:formula="of:=SUM([.V149:.V155])/[.R149]" office:value-type="string" office:string-value="" calcext:value-type="error">
            <text:p>#DIV/0!</text:p>
          </table:covered-table-cell>
          <table:covered-table-cell table:style-name="ce28" table:formula="of:=MIN([.V149:.V155])" office:value-type="float" office:value="30.55556" calcext:value-type="float">
            <text:p>30.55556</text:p>
          </table:covered-table-cell>
          <table:covered-table-cell table:style-name="ce39" table:formula="of:=[.S149]/([.S149]+[.T149])*100" office:value-type="float" office:value="85.7391304347826" calcext:value-type="float">
            <text:p>85.74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8" calcext:value-type="float" table:number-columns-spanned="1" table:number-rows-spanned="8">
            <text:p>8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84" calcext:value-type="float">
            <text:p>2184</text:p>
          </table:table-cell>
          <table:table-cell table:style-name="ce47" office:value-type="float" office:value="31.33803" calcext:value-type="float">
            <text:p>31.34</text:p>
          </table:table-cell>
          <table:table-cell table:style-name="ce69" office:value-type="float" office:value="4.765572" calcext:value-type="float">
            <text:p>4.77</text:p>
          </table:table-cell>
          <table:table-cell table:style-name="ce28" table:formula="of:=AVERAGE([.L150:.L157])" office:value-type="float" office:value="36.911755" calcext:value-type="float" table:number-columns-spanned="1" table:number-rows-spanned="8">
            <text:p>36.911755</text:p>
          </table:table-cell>
          <table:table-cell table:style-name="ce28" table:formula="of:=MIN([.L150:.L156])" office:value-type="float" office:value="31.33803" calcext:value-type="float" table:number-columns-spanned="1" table:number-rows-spanned="8">
            <text:p>31.33803</text:p>
          </table:table-cell>
          <table:table-cell table:style-name="ce39" table:formula="of:=[.I150]/([.I150]+[.J150])*100" office:value-type="float" office:value="87.5054993400792" calcext:value-type="float" table:number-columns-spanned="1" table:number-rows-spanned="8">
            <text:p>87.51</text:p>
          </table:table-cell>
          <table:table-cell/>
          <table:table-cell table:style-name="ce28" office:value-type="float" office:value="8" calcext:value-type="float" table:number-columns-spanned="1" table:number-rows-spanned="8">
            <text:p>8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190" calcext:value-type="float">
            <text:p>2190</text:p>
          </table:table-cell>
          <table:table-cell table:style-name="ce89" office:value-type="float" office:value="38.32753" calcext:value-type="float">
            <text:p>38.33</text:p>
          </table:table-cell>
          <table:table-cell table:style-name="ce110" office:value-type="float" office:value="3.75005" calcext:value-type="float">
            <text:p>3.75</text:p>
          </table:table-cell>
          <table:table-cell table:style-name="ce28" table:formula="of:=AVERAGE([.V150:.V157])" office:value-type="float" office:value="34.219085" calcext:value-type="float" table:number-columns-spanned="1" table:number-rows-spanned="8">
            <text:p>34.219085</text:p>
          </table:table-cell>
          <table:table-cell table:style-name="ce28" table:formula="of:=MIN([.V150:.V156])" office:value-type="float" office:value="30.55556" calcext:value-type="float" table:number-columns-spanned="1" table:number-rows-spanned="8">
            <text:p>30.55556</text:p>
          </table:table-cell>
          <table:table-cell table:style-name="ce39" table:formula="of:=[.S150]/([.S150]+[.T150])*100" office:value-type="float" office:value="87.5217391304348" calcext:value-type="float" table:number-columns-spanned="1" table:number-rows-spanned="8">
            <text:p>87.52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2169" calcext:value-type="float">
            <text:p>2169</text:p>
          </table:table-cell>
          <table:table-cell table:style-name="ce47" office:value-type="float" office:value="36.49123" calcext:value-type="float">
            <text:p>36.49</text:p>
          </table:table-cell>
          <table:table-cell table:style-name="ce69" office:value-type="float" office:value="4.544543" calcext:value-type="float">
            <text:p>4.54</text:p>
          </table:table-cell>
          <table:covered-table-cell table:number-columns-repeated="2" table:style-name="ce28"/>
          <table:covered-table-cell table:style-name="ce39" table:formula="of:=[.I151]/([.I151]+[.J151])*100" office:value-type="float" office:value="87.4615046194457" calcext:value-type="float">
            <text:p>87.46</text:p>
          </table:covered-table-cell>
          <table:table-cell/>
          <table:covered-table-cell table:style-name="ce4"/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2210" calcext:value-type="float">
            <text:p>2210</text:p>
          </table:table-cell>
          <table:table-cell table:style-name="ce89" office:value-type="float" office:value="31.25" calcext:value-type="float">
            <text:p>31.25</text:p>
          </table:table-cell>
          <table:table-cell table:style-name="ce110" office:value-type="float" office:value="4.142139" calcext:value-type="float">
            <text:p>4.14</text:p>
          </table:table-cell>
          <table:covered-table-cell table:number-columns-repeated="2" table:style-name="ce28"/>
          <table:covered-table-cell table:style-name="ce39" table:formula="of:=[.S151]/([.S151]+[.T151])*100" office:value-type="float" office:value="87.4782608695652" calcext:value-type="float">
            <text:p>87.48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70" calcext:value-type="float">
            <text:p>2170</text:p>
          </table:table-cell>
          <table:table-cell table:style-name="ce47" office:value-type="float" office:value="36.26761" calcext:value-type="float">
            <text:p>36.27</text:p>
          </table:table-cell>
          <table:table-cell table:style-name="ce69" office:value-type="float" office:value="4.550577" calcext:value-type="float">
            <text:p>4.55</text:p>
          </table:table-cell>
          <table:covered-table-cell table:number-columns-repeated="2" table:style-name="ce28"/>
          <table:covered-table-cell table:style-name="ce39" table:formula="of:=[.I152]/([.I152]+[.J152])*100" office:value-type="float" office:value="87.5054993400792" calcext:value-type="float">
            <text:p>87.51</text:p>
          </table:covered-table-cell>
          <table:table-cell/>
          <table:covered-table-cell table:style-name="ce4"/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2206" calcext:value-type="float">
            <text:p>2206</text:p>
          </table:table-cell>
          <table:table-cell table:style-name="ce89" office:value-type="float" office:value="32.63889" calcext:value-type="float">
            <text:p>32.64</text:p>
          </table:table-cell>
          <table:table-cell table:style-name="ce110" office:value-type="float" office:value="4.075364" calcext:value-type="float">
            <text:p>4.08</text:p>
          </table:table-cell>
          <table:covered-table-cell table:number-columns-repeated="2" table:style-name="ce28"/>
          <table:covered-table-cell table:style-name="ce39" table:formula="of:=[.S152]/([.S152]+[.T152])*100" office:value-type="float" office:value="87.4782608695652" calcext:value-type="float">
            <text:p>87.48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63" calcext:value-type="float">
            <text:p>2163</text:p>
          </table:table-cell>
          <table:table-cell table:style-name="ce47" office:value-type="float" office:value="38.73239" calcext:value-type="float">
            <text:p>38.73</text:p>
          </table:table-cell>
          <table:table-cell table:style-name="ce69" office:value-type="float" office:value="4.29474" calcext:value-type="float">
            <text:p>4.29</text:p>
          </table:table-cell>
          <table:covered-table-cell table:number-columns-repeated="2" table:style-name="ce28"/>
          <table:covered-table-cell table:style-name="ce39" table:formula="of:=[.I153]/([.I153]+[.J153])*100" office:value-type="float" office:value="87.5054993400792" calcext:value-type="float">
            <text:p>87.51</text:p>
          </table:covered-table-cell>
          <table:table-cell/>
          <table:covered-table-cell table:style-name="ce4"/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2212" calcext:value-type="float">
            <text:p>2212</text:p>
          </table:table-cell>
          <table:table-cell table:style-name="ce89" office:value-type="float" office:value="30.55556" calcext:value-type="float">
            <text:p>30.56</text:p>
          </table:table-cell>
          <table:table-cell table:style-name="ce110" office:value-type="float" office:value="4.166839" calcext:value-type="float">
            <text:p>4.17</text:p>
          </table:table-cell>
          <table:covered-table-cell table:number-columns-repeated="2" table:style-name="ce28"/>
          <table:covered-table-cell table:style-name="ce39" table:formula="of:=[.S153]/([.S153]+[.T153])*100" office:value-type="float" office:value="87.4782608695652" calcext:value-type="float">
            <text:p>87.48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74" calcext:value-type="float">
            <text:p>2174</text:p>
          </table:table-cell>
          <table:table-cell table:style-name="ce48" office:value-type="float" office:value="34.85915" calcext:value-type="float">
            <text:p>34.86</text:p>
          </table:table-cell>
          <table:table-cell table:style-name="ce69" office:value-type="float" office:value="4.470268" calcext:value-type="float">
            <text:p>4.47</text:p>
          </table:table-cell>
          <table:covered-table-cell table:number-columns-repeated="2" table:style-name="ce28"/>
          <table:covered-table-cell table:style-name="ce39" table:formula="of:=[.I154]/([.I154]+[.J154])*100" office:value-type="float" office:value="87.5054993400792" calcext:value-type="float">
            <text:p>87.51</text:p>
          </table:covered-table-cell>
          <table:table-cell/>
          <table:covered-table-cell table:style-name="ce4"/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2189" calcext:value-type="float">
            <text:p>2189</text:p>
          </table:table-cell>
          <table:table-cell table:style-name="ce90" office:value-type="float" office:value="38.54167" calcext:value-type="float">
            <text:p>38.54</text:p>
          </table:table-cell>
          <table:table-cell table:style-name="ce110" office:value-type="float" office:value="3.744047" calcext:value-type="float">
            <text:p>3.74</text:p>
          </table:table-cell>
          <table:covered-table-cell table:number-columns-repeated="2" table:style-name="ce28"/>
          <table:covered-table-cell table:style-name="ce39" table:formula="of:=[.S154]/([.S154]+[.T154])*100" office:value-type="float" office:value="87.4782608695652" calcext:value-type="float">
            <text:p>87.48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60" calcext:value-type="float">
            <text:p>2160</text:p>
          </table:table-cell>
          <table:table-cell table:style-name="ce48" office:value-type="float" office:value="39.78873" calcext:value-type="float">
            <text:p>39.79</text:p>
          </table:table-cell>
          <table:table-cell table:style-name="ce69" office:value-type="float" office:value="4.342956" calcext:value-type="float">
            <text:p>4.34</text:p>
          </table:table-cell>
          <table:covered-table-cell table:number-columns-repeated="2" table:style-name="ce28"/>
          <table:covered-table-cell table:style-name="ce39" table:formula="of:=[.I155]/([.I155]+[.J155])*100" office:value-type="float" office:value="87.5054993400792" calcext:value-type="float">
            <text:p>87.51</text:p>
          </table:covered-table-cell>
          <table:table-cell/>
          <table:covered-table-cell table:style-name="ce4"/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205" calcext:value-type="float">
            <text:p>2205</text:p>
          </table:table-cell>
          <table:table-cell table:style-name="ce90" office:value-type="float" office:value="33.10105" calcext:value-type="float">
            <text:p>33.10</text:p>
          </table:table-cell>
          <table:table-cell table:style-name="ce110" office:value-type="float" office:value="4.022642" calcext:value-type="float">
            <text:p>4.02</text:p>
          </table:table-cell>
          <table:covered-table-cell table:number-columns-repeated="2" table:style-name="ce28"/>
          <table:covered-table-cell table:style-name="ce39" table:formula="of:=[.S155]/([.S155]+[.T155])*100" office:value-type="float" office:value="87.5217391304348" calcext:value-type="float">
            <text:p>87.52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77" calcext:value-type="float">
            <text:p>2177</text:p>
          </table:table-cell>
          <table:table-cell table:style-name="ce48" office:value-type="float" office:value="33.80282" calcext:value-type="float">
            <text:p>33.80</text:p>
          </table:table-cell>
          <table:table-cell table:style-name="ce69" office:value-type="float" office:value="5.059319" calcext:value-type="float">
            <text:p>5.06</text:p>
          </table:table-cell>
          <table:covered-table-cell table:number-columns-repeated="2" table:style-name="ce28"/>
          <table:covered-table-cell table:style-name="ce39" table:formula="of:=[.I156]/([.I156]+[.J156])*100" office:value-type="float" office:value="87.5054993400792" calcext:value-type="float">
            <text:p>87.51</text:p>
          </table:covered-table-cell>
          <table:table-cell/>
          <table:covered-table-cell table:style-name="ce4"/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195" calcext:value-type="float">
            <text:p>2195</text:p>
          </table:table-cell>
          <table:table-cell table:style-name="ce90" office:value-type="float" office:value="36.58537" calcext:value-type="float">
            <text:p>36.59</text:p>
          </table:table-cell>
          <table:table-cell table:style-name="ce110" office:value-type="float" office:value="3.836589" calcext:value-type="float">
            <text:p>3.84</text:p>
          </table:table-cell>
          <table:covered-table-cell table:number-columns-repeated="2" table:style-name="ce28"/>
          <table:covered-table-cell table:style-name="ce39" table:formula="of:=[.S156]/([.S156]+[.T156])*100" office:value-type="float" office:value="87.5217391304348" calcext:value-type="float">
            <text:p>87.52</text:p>
          </table:covered-table-cell>
        </table:table-row>
        <table:table-row table:style-name="ro4">
          <table:table-cell table:number-columns-repeated="7"/>
          <table:covered-table-cell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48" calcext:value-type="float">
            <text:p>2148</text:p>
          </table:table-cell>
          <table:table-cell table:style-name="ce48" office:value-type="float" office:value="44.01408" calcext:value-type="float">
            <text:p>44.01</text:p>
          </table:table-cell>
          <table:table-cell table:style-name="ce69" office:value-type="float" office:value="4.111477" calcext:value-type="float">
            <text:p>4.11</text:p>
          </table:table-cell>
          <table:covered-table-cell table:number-columns-repeated="2" table:style-name="ce28"/>
          <table:covered-table-cell table:style-name="ce39" table:formula="of:=[.I157]/([.I157]+[.J157])*100" office:value-type="float" office:value="87.5054993400792" calcext:value-type="float">
            <text:p>87.51</text:p>
          </table:covered-table-cell>
          <table:table-cell/>
          <table:covered-table-cell/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206" calcext:value-type="float">
            <text:p>2206</text:p>
          </table:table-cell>
          <table:table-cell table:style-name="ce90" office:value-type="float" office:value="32.75261" calcext:value-type="float">
            <text:p>32.75</text:p>
          </table:table-cell>
          <table:table-cell table:style-name="ce110" office:value-type="float" office:value="4.019758" calcext:value-type="float">
            <text:p>4.02</text:p>
          </table:table-cell>
          <table:covered-table-cell table:number-columns-repeated="2" table:style-name="ce28"/>
          <table:covered-table-cell table:style-name="ce39" table:formula="of:=[.S157]/([.S157]+[.T157])*100" office:value-type="float" office:value="87.5217391304348" calcext:value-type="float">
            <text:p>87.52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9" calcext:value-type="float" table:number-columns-spanned="1" table:number-rows-spanned="9">
            <text:p>9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189" calcext:value-type="float">
            <text:p>2189</text:p>
          </table:table-cell>
          <table:table-cell table:style-name="ce49" office:value-type="float" office:value="33.33333" calcext:value-type="float">
            <text:p>33.33</text:p>
          </table:table-cell>
          <table:table-cell table:style-name="ce69" office:value-type="float" office:value="4.156149" calcext:value-type="float">
            <text:p>4.16</text:p>
          </table:table-cell>
          <table:table-cell table:style-name="ce28" table:formula="of:=SUM([.L158:.L166])/[.H158]" office:value-type="float" office:value="36.6888355555555" calcext:value-type="float" table:number-columns-spanned="1" table:number-rows-spanned="9">
            <text:p>36.6888355556</text:p>
          </table:table-cell>
          <table:table-cell table:style-name="ce28" table:formula="of:=MIN([.L158:.L166])" office:value-type="float" office:value="31.2253" calcext:value-type="float" table:number-columns-spanned="1" table:number-rows-spanned="9">
            <text:p>31.2253</text:p>
          </table:table-cell>
          <table:table-cell table:style-name="ce39" table:formula="of:=[.I158]/([.I158]+[.J158])*100" office:value-type="float" office:value="88.913330400352" calcext:value-type="float" table:number-columns-spanned="1" table:number-rows-spanned="9">
            <text:p>88.91</text:p>
          </table:table-cell>
          <table:table-cell/>
          <table:table-cell table:style-name="ce28" office:value-type="float" office:value="9" calcext:value-type="float" table:number-columns-spanned="1" table:number-rows-spanned="9">
            <text:p>9</text:p>
          </table:table-cell>
          <table:table-cell table:style-name="ce6" office:value-type="float" office:value="2045" calcext:value-type="float">
            <text:p>2045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211" calcext:value-type="float">
            <text:p>2211</text:p>
          </table:table-cell>
          <table:table-cell table:style-name="ce91" office:value-type="float" office:value="34.90196" calcext:value-type="float">
            <text:p>34.90</text:p>
          </table:table-cell>
          <table:table-cell table:style-name="ce110" office:value-type="float" office:value="3.512883" calcext:value-type="float">
            <text:p>3.51</text:p>
          </table:table-cell>
          <table:table-cell table:style-name="ce28" table:formula="of:=SUM([.V158:.V166])/[.R158]" office:value-type="float" office:value="33.95527" calcext:value-type="float" table:number-columns-spanned="1" table:number-rows-spanned="9">
            <text:p>33.95527</text:p>
          </table:table-cell>
          <table:table-cell table:style-name="ce28" table:formula="of:=MIN([.V158:.V166])" office:value-type="float" office:value="29.6875" calcext:value-type="float" table:number-columns-spanned="1" table:number-rows-spanned="9">
            <text:p>29.6875</text:p>
          </table:table-cell>
          <table:table-cell table:style-name="ce39" table:formula="of:=[.S158]/([.S158]+[.T158])*100" office:value-type="float" office:value="88.9130434782609" calcext:value-type="float" table:number-columns-spanned="1" table:number-rows-spanned="9">
            <text:p>88.91</text:p>
          </table:table-cell>
        </table:table-row>
        <table:table-row table:style-name="ro4">
          <table:table-cell table:number-columns-repeated="7"/>
          <table:covered-table-cell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181" calcext:value-type="float">
            <text:p>2181</text:p>
          </table:table-cell>
          <table:table-cell table:style-name="ce49" office:value-type="float" office:value="36.36364" calcext:value-type="float">
            <text:p>36.36</text:p>
          </table:table-cell>
          <table:table-cell table:style-name="ce69" office:value-type="float" office:value="4.332188" calcext:value-type="float">
            <text:p>4.33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044" calcext:value-type="float">
            <text:p>2044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209" calcext:value-type="float">
            <text:p>2209</text:p>
          </table:table-cell>
          <table:table-cell table:style-name="ce91" office:value-type="float" office:value="35.54688" calcext:value-type="float">
            <text:p>35.55</text:p>
          </table:table-cell>
          <table:table-cell table:style-name="ce110" office:value-type="float" office:value="3.503846" calcext:value-type="float">
            <text:p>3.50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171" calcext:value-type="float">
            <text:p>2171</text:p>
          </table:table-cell>
          <table:table-cell table:style-name="ce49" office:value-type="float" office:value="40.31621" calcext:value-type="float">
            <text:p>40.32</text:p>
          </table:table-cell>
          <table:table-cell table:style-name="ce69" office:value-type="float" office:value="4.067129" calcext:value-type="float">
            <text:p>4.07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044" calcext:value-type="float">
            <text:p>2044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210" calcext:value-type="float">
            <text:p>2210</text:p>
          </table:table-cell>
          <table:table-cell table:style-name="ce91" office:value-type="float" office:value="35.15625" calcext:value-type="float">
            <text:p>35.16</text:p>
          </table:table-cell>
          <table:table-cell table:style-name="ce110" office:value-type="float" office:value="3.517195" calcext:value-type="float">
            <text:p>3.52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178" calcext:value-type="float">
            <text:p>2178</text:p>
          </table:table-cell>
          <table:table-cell table:style-name="ce49" office:value-type="float" office:value="37.54941" calcext:value-type="float">
            <text:p>37.55</text:p>
          </table:table-cell>
          <table:table-cell table:style-name="ce69" office:value-type="float" office:value="4.123417" calcext:value-type="float">
            <text:p>4.12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044" calcext:value-type="float">
            <text:p>2044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212" calcext:value-type="float">
            <text:p>2212</text:p>
          </table:table-cell>
          <table:table-cell table:style-name="ce91" office:value-type="float" office:value="34.375" calcext:value-type="float">
            <text:p>34.38</text:p>
          </table:table-cell>
          <table:table-cell table:style-name="ce110" office:value-type="float" office:value="3.599192" calcext:value-type="float">
            <text:p>3.60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194" calcext:value-type="float">
            <text:p>2194</text:p>
          </table:table-cell>
          <table:table-cell table:style-name="ce50" office:value-type="float" office:value="31.2253" calcext:value-type="float">
            <text:p>31.23</text:p>
          </table:table-cell>
          <table:table-cell table:style-name="ce69" office:value-type="float" office:value="4.558599" calcext:value-type="float">
            <text:p>4.56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044" calcext:value-type="float">
            <text:p>2044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224" calcext:value-type="float">
            <text:p>2224</text:p>
          </table:table-cell>
          <table:table-cell table:style-name="ce92" office:value-type="float" office:value="29.6875" calcext:value-type="float">
            <text:p>29.69</text:p>
          </table:table-cell>
          <table:table-cell table:style-name="ce110" office:value-type="float" office:value="3.758452" calcext:value-type="float">
            <text:p>3.76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161" calcext:value-type="float">
            <text:p>2161</text:p>
          </table:table-cell>
          <table:table-cell table:style-name="ce50" office:value-type="float" office:value="44.26877" calcext:value-type="float">
            <text:p>44.27</text:p>
          </table:table-cell>
          <table:table-cell table:style-name="ce69" office:value-type="float" office:value="3.795428" calcext:value-type="float">
            <text:p>3.80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044" calcext:value-type="float">
            <text:p>2044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203" calcext:value-type="float">
            <text:p>2203</text:p>
          </table:table-cell>
          <table:table-cell table:style-name="ce92" office:value-type="float" office:value="37.89062" calcext:value-type="float">
            <text:p>37.89</text:p>
          </table:table-cell>
          <table:table-cell table:style-name="ce110" office:value-type="float" office:value="3.439359" calcext:value-type="float">
            <text:p>3.44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179" calcext:value-type="float">
            <text:p>2179</text:p>
          </table:table-cell>
          <table:table-cell table:style-name="ce50" office:value-type="float" office:value="37.30159" calcext:value-type="float">
            <text:p>37.30</text:p>
          </table:table-cell>
          <table:table-cell table:style-name="ce69" office:value-type="float" office:value="4.024173" calcext:value-type="float">
            <text:p>4.02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045" calcext:value-type="float">
            <text:p>2045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219" calcext:value-type="float">
            <text:p>2219</text:p>
          </table:table-cell>
          <table:table-cell table:style-name="ce92" office:value-type="float" office:value="31.76471" calcext:value-type="float">
            <text:p>31.76</text:p>
          </table:table-cell>
          <table:table-cell table:style-name="ce110" office:value-type="float" office:value="3.722455" calcext:value-type="float">
            <text:p>3.72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188" calcext:value-type="float">
            <text:p>2188</text:p>
          </table:table-cell>
          <table:table-cell table:style-name="ce50" office:value-type="float" office:value="33.73016" calcext:value-type="float">
            <text:p>33.73</text:p>
          </table:table-cell>
          <table:table-cell table:style-name="ce69" office:value-type="float" office:value="4.18843" calcext:value-type="float">
            <text:p>4.19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045" calcext:value-type="float">
            <text:p>2045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214" calcext:value-type="float">
            <text:p>2214</text:p>
          </table:table-cell>
          <table:table-cell table:style-name="ce92" office:value-type="float" office:value="33.72549" calcext:value-type="float">
            <text:p>33.73</text:p>
          </table:table-cell>
          <table:table-cell table:style-name="ce110" office:value-type="float" office:value="3.658258" calcext:value-type="float">
            <text:p>3.66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182" calcext:value-type="float">
            <text:p>2182</text:p>
          </table:table-cell>
          <table:table-cell table:style-name="ce50" office:value-type="float" office:value="36.11111" calcext:value-type="float">
            <text:p>36.11</text:p>
          </table:table-cell>
          <table:table-cell table:style-name="ce69" office:value-type="float" office:value="4.109653" calcext:value-type="float">
            <text:p>4.11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045" calcext:value-type="float">
            <text:p>2045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217" calcext:value-type="float">
            <text:p>2217</text:p>
          </table:table-cell>
          <table:table-cell table:style-name="ce92" office:value-type="float" office:value="32.54902" calcext:value-type="float">
            <text:p>32.55</text:p>
          </table:table-cell>
          <table:table-cell table:style-name="ce110" office:value-type="float" office:value="3.710811" calcext:value-type="float">
            <text:p>3.71</text:p>
          </table:table-cell>
          <table:covered-table-cell table:number-columns-repeated="3" table:style-name="ce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7"/>
          <table:table-cell table:style-name="ce26" office:value-type="string" calcext:value-type="string" table:number-columns-spanned="9" table:number-rows-spanned="1">
            <text:p>Overfitting with nucleosoma melanogaster</text:p>
          </table:table-cell>
          <table:covered-table-cell table:number-columns-repeated="8"/>
          <table:table-cell/>
          <table:table-cell table:style-name="ce26" office:value-type="string" calcext:value-type="string" table:number-columns-spanned="9" table:number-rows-spanned="1">
            <text:p>Overfitting with linker melanogaster</text:p>
          </table:table-cell>
          <table:covered-table-cell table:number-columns-repeated="8"/>
        </table:table-row>
        <table:table-row table:style-name="ro1">
          <table:table-cell table:number-columns-repeated="7"/>
          <table:table-cell table:style-name="ce5" office:value-type="string" calcext:value-type="string">
            <text:p>K-Fold</text:p>
          </table:table-cell>
          <table:table-cell table:style-name="ce5" office:value-type="string" calcext:value-type="string">
            <text:p>Training </text:p>
          </table:table-cell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Fina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Training %</text:p>
          </table:table-cell>
          <table:table-cell/>
          <table:table-cell table:style-name="ce5" office:value-type="string" calcext:value-type="string">
            <text:p>K-Fold</text:p>
          </table:table-cell>
          <table:table-cell table:style-name="ce5" office:value-type="string" calcext:value-type="string">
            <text:p>Training </text:p>
          </table:table-cell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Fina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Training %</text:p>
          </table:table-cell>
        </table:table-row>
        <table:table-row table:style-name="ro1">
          <table:table-cell table:number-columns-repeated="7"/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number-columns-repeated="2" table:style-name="ce28" office:value-type="float" office:value="1450" calcext:value-type="float">
            <text:p>1450</text:p>
          </table:table-cell>
          <table:table-cell table:style-name="ce28" office:value-type="float" office:value="2327" calcext:value-type="float">
            <text:p>2327</text:p>
          </table:table-cell>
          <table:table-cell table:style-name="ce39" office:value-type="float" office:value="39.51724" calcext:value-type="float">
            <text:p>39.52</text:p>
          </table:table-cell>
          <table:table-cell table:style-name="ce39" office:value-type="float" office:value="22.48743" calcext:value-type="float">
            <text:p>22.49</text:p>
          </table:table-cell>
          <table:table-cell table:style-name="ce28" table:formula="of:=([.L171]+[.L172])/[.H171]" office:value-type="float" office:value="41.65517" calcext:value-type="float" table:number-columns-spanned="1" table:number-rows-spanned="2">
            <text:p>41.65517</text:p>
          </table:table-cell>
          <table:table-cell table:style-name="ce28" table:formula="of:=MIN([.L171:.L172])" office:value-type="float" office:value="39.51724" calcext:value-type="float" table:number-columns-spanned="1" table:number-rows-spanned="2">
            <text:p>39.51724</text:p>
          </table:table-cell>
          <table:table-cell table:style-name="ce39" table:formula="of:=[.I171]/([.I171]+[.J171])*100" office:value-type="float" office:value="50" calcext:value-type="float" table:number-columns-spanned="1" table:number-rows-spanned="2">
            <text:p>50.00</text:p>
          </table:table-cell>
          <table:table-cell/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number-columns-repeated="2" table:style-name="ce28" office:value-type="float" office:value="1425" calcext:value-type="float">
            <text:p>1425</text:p>
          </table:table-cell>
          <table:table-cell table:style-name="ce28" office:value-type="float" office:value="2275" calcext:value-type="float">
            <text:p>2275</text:p>
          </table:table-cell>
          <table:table-cell table:style-name="ce39" office:value-type="float" office:value="40.35088" calcext:value-type="float">
            <text:p>40.35</text:p>
          </table:table-cell>
          <table:table-cell table:style-name="ce39" office:value-type="float" office:value="16.63658" calcext:value-type="float">
            <text:p>16.64</text:p>
          </table:table-cell>
          <table:table-cell table:style-name="ce28" table:formula="of:=([.V171]+[.V172])/[.R171]" office:value-type="float" office:value="41.052635" calcext:value-type="float" table:number-columns-spanned="1" table:number-rows-spanned="2">
            <text:p>41.052635</text:p>
          </table:table-cell>
          <table:table-cell table:style-name="ce28" table:formula="of:=MIN([.V171:.V172])" office:value-type="float" office:value="40.35088" calcext:value-type="float" table:number-columns-spanned="1" table:number-rows-spanned="2">
            <text:p>40.35088</text:p>
          </table:table-cell>
          <table:table-cell table:style-name="ce39" table:formula="of:=[.S171]/([.S171]+[.T171])*100" office:value-type="float" office:value="50" calcext:value-type="float" table:number-columns-spanned="1" table:number-rows-spanned="2">
            <text:p>50.00</text:p>
          </table:table-cell>
        </table:table-row>
        <table:table-row table:style-name="ro4">
          <table:table-cell table:number-columns-repeated="7"/>
          <table:covered-table-cell table:style-name="ce4"/>
          <table:table-cell table:number-columns-repeated="2" table:style-name="ce28" office:value-type="float" office:value="1450" calcext:value-type="float">
            <text:p>1450</text:p>
          </table:table-cell>
          <table:table-cell table:style-name="ce28" office:value-type="float" office:value="2265" calcext:value-type="float">
            <text:p>2265</text:p>
          </table:table-cell>
          <table:table-cell table:style-name="ce39" office:value-type="float" office:value="43.7931" calcext:value-type="float">
            <text:p>43.79</text:p>
          </table:table-cell>
          <table:table-cell table:style-name="ce70" office:value-type="float" office:value="19.281" calcext:value-type="float">
            <text:p>19.28</text:p>
          </table:table-cell>
          <table:covered-table-cell table:number-columns-repeated="2" table:style-name="ce28"/>
          <table:covered-table-cell table:style-name="ce39" table:formula="of:=[.I172]/([.I172]+[.J172])*100" office:value-type="float" office:value="50" calcext:value-type="float">
            <text:p>50.00</text:p>
          </table:covered-table-cell>
          <table:table-cell/>
          <table:covered-table-cell table:style-name="ce4"/>
          <table:table-cell table:number-columns-repeated="2" table:style-name="ce28" office:value-type="float" office:value="1425" calcext:value-type="float">
            <text:p>1425</text:p>
          </table:table-cell>
          <table:table-cell table:style-name="ce28" office:value-type="float" office:value="2255" calcext:value-type="float">
            <text:p>2255</text:p>
          </table:table-cell>
          <table:table-cell table:style-name="ce39" office:value-type="float" office:value="41.75439" calcext:value-type="float">
            <text:p>41.75</text:p>
          </table:table-cell>
          <table:table-cell table:style-name="ce111" office:value-type="float" office:value="15.99981" calcext:value-type="float">
            <text:p>16.00</text:p>
          </table:table-cell>
          <table:covered-table-cell table:number-columns-repeated="2" table:style-name="ce28"/>
          <table:covered-table-cell table:style-name="ce39" table:formula="of:=[.S172]/([.S172]+[.T172])*100" office:value-type="float" office:value="50" calcext:value-type="float">
            <text:p>50.00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1934" calcext:value-type="float">
            <text:p>1934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2484" calcext:value-type="float">
            <text:p>2484</text:p>
          </table:table-cell>
          <table:table-cell table:style-name="ce39" office:value-type="float" office:value="43.06418" calcext:value-type="float">
            <text:p>43.06</text:p>
          </table:table-cell>
          <table:table-cell table:style-name="ce71" office:value-type="float" office:value="22.73031" calcext:value-type="float">
            <text:p>22.73</text:p>
          </table:table-cell>
          <table:table-cell table:style-name="ce28" table:formula="of:=([.L173]+[.L174]+[.L175])/[.H173]" office:value-type="float" office:value="40.3802333333333" calcext:value-type="float" table:number-columns-spanned="1" table:number-rows-spanned="3">
            <text:p>40.3802333333</text:p>
          </table:table-cell>
          <table:table-cell table:style-name="ce28" table:formula="of:=MIN([.L173:.L175])" office:value-type="float" office:value="37.22854" calcext:value-type="float" table:number-columns-spanned="1" table:number-rows-spanned="3">
            <text:p>37.22854</text:p>
          </table:table-cell>
          <table:table-cell table:style-name="ce39" table:formula="of:=[.I173]/([.I173]+[.J173])*100" office:value-type="float" office:value="66.6896551724138" calcext:value-type="float" table:number-columns-spanned="1" table:number-rows-spanned="3">
            <text:p>66.69</text:p>
          </table:table-cell>
          <table:table-cell/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1900" calcext:value-type="float">
            <text:p>1900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2473" calcext:value-type="float">
            <text:p>2473</text:p>
          </table:table-cell>
          <table:table-cell table:style-name="ce39" office:value-type="float" office:value="39.68421" calcext:value-type="float">
            <text:p>39.68</text:p>
          </table:table-cell>
          <table:table-cell table:style-name="ce112" office:value-type="float" office:value="13.45798" calcext:value-type="float">
            <text:p>13.46</text:p>
          </table:table-cell>
          <table:table-cell table:style-name="ce28" table:formula="of:=([.V173]+[.V174]+[.V175])/[.R173]" office:value-type="float" office:value="39.6140333333333" calcext:value-type="float" table:number-columns-spanned="1" table:number-rows-spanned="3">
            <text:p>39.6140333333</text:p>
          </table:table-cell>
          <table:table-cell table:style-name="ce28" table:formula="of:=MIN([.V173:.V175])" office:value-type="float" office:value="38.42105" calcext:value-type="float" table:number-columns-spanned="1" table:number-rows-spanned="3">
            <text:p>38.42105</text:p>
          </table:table-cell>
          <table:table-cell table:style-name="ce39" table:formula="of:=[.S173]/([.S173]+[.T173])*100" office:value-type="float" office:value="66.6666666666667" calcext:value-type="float" table:number-columns-spanned="1" table:number-rows-spanned="3">
            <text:p>66.67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28" office:value-type="float" office:value="1933" calcext:value-type="float">
            <text:p>1933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2540" calcext:value-type="float">
            <text:p>2540</text:p>
          </table:table-cell>
          <table:table-cell table:style-name="ce39" office:value-type="float" office:value="37.22854" calcext:value-type="float">
            <text:p>37.23</text:p>
          </table:table-cell>
          <table:table-cell table:style-name="ce71" office:value-type="float" office:value="24.82203" calcext:value-type="float">
            <text:p>24.82</text:p>
          </table:table-cell>
          <table:covered-table-cell table:number-columns-repeated="2" table:style-name="ce28"/>
          <table:covered-table-cell table:style-name="ce39" table:formula="of:=[.I174]/([.I174]+[.J174])*100" office:value-type="float" office:value="66.6551724137931" calcext:value-type="float">
            <text:p>66.66</text:p>
          </table:covered-table-cell>
          <table:table-cell/>
          <table:covered-table-cell table:style-name="ce4"/>
          <table:table-cell table:style-name="ce28" office:value-type="float" office:value="1900" calcext:value-type="float">
            <text:p>1900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2485" calcext:value-type="float">
            <text:p>2485</text:p>
          </table:table-cell>
          <table:table-cell table:style-name="ce39" office:value-type="float" office:value="38.42105" calcext:value-type="float">
            <text:p>38.42</text:p>
          </table:table-cell>
          <table:table-cell table:style-name="ce112" office:value-type="float" office:value="13.94643" calcext:value-type="float">
            <text:p>13.95</text:p>
          </table:table-cell>
          <table:covered-table-cell table:number-columns-repeated="2" table:style-name="ce28"/>
          <table:covered-table-cell table:style-name="ce39" table:formula="of:=[.S174]/([.S174]+[.T174])*100" office:value-type="float" office:value="66.6666666666667" calcext:value-type="float">
            <text:p>66.67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28" office:value-type="float" office:value="1933" calcext:value-type="float">
            <text:p>1933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2505" calcext:value-type="float">
            <text:p>2505</text:p>
          </table:table-cell>
          <table:table-cell table:style-name="ce51" office:value-type="float" office:value="40.84798" calcext:value-type="float">
            <text:p>40.85</text:p>
          </table:table-cell>
          <table:table-cell table:style-name="ce72" office:value-type="float" office:value="23.35141" calcext:value-type="float">
            <text:p>23.35</text:p>
          </table:table-cell>
          <table:covered-table-cell table:number-columns-repeated="2" table:style-name="ce28"/>
          <table:covered-table-cell table:style-name="ce39" table:formula="of:=[.I175]/([.I175]+[.J175])*100" office:value-type="float" office:value="66.6551724137931" calcext:value-type="float">
            <text:p>66.66</text:p>
          </table:covered-table-cell>
          <table:table-cell/>
          <table:covered-table-cell table:style-name="ce4"/>
          <table:table-cell table:style-name="ce28" office:value-type="float" office:value="1900" calcext:value-type="float">
            <text:p>1900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2463" calcext:value-type="float">
            <text:p>2463</text:p>
          </table:table-cell>
          <table:table-cell table:style-name="ce93" office:value-type="float" office:value="40.73684" calcext:value-type="float">
            <text:p>40.74</text:p>
          </table:table-cell>
          <table:table-cell table:style-name="ce113" office:value-type="float" office:value="13.20049" calcext:value-type="float">
            <text:p>13.20</text:p>
          </table:table-cell>
          <table:covered-table-cell table:number-columns-repeated="2" table:style-name="ce28"/>
          <table:covered-table-cell table:style-name="ce39" table:formula="of:=[.S175]/([.S175]+[.T175])*100" office:value-type="float" office:value="66.6666666666667" calcext:value-type="float">
            <text:p>66.67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4" calcext:value-type="float" table:number-columns-spanned="1" table:number-rows-spanned="4">
            <text:p>4</text:p>
          </table:table-cell>
          <table:table-cell table:style-name="ce28" office:value-type="float" office:value="2175" calcext:value-type="float">
            <text:p>2175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2566" calcext:value-type="float">
            <text:p>2566</text:p>
          </table:table-cell>
          <table:table-cell table:style-name="ce52" office:value-type="float" office:value="46.06897" calcext:value-type="float">
            <text:p>46.07</text:p>
          </table:table-cell>
          <table:table-cell table:style-name="ce71" office:value-type="float" office:value="18.78968" calcext:value-type="float">
            <text:p>18.79</text:p>
          </table:table-cell>
          <table:table-cell table:style-name="ce28" table:formula="of:=([.L176]+[.L177]+[.L178]+[.L179])/[.H176]" office:value-type="float" office:value="39.72414" calcext:value-type="float" table:number-columns-spanned="1" table:number-rows-spanned="4">
            <text:p>39.72414</text:p>
          </table:table-cell>
          <table:table-cell table:style-name="ce28" table:formula="of:=MIN([.L176:.L179])" office:value-type="float" office:value="33.7931" calcext:value-type="float" table:number-columns-spanned="1" table:number-rows-spanned="4">
            <text:p>33.7931</text:p>
          </table:table-cell>
          <table:table-cell table:style-name="ce39" table:formula="of:=[.I176]/([.I176]+[.J176])*100" office:value-type="float" office:value="75" calcext:value-type="float" table:number-columns-spanned="1" table:number-rows-spanned="4">
            <text:p>75.00</text:p>
          </table:table-cell>
          <table:table-cell/>
          <table:table-cell table:style-name="ce28" office:value-type="float" office:value="4" calcext:value-type="float" table:number-columns-spanned="1" table:number-rows-spanned="4">
            <text:p>4</text:p>
          </table:table-cell>
          <table:table-cell table:style-name="ce28" office:value-type="float" office:value="2138" calcext:value-type="float">
            <text:p>2138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2536" calcext:value-type="float">
            <text:p>2536</text:p>
          </table:table-cell>
          <table:table-cell table:style-name="ce94" office:value-type="float" office:value="44.10112" calcext:value-type="float">
            <text:p>44.10</text:p>
          </table:table-cell>
          <table:table-cell table:style-name="ce112" office:value-type="float" office:value="10.6069" calcext:value-type="float">
            <text:p>10.61</text:p>
          </table:table-cell>
          <table:table-cell table:style-name="ce28" table:formula="of:=([.V176]+[.V177]+[.V178]+[.V179])/[.R176]" office:value-type="float" office:value="39.4396025" calcext:value-type="float" table:number-columns-spanned="1" table:number-rows-spanned="4">
            <text:p>39.4396025</text:p>
          </table:table-cell>
          <table:table-cell table:style-name="ce28" table:formula="of:=MIN([.V176:.V179])" office:value-type="float" office:value="37.64045" calcext:value-type="float" table:number-columns-spanned="1" table:number-rows-spanned="4">
            <text:p>37.64045</text:p>
          </table:table-cell>
          <table:table-cell table:style-name="ce39" table:formula="of:=[.S176]/([.S176]+[.T176])*100" office:value-type="float" office:value="75.0175438596491" calcext:value-type="float" table:number-columns-spanned="1" table:number-rows-spanned="4">
            <text:p>75.02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28" office:value-type="float" office:value="2175" calcext:value-type="float">
            <text:p>2175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2655" calcext:value-type="float">
            <text:p>2655</text:p>
          </table:table-cell>
          <table:table-cell table:style-name="ce53" office:value-type="float" office:value="33.7931" calcext:value-type="float">
            <text:p>33.79</text:p>
          </table:table-cell>
          <table:table-cell table:style-name="ce71" office:value-type="float" office:value="23.32137" calcext:value-type="float">
            <text:p>23.32</text:p>
          </table:table-cell>
          <table:covered-table-cell table:number-columns-repeated="2" table:style-name="ce28"/>
          <table:covered-table-cell table:style-name="ce39" table:formula="of:=[.I177]/([.I177]+[.J177])*100" office:value-type="float" office:value="75" calcext:value-type="float">
            <text:p>75.00</text:p>
          </table:covered-table-cell>
          <table:table-cell/>
          <table:covered-table-cell table:style-name="ce4"/>
          <table:table-cell table:style-name="ce28" office:value-type="float" office:value="2137" calcext:value-type="float">
            <text:p>2137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2579" calcext:value-type="float">
            <text:p>2579</text:p>
          </table:table-cell>
          <table:table-cell table:style-name="ce95" office:value-type="float" office:value="38.00842" calcext:value-type="float">
            <text:p>38.01</text:p>
          </table:table-cell>
          <table:table-cell table:style-name="ce112" office:value-type="float" office:value="11.65104" calcext:value-type="float">
            <text:p>11.65</text:p>
          </table:table-cell>
          <table:covered-table-cell table:number-columns-repeated="2" table:style-name="ce28"/>
          <table:covered-table-cell table:style-name="ce39" table:formula="of:=[.S177]/([.S177]+[.T177])*100" office:value-type="float" office:value="74.9824561403509" calcext:value-type="float">
            <text:p>74.98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28" office:value-type="float" office:value="2175" calcext:value-type="float">
            <text:p>2175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2623" calcext:value-type="float">
            <text:p>2623</text:p>
          </table:table-cell>
          <table:table-cell table:style-name="ce53" office:value-type="float" office:value="38.2069" calcext:value-type="float">
            <text:p>38.21</text:p>
          </table:table-cell>
          <table:table-cell table:style-name="ce71" office:value-type="float" office:value="22.22617" calcext:value-type="float">
            <text:p>22.23</text:p>
          </table:table-cell>
          <table:covered-table-cell table:number-columns-repeated="2" table:style-name="ce28"/>
          <table:covered-table-cell table:style-name="ce39" table:formula="of:=[.I178]/([.I178]+[.J178])*100" office:value-type="float" office:value="75" calcext:value-type="float">
            <text:p>75.00</text:p>
          </table:covered-table-cell>
          <table:table-cell/>
          <table:covered-table-cell table:style-name="ce4"/>
          <table:table-cell table:style-name="ce28" office:value-type="float" office:value="2137" calcext:value-type="float">
            <text:p>2137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2579" calcext:value-type="float">
            <text:p>2579</text:p>
          </table:table-cell>
          <table:table-cell table:style-name="ce95" office:value-type="float" office:value="38.00842" calcext:value-type="float">
            <text:p>38.01</text:p>
          </table:table-cell>
          <table:table-cell table:style-name="ce112" office:value-type="float" office:value="11.53288" calcext:value-type="float">
            <text:p>11.53</text:p>
          </table:table-cell>
          <table:covered-table-cell table:number-columns-repeated="2" table:style-name="ce28"/>
          <table:covered-table-cell table:style-name="ce39" table:formula="of:=[.S178]/([.S178]+[.T178])*100" office:value-type="float" office:value="74.9824561403509" calcext:value-type="float">
            <text:p>74.98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28" office:value-type="float" office:value="2175" calcext:value-type="float">
            <text:p>2175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2604" calcext:value-type="float">
            <text:p>2604</text:p>
          </table:table-cell>
          <table:table-cell table:style-name="ce53" office:value-type="float" office:value="40.82759" calcext:value-type="float">
            <text:p>40.83</text:p>
          </table:table-cell>
          <table:table-cell table:style-name="ce71" office:value-type="float" office:value="21.75701" calcext:value-type="float">
            <text:p>21.76</text:p>
          </table:table-cell>
          <table:covered-table-cell table:number-columns-repeated="2" table:style-name="ce28"/>
          <table:covered-table-cell table:style-name="ce39" table:formula="of:=[.I179]/([.I179]+[.J179])*100" office:value-type="float" office:value="75" calcext:value-type="float">
            <text:p>75.00</text:p>
          </table:covered-table-cell>
          <table:table-cell/>
          <table:covered-table-cell table:style-name="ce4"/>
          <table:table-cell table:style-name="ce28" office:value-type="float" office:value="2138" calcext:value-type="float">
            <text:p>2138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2582" calcext:value-type="float">
            <text:p>2582</text:p>
          </table:table-cell>
          <table:table-cell table:style-name="ce95" office:value-type="float" office:value="37.64045" calcext:value-type="float">
            <text:p>37.64</text:p>
          </table:table-cell>
          <table:table-cell table:style-name="ce112" office:value-type="float" office:value="11.4927" calcext:value-type="float">
            <text:p>11.49</text:p>
          </table:table-cell>
          <table:covered-table-cell table:number-columns-repeated="2" table:style-name="ce28"/>
          <table:covered-table-cell table:style-name="ce39" table:formula="of:=[.S179]/([.S179]+[.T179])*100" office:value-type="float" office:value="75.0175438596491" calcext:value-type="float">
            <text:p>75.02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5" calcext:value-type="float" table:number-columns-spanned="1" table:number-rows-spanned="5">
            <text:p>5</text:p>
          </table:table-cell>
          <table:table-cell table:style-name="ce28" office:value-type="float" office:value="2320" calcext:value-type="float">
            <text:p>232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657" calcext:value-type="float">
            <text:p>2657</text:p>
          </table:table-cell>
          <table:table-cell table:style-name="ce54" office:value-type="float" office:value="41.89655" calcext:value-type="float">
            <text:p>41.90</text:p>
          </table:table-cell>
          <table:table-cell table:style-name="ce71" office:value-type="float" office:value="19.41444" calcext:value-type="float">
            <text:p>19.41</text:p>
          </table:table-cell>
          <table:table-cell table:style-name="ce28" table:formula="of:=SUM([.L180:.L184])/[.H180]" office:value-type="float" office:value="39.689656" calcext:value-type="float" table:number-columns-spanned="1" table:number-rows-spanned="5">
            <text:p>39.689656</text:p>
          </table:table-cell>
          <table:table-cell table:style-name="ce28" table:formula="of:=MIN([.L180:.L185])" office:value-type="float" office:value="35.34483" calcext:value-type="float" table:number-columns-spanned="1" table:number-rows-spanned="5">
            <text:p>35.34483</text:p>
          </table:table-cell>
          <table:table-cell table:style-name="ce39" table:formula="of:=[.I180]/([.I180]+[.J180])*100" office:value-type="float" office:value="80" calcext:value-type="float" table:number-columns-spanned="1" table:number-rows-spanned="5">
            <text:p>80.00</text:p>
          </table:table-cell>
          <table:table-cell/>
          <table:table-cell table:style-name="ce28" office:value-type="float" office:value="5" calcext:value-type="float" table:number-columns-spanned="1" table:number-rows-spanned="5">
            <text:p>5</text:p>
          </table:table-cell>
          <table:table-cell table:style-name="ce28" office:value-type="float" office:value="2280" calcext:value-type="float">
            <text:p>2280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2625" calcext:value-type="float">
            <text:p>2625</text:p>
          </table:table-cell>
          <table:table-cell table:style-name="ce96" office:value-type="float" office:value="39.47368" calcext:value-type="float">
            <text:p>39.47</text:p>
          </table:table-cell>
          <table:table-cell table:style-name="ce112" office:value-type="float" office:value="9.709748" calcext:value-type="float">
            <text:p>9.71</text:p>
          </table:table-cell>
          <table:table-cell table:style-name="ce28" table:formula="of:=SUM([.V180:.V184])/[.R180]" office:value-type="float" office:value="39.192982" calcext:value-type="float" table:number-columns-spanned="1" table:number-rows-spanned="5">
            <text:p>39.192982</text:p>
          </table:table-cell>
          <table:table-cell table:style-name="ce28" table:formula="of:=MIN([.V180:.V185])" office:value-type="float" office:value="37.01754" calcext:value-type="float" table:number-columns-spanned="1" table:number-rows-spanned="5">
            <text:p>37.01754</text:p>
          </table:table-cell>
          <table:table-cell table:style-name="ce39" table:formula="of:=[.S180]/([.S180]+[.T180])*100" office:value-type="float" office:value="80" calcext:value-type="float" table:number-columns-spanned="1" table:number-rows-spanned="5">
            <text:p>80.00</text:p>
          </table:table-cell>
        </table:table-row>
        <table:table-row table:style-name="ro4">
          <table:table-cell table:number-columns-repeated="7"/>
          <table:covered-table-cell table:style-name="ce29"/>
          <table:table-cell table:style-name="ce28" office:value-type="float" office:value="2320" calcext:value-type="float">
            <text:p>232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666" calcext:value-type="float">
            <text:p>2666</text:p>
          </table:table-cell>
          <table:table-cell table:style-name="ce54" office:value-type="float" office:value="40.34483" calcext:value-type="float">
            <text:p>40.34</text:p>
          </table:table-cell>
          <table:table-cell table:style-name="ce71" office:value-type="float" office:value="18.5298" calcext:value-type="float">
            <text:p>18.53</text:p>
          </table:table-cell>
          <table:covered-table-cell table:number-columns-repeated="2" table:style-name="ce28"/>
          <table:covered-table-cell table:style-name="ce39" table:formula="of:=[.I181]/([.I181]+[.J181])*100" office:value-type="float" office:value="80" calcext:value-type="float">
            <text:p>80.00</text:p>
          </table:covered-table-cell>
          <table:table-cell/>
          <table:covered-table-cell table:style-name="ce29"/>
          <table:table-cell table:style-name="ce28" office:value-type="float" office:value="2280" calcext:value-type="float">
            <text:p>2280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2608" calcext:value-type="float">
            <text:p>2608</text:p>
          </table:table-cell>
          <table:table-cell table:style-name="ce96" office:value-type="float" office:value="42.45614" calcext:value-type="float">
            <text:p>42.46</text:p>
          </table:table-cell>
          <table:table-cell table:style-name="ce112" office:value-type="float" office:value="9.362261" calcext:value-type="float">
            <text:p>9.36</text:p>
          </table:table-cell>
          <table:covered-table-cell table:number-columns-repeated="2" table:style-name="ce28"/>
          <table:covered-table-cell table:style-name="ce39" table:formula="of:=[.S181]/([.S181]+[.T181])*100" office:value-type="float" office:value="80" calcext:value-type="float">
            <text:p>80.00</text:p>
          </table:covered-table-cell>
        </table:table-row>
        <table:table-row table:style-name="ro4">
          <table:table-cell table:number-columns-repeated="7"/>
          <table:covered-table-cell table:style-name="ce29"/>
          <table:table-cell table:style-name="ce28" office:value-type="float" office:value="2320" calcext:value-type="float">
            <text:p>232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695" calcext:value-type="float">
            <text:p>2695</text:p>
          </table:table-cell>
          <table:table-cell table:style-name="ce54" office:value-type="float" office:value="35.34483" calcext:value-type="float">
            <text:p>35.34</text:p>
          </table:table-cell>
          <table:table-cell table:style-name="ce71" office:value-type="float" office:value="20.12885" calcext:value-type="float">
            <text:p>20.13</text:p>
          </table:table-cell>
          <table:covered-table-cell table:number-columns-repeated="2" table:style-name="ce28"/>
          <table:covered-table-cell table:style-name="ce39" table:formula="of:=[.I182]/([.I182]+[.J182])*100" office:value-type="float" office:value="80" calcext:value-type="float">
            <text:p>80.00</text:p>
          </table:covered-table-cell>
          <table:table-cell/>
          <table:covered-table-cell table:style-name="ce29"/>
          <table:table-cell table:style-name="ce28" office:value-type="float" office:value="2280" calcext:value-type="float">
            <text:p>2280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2639" calcext:value-type="float">
            <text:p>2639</text:p>
          </table:table-cell>
          <table:table-cell table:style-name="ce96" office:value-type="float" office:value="37.01754" calcext:value-type="float">
            <text:p>37.02</text:p>
          </table:table-cell>
          <table:table-cell table:style-name="ce112" office:value-type="float" office:value="10.04581" calcext:value-type="float">
            <text:p>10.05</text:p>
          </table:table-cell>
          <table:covered-table-cell table:number-columns-repeated="2" table:style-name="ce28"/>
          <table:covered-table-cell table:style-name="ce39" table:formula="of:=[.S182]/([.S182]+[.T182])*100" office:value-type="float" office:value="80" calcext:value-type="float">
            <text:p>80.00</text:p>
          </table:covered-table-cell>
        </table:table-row>
        <table:table-row table:style-name="ro4">
          <table:table-cell table:number-columns-repeated="7"/>
          <table:covered-table-cell table:style-name="ce29"/>
          <table:table-cell table:style-name="ce28" office:value-type="float" office:value="2320" calcext:value-type="float">
            <text:p>232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676" calcext:value-type="float">
            <text:p>2676</text:p>
          </table:table-cell>
          <table:table-cell table:style-name="ce54" office:value-type="float" office:value="38.62069" calcext:value-type="float">
            <text:p>38.62</text:p>
          </table:table-cell>
          <table:table-cell table:style-name="ce71" office:value-type="float" office:value="20.11459" calcext:value-type="float">
            <text:p>20.11</text:p>
          </table:table-cell>
          <table:covered-table-cell table:number-columns-repeated="2" table:style-name="ce28"/>
          <table:covered-table-cell table:style-name="ce39" table:formula="of:=[.I183]/([.I183]+[.J183])*100" office:value-type="float" office:value="80" calcext:value-type="float">
            <text:p>80.00</text:p>
          </table:covered-table-cell>
          <table:table-cell/>
          <table:covered-table-cell table:style-name="ce29"/>
          <table:table-cell table:style-name="ce28" office:value-type="float" office:value="2280" calcext:value-type="float">
            <text:p>2280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2626" calcext:value-type="float">
            <text:p>2626</text:p>
          </table:table-cell>
          <table:table-cell table:style-name="ce96" office:value-type="float" office:value="39.29825" calcext:value-type="float">
            <text:p>39.30</text:p>
          </table:table-cell>
          <table:table-cell table:style-name="ce112" office:value-type="float" office:value="9.78269" calcext:value-type="float">
            <text:p>9.78</text:p>
          </table:table-cell>
          <table:covered-table-cell table:number-columns-repeated="2" table:style-name="ce28"/>
          <table:covered-table-cell table:style-name="ce39" table:formula="of:=[.S183]/([.S183]+[.T183])*100" office:value-type="float" office:value="80" calcext:value-type="float">
            <text:p>80.00</text:p>
          </table:covered-table-cell>
        </table:table-row>
        <table:table-row table:style-name="ro4">
          <table:table-cell table:number-columns-repeated="7"/>
          <table:covered-table-cell table:style-name="ce29"/>
          <table:table-cell table:style-name="ce28" office:value-type="float" office:value="2320" calcext:value-type="float">
            <text:p>232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655" calcext:value-type="float">
            <text:p>2655</text:p>
          </table:table-cell>
          <table:table-cell table:style-name="ce55" office:value-type="float" office:value="42.24138" calcext:value-type="float">
            <text:p>42.24</text:p>
          </table:table-cell>
          <table:table-cell table:style-name="ce71" office:value-type="float" office:value="17.71223" calcext:value-type="float">
            <text:p>17.71</text:p>
          </table:table-cell>
          <table:covered-table-cell table:number-columns-repeated="2" table:style-name="ce28"/>
          <table:covered-table-cell table:style-name="ce39" table:formula="of:=[.I184]/([.I184]+[.J184])*100" office:value-type="float" office:value="80" calcext:value-type="float">
            <text:p>80.00</text:p>
          </table:covered-table-cell>
          <table:table-cell/>
          <table:covered-table-cell table:style-name="ce29"/>
          <table:table-cell table:style-name="ce28" office:value-type="float" office:value="2280" calcext:value-type="float">
            <text:p>2280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2635" calcext:value-type="float">
            <text:p>2635</text:p>
          </table:table-cell>
          <table:table-cell table:style-name="ce97" office:value-type="float" office:value="37.7193" calcext:value-type="float">
            <text:p>37.72</text:p>
          </table:table-cell>
          <table:table-cell table:style-name="ce112" office:value-type="float" office:value="9.993116" calcext:value-type="float">
            <text:p>9.99</text:p>
          </table:table-cell>
          <table:covered-table-cell table:number-columns-repeated="2" table:style-name="ce28"/>
          <table:covered-table-cell table:style-name="ce39" table:formula="of:=[.S184]/([.S184]+[.T184])*100" office:value-type="float" office:value="80" calcext:value-type="float">
            <text:p>80.00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6" calcext:value-type="float" table:number-columns-spanned="1" table:number-rows-spanned="6">
            <text:p>6</text:p>
          </table:table-cell>
          <table:table-cell table:style-name="ce5" office:value-type="float" office:value="2417" calcext:value-type="float">
            <text:p>2417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2722" calcext:value-type="float">
            <text:p>2722</text:p>
          </table:table-cell>
          <table:table-cell table:style-name="ce56" office:value-type="float" office:value="36.853" calcext:value-type="float">
            <text:p>36.85</text:p>
          </table:table-cell>
          <table:table-cell table:style-name="ce73" office:value-type="float" office:value="16.93023" calcext:value-type="float">
            <text:p>16.93</text:p>
          </table:table-cell>
          <table:table-cell table:style-name="ce28" table:formula="of:=SUM([.L185:.L190])/[.H185]" office:value-type="float" office:value="39.414045" calcext:value-type="float" table:number-columns-spanned="1" table:number-rows-spanned="6">
            <text:p>39.414045</text:p>
          </table:table-cell>
          <table:table-cell table:style-name="ce28" table:formula="of:=MIN([.L185:.L190])" office:value-type="float" office:value="36.36364" calcext:value-type="float" table:number-columns-spanned="1" table:number-rows-spanned="6">
            <text:p>36.36364</text:p>
          </table:table-cell>
          <table:table-cell table:style-name="ce39" table:formula="of:=[.I185]/([.I185]+[.J185])*100" office:value-type="float" office:value="83.3448275862069" calcext:value-type="float" table:number-columns-spanned="1" table:number-rows-spanned="6">
            <text:p>83.34</text:p>
          </table:table-cell>
          <table:table-cell/>
          <table:table-cell table:style-name="ce28" office:value-type="float" office:value="6" calcext:value-type="float" table:number-columns-spanned="1" table:number-rows-spanned="6">
            <text:p>6</text:p>
          </table:table-cell>
          <table:table-cell table:style-name="ce5" office:value-type="float" office:value="2375" calcext:value-type="float">
            <text:p>2375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2652" calcext:value-type="float">
            <text:p>2652</text:p>
          </table:table-cell>
          <table:table-cell table:style-name="ce98" office:value-type="float" office:value="41.68421" calcext:value-type="float">
            <text:p>41.68</text:p>
          </table:table-cell>
          <table:table-cell table:style-name="ce114" office:value-type="float" office:value="8.303022" calcext:value-type="float">
            <text:p>8.30</text:p>
          </table:table-cell>
          <table:table-cell table:style-name="ce28" table:formula="of:=SUM([.V185:.V190])/[.R185]" office:value-type="float" office:value="39.68421" calcext:value-type="float" table:number-columns-spanned="1" table:number-rows-spanned="6">
            <text:p>39.68421</text:p>
          </table:table-cell>
          <table:table-cell table:style-name="ce28" table:formula="of:=MIN([.V185:.V190])" office:value-type="float" office:value="35.57895" calcext:value-type="float" table:number-columns-spanned="1" table:number-rows-spanned="6">
            <text:p>35.57895</text:p>
          </table:table-cell>
          <table:table-cell table:style-name="ce39" table:formula="of:=[.S185]/([.S185]+[.T185])*100" office:value-type="float" office:value="83.3333333333333" calcext:value-type="float" table:number-columns-spanned="1" table:number-rows-spanned="6">
            <text:p>83.33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416" calcext:value-type="float">
            <text:p>2416</text:p>
          </table:table-cell>
          <table:table-cell table:style-name="ce5" office:value-type="float" office:value="484" calcext:value-type="float">
            <text:p>484</text:p>
          </table:table-cell>
          <table:table-cell table:style-name="ce5" office:value-type="float" office:value="2698" calcext:value-type="float">
            <text:p>2698</text:p>
          </table:table-cell>
          <table:table-cell table:style-name="ce56" office:value-type="float" office:value="41.73554" calcext:value-type="float">
            <text:p>41.74</text:p>
          </table:table-cell>
          <table:table-cell table:style-name="ce73" office:value-type="float" office:value="15.39532" calcext:value-type="float">
            <text:p>15.40</text:p>
          </table:table-cell>
          <table:covered-table-cell table:number-columns-repeated="2" table:style-name="ce28"/>
          <table:covered-table-cell table:style-name="ce39" table:formula="of:=[.I186]/([.I186]+[.J186])*100" office:value-type="float" office:value="83.3103448275862" calcext:value-type="float">
            <text:p>83.31</text:p>
          </table:covered-table-cell>
          <table:table-cell/>
          <table:covered-table-cell table:style-name="ce4"/>
          <table:table-cell table:style-name="ce5" office:value-type="float" office:value="2375" calcext:value-type="float">
            <text:p>2375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2666" calcext:value-type="float">
            <text:p>2666</text:p>
          </table:table-cell>
          <table:table-cell table:style-name="ce98" office:value-type="float" office:value="38.73684" calcext:value-type="float">
            <text:p>38.74</text:p>
          </table:table-cell>
          <table:table-cell table:style-name="ce114" office:value-type="float" office:value="8.532723" calcext:value-type="float">
            <text:p>8.53</text:p>
          </table:table-cell>
          <table:covered-table-cell table:number-columns-repeated="2" table:style-name="ce28"/>
          <table:covered-table-cell table:style-name="ce39" table:formula="of:=[.S186]/([.S186]+[.T186])*100" office:value-type="float" office:value="83.3333333333333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416" calcext:value-type="float">
            <text:p>2416</text:p>
          </table:table-cell>
          <table:table-cell table:style-name="ce5" office:value-type="float" office:value="484" calcext:value-type="float">
            <text:p>484</text:p>
          </table:table-cell>
          <table:table-cell table:style-name="ce5" office:value-type="float" office:value="2724" calcext:value-type="float">
            <text:p>2724</text:p>
          </table:table-cell>
          <table:table-cell table:style-name="ce56" office:value-type="float" office:value="36.36364" calcext:value-type="float">
            <text:p>36.36</text:p>
          </table:table-cell>
          <table:table-cell table:style-name="ce73" office:value-type="float" office:value="16.34319" calcext:value-type="float">
            <text:p>16.34</text:p>
          </table:table-cell>
          <table:covered-table-cell table:number-columns-repeated="2" table:style-name="ce28"/>
          <table:covered-table-cell table:style-name="ce39" table:formula="of:=[.I187]/([.I187]+[.J187])*100" office:value-type="float" office:value="83.3103448275862" calcext:value-type="float">
            <text:p>83.31</text:p>
          </table:covered-table-cell>
          <table:table-cell/>
          <table:covered-table-cell table:style-name="ce4"/>
          <table:table-cell table:style-name="ce5" office:value-type="float" office:value="2375" calcext:value-type="float">
            <text:p>2375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2647" calcext:value-type="float">
            <text:p>2647</text:p>
          </table:table-cell>
          <table:table-cell table:style-name="ce98" office:value-type="float" office:value="42.73684" calcext:value-type="float">
            <text:p>42.74</text:p>
          </table:table-cell>
          <table:table-cell table:style-name="ce114" office:value-type="float" office:value="8.130578" calcext:value-type="float">
            <text:p>8.13</text:p>
          </table:table-cell>
          <table:covered-table-cell table:number-columns-repeated="2" table:style-name="ce28"/>
          <table:covered-table-cell table:style-name="ce39" table:formula="of:=[.S187]/([.S187]+[.T187])*100" office:value-type="float" office:value="83.3333333333333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417" calcext:value-type="float">
            <text:p>2417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2707" calcext:value-type="float">
            <text:p>2707</text:p>
          </table:table-cell>
          <table:table-cell table:style-name="ce56" office:value-type="float" office:value="39.95859" calcext:value-type="float">
            <text:p>39.96</text:p>
          </table:table-cell>
          <table:table-cell table:style-name="ce73" office:value-type="float" office:value="15.52876" calcext:value-type="float">
            <text:p>15.53</text:p>
          </table:table-cell>
          <table:covered-table-cell table:number-columns-repeated="2" table:style-name="ce28"/>
          <table:covered-table-cell table:style-name="ce39" table:formula="of:=[.I188]/([.I188]+[.J188])*100" office:value-type="float" office:value="83.3448275862069" calcext:value-type="float">
            <text:p>83.34</text:p>
          </table:covered-table-cell>
          <table:table-cell/>
          <table:covered-table-cell table:style-name="ce4"/>
          <table:table-cell table:style-name="ce5" office:value-type="float" office:value="2375" calcext:value-type="float">
            <text:p>2375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2671" calcext:value-type="float">
            <text:p>2671</text:p>
          </table:table-cell>
          <table:table-cell table:style-name="ce98" office:value-type="float" office:value="37.68421" calcext:value-type="float">
            <text:p>37.68</text:p>
          </table:table-cell>
          <table:table-cell table:style-name="ce114" office:value-type="float" office:value="8.72239" calcext:value-type="float">
            <text:p>8.72</text:p>
          </table:table-cell>
          <table:covered-table-cell table:number-columns-repeated="2" table:style-name="ce28"/>
          <table:covered-table-cell table:style-name="ce39" table:formula="of:=[.S188]/([.S188]+[.T188])*100" office:value-type="float" office:value="83.3333333333333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417" calcext:value-type="float">
            <text:p>2417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2699" calcext:value-type="float">
            <text:p>2699</text:p>
          </table:table-cell>
          <table:table-cell table:style-name="ce57" office:value-type="float" office:value="41.61491" calcext:value-type="float">
            <text:p>41.61</text:p>
          </table:table-cell>
          <table:table-cell table:style-name="ce73" office:value-type="float" office:value="16.71642" calcext:value-type="float">
            <text:p>16.72</text:p>
          </table:table-cell>
          <table:covered-table-cell table:number-columns-repeated="2" table:style-name="ce28"/>
          <table:covered-table-cell table:style-name="ce39" table:formula="of:=[.I189]/([.I189]+[.J189])*100" office:value-type="float" office:value="83.3448275862069" calcext:value-type="float">
            <text:p>83.34</text:p>
          </table:covered-table-cell>
          <table:table-cell/>
          <table:covered-table-cell table:style-name="ce4"/>
          <table:table-cell table:style-name="ce5" office:value-type="float" office:value="2375" calcext:value-type="float">
            <text:p>2375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2681" calcext:value-type="float">
            <text:p>2681</text:p>
          </table:table-cell>
          <table:table-cell table:style-name="ce99" office:value-type="float" office:value="35.57895" calcext:value-type="float">
            <text:p>35.58</text:p>
          </table:table-cell>
          <table:table-cell table:style-name="ce114" office:value-type="float" office:value="8.988991" calcext:value-type="float">
            <text:p>8.99</text:p>
          </table:table-cell>
          <table:covered-table-cell table:number-columns-repeated="2" table:style-name="ce28"/>
          <table:covered-table-cell table:style-name="ce39" table:formula="of:=[.S189]/([.S189]+[.T189])*100" office:value-type="float" office:value="83.3333333333333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417" calcext:value-type="float">
            <text:p>2417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2707" calcext:value-type="float">
            <text:p>2707</text:p>
          </table:table-cell>
          <table:table-cell table:style-name="ce57" office:value-type="float" office:value="39.95859" calcext:value-type="float">
            <text:p>39.96</text:p>
          </table:table-cell>
          <table:table-cell table:style-name="ce73" office:value-type="float" office:value="16.618" calcext:value-type="float">
            <text:p>16.62</text:p>
          </table:table-cell>
          <table:covered-table-cell table:number-columns-repeated="2" table:style-name="ce28"/>
          <table:covered-table-cell table:style-name="ce39" table:formula="of:=[.I190]/([.I190]+[.J190])*100" office:value-type="float" office:value="83.3448275862069" calcext:value-type="float">
            <text:p>83.34</text:p>
          </table:covered-table-cell>
          <table:table-cell/>
          <table:covered-table-cell table:style-name="ce4"/>
          <table:table-cell table:style-name="ce5" office:value-type="float" office:value="2375" calcext:value-type="float">
            <text:p>2375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2652" calcext:value-type="float">
            <text:p>2652</text:p>
          </table:table-cell>
          <table:table-cell table:style-name="ce99" office:value-type="float" office:value="41.68421" calcext:value-type="float">
            <text:p>41.68</text:p>
          </table:table-cell>
          <table:table-cell table:style-name="ce114" office:value-type="float" office:value="8.158955" calcext:value-type="float">
            <text:p>8.16</text:p>
          </table:table-cell>
          <table:covered-table-cell table:number-columns-repeated="2" table:style-name="ce28"/>
          <table:covered-table-cell table:style-name="ce39" table:formula="of:=[.S190]/([.S190]+[.T190])*100" office:value-type="float" office:value="83.3333333333333" calcext:value-type="float">
            <text:p>83.33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7" calcext:value-type="float" table:number-columns-spanned="1" table:number-rows-spanned="7">
            <text:p>7</text:p>
          </table:table-cell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2742" calcext:value-type="float">
            <text:p>2742</text:p>
          </table:table-cell>
          <table:table-cell table:style-name="ce57" office:value-type="float" office:value="38.16425" calcext:value-type="float">
            <text:p>38.16</text:p>
          </table:table-cell>
          <table:table-cell table:style-name="ce73" office:value-type="float" office:value="16.21489" calcext:value-type="float">
            <text:p>16.21</text:p>
          </table:table-cell>
          <table:table-cell table:style-name="ce28" table:formula="of:=SUM([.L191:.L197])/[.H191]" office:value-type="float" office:value="39.3097" calcext:value-type="float" table:number-columns-spanned="1" table:number-rows-spanned="7">
            <text:p>39.3097</text:p>
          </table:table-cell>
          <table:table-cell table:style-name="ce28" table:formula="of:=MIN([.L191:.L197])" office:value-type="float" office:value="37.43961" calcext:value-type="float" table:number-columns-spanned="1" table:number-rows-spanned="7">
            <text:p>37.43961</text:p>
          </table:table-cell>
          <table:table-cell table:style-name="ce39" table:formula="of:=[.I191]/([.I191]+[.J191])*100" office:value-type="float" office:value="85.7241379310345" calcext:value-type="float" table:number-columns-spanned="1" table:number-rows-spanned="7">
            <text:p>85.72</text:p>
          </table:table-cell>
          <table:table-cell/>
          <table:table-cell table:style-name="ce28" office:value-type="float" office:value="7" calcext:value-type="float" table:number-columns-spanned="1" table:number-rows-spanned="7">
            <text:p>7</text:p>
          </table:table-cell>
          <table:table-cell table:style-name="ce5" office:value-type="float" office:value="2443" calcext:value-type="float">
            <text:p>2443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2686" calcext:value-type="float">
            <text:p>2686</text:p>
          </table:table-cell>
          <table:table-cell table:style-name="ce99" office:value-type="float" office:value="40.29484" calcext:value-type="float">
            <text:p>40.29</text:p>
          </table:table-cell>
          <table:table-cell table:style-name="ce114" office:value-type="float" office:value="7.458094" calcext:value-type="float">
            <text:p>7.46</text:p>
          </table:table-cell>
          <table:table-cell table:style-name="ce28" table:formula="of:=SUM([.V191:.V197])/[.R191]" office:value-type="float" office:value="39.3695928571429" calcext:value-type="float" table:number-columns-spanned="1" table:number-rows-spanned="7">
            <text:p>39.3695928571</text:p>
          </table:table-cell>
          <table:table-cell table:style-name="ce28" table:formula="of:=MIN([.V191:.V197])" office:value-type="float" office:value="36.02941" calcext:value-type="float" table:number-columns-spanned="1" table:number-rows-spanned="7">
            <text:p>36.02941</text:p>
          </table:table-cell>
          <table:table-cell table:style-name="ce39" table:formula="of:=[.S191]/([.S191]+[.T191])*100" office:value-type="float" office:value="85.7192982456141" calcext:value-type="float" table:number-columns-spanned="1" table:number-rows-spanned="7">
            <text:p>85.72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485" calcext:value-type="float">
            <text:p>2485</text:p>
          </table:table-cell>
          <table:table-cell table:style-name="ce5" office:value-type="float" office:value="415" calcext:value-type="float">
            <text:p>415</text:p>
          </table:table-cell>
          <table:table-cell table:style-name="ce5" office:value-type="float" office:value="2733" calcext:value-type="float">
            <text:p>2733</text:p>
          </table:table-cell>
          <table:table-cell table:style-name="ce57" office:value-type="float" office:value="40.24096" calcext:value-type="float">
            <text:p>40.24</text:p>
          </table:table-cell>
          <table:table-cell table:style-name="ce73" office:value-type="float" office:value="14.82929" calcext:value-type="float">
            <text:p>14.83</text:p>
          </table:table-cell>
          <table:covered-table-cell table:style-name="ce28" table:formula="of:=SUM([.L192:.L198])/[.H192]" office:value-type="string" office:string-value="" calcext:value-type="error">
            <text:p>#DIV/0!</text:p>
          </table:covered-table-cell>
          <table:covered-table-cell table:style-name="ce28" table:formula="of:=MIN([.L192:.L198])" office:value-type="float" office:value="37.43961" calcext:value-type="float">
            <text:p>37.43961</text:p>
          </table:covered-table-cell>
          <table:covered-table-cell table:style-name="ce39" table:formula="of:=[.I192]/([.I192]+[.J192])*100" office:value-type="float" office:value="85.6896551724138" calcext:value-type="float">
            <text:p>85.69</text:p>
          </table:covered-table-cell>
          <table:table-cell/>
          <table:covered-table-cell table:style-name="ce4"/>
          <table:table-cell table:style-name="ce5" office:value-type="float" office:value="2442" calcext:value-type="float">
            <text:p>2442</text:p>
          </table:table-cell>
          <table:table-cell table:style-name="ce5" office:value-type="float" office:value="408" calcext:value-type="float">
            <text:p>408</text:p>
          </table:table-cell>
          <table:table-cell table:style-name="ce5" office:value-type="float" office:value="2703" calcext:value-type="float">
            <text:p>2703</text:p>
          </table:table-cell>
          <table:table-cell table:style-name="ce99" office:value-type="float" office:value="36.02941" calcext:value-type="float">
            <text:p>36.03</text:p>
          </table:table-cell>
          <table:table-cell table:style-name="ce114" office:value-type="float" office:value="8.512489" calcext:value-type="float">
            <text:p>8.51</text:p>
          </table:table-cell>
          <table:covered-table-cell table:style-name="ce28" table:formula="of:=SUM([.V192:.V198])/[.R192]" office:value-type="string" office:string-value="" calcext:value-type="error">
            <text:p>#DIV/0!</text:p>
          </table:covered-table-cell>
          <table:covered-table-cell table:style-name="ce28" table:formula="of:=MIN([.V192:.V198])" office:value-type="float" office:value="36.02941" calcext:value-type="float">
            <text:p>36.02941</text:p>
          </table:covered-table-cell>
          <table:covered-table-cell table:style-name="ce39" table:formula="of:=[.S192]/([.S192]+[.T192])*100" office:value-type="float" office:value="85.6842105263158" calcext:value-type="float">
            <text:p>85.68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485" calcext:value-type="float">
            <text:p>2485</text:p>
          </table:table-cell>
          <table:table-cell table:style-name="ce5" office:value-type="float" office:value="415" calcext:value-type="float">
            <text:p>415</text:p>
          </table:table-cell>
          <table:table-cell table:style-name="ce5" office:value-type="float" office:value="2733" calcext:value-type="float">
            <text:p>2733</text:p>
          </table:table-cell>
          <table:table-cell table:style-name="ce57" office:value-type="float" office:value="40.24096" calcext:value-type="float">
            <text:p>40.24</text:p>
          </table:table-cell>
          <table:table-cell table:style-name="ce73" office:value-type="float" office:value="14.93834" calcext:value-type="float">
            <text:p>14.94</text:p>
          </table:table-cell>
          <table:covered-table-cell table:style-name="ce28" table:formula="of:=SUM([.L193:.L199])/[.H193]" office:value-type="string" office:string-value="" calcext:value-type="error">
            <text:p>#DIV/0!</text:p>
          </table:covered-table-cell>
          <table:covered-table-cell table:style-name="ce28" table:formula="of:=MIN([.L193:.L199])" office:value-type="float" office:value="37.43961" calcext:value-type="float">
            <text:p>37.43961</text:p>
          </table:covered-table-cell>
          <table:covered-table-cell table:style-name="ce39" table:formula="of:=[.I193]/([.I193]+[.J193])*100" office:value-type="float" office:value="85.6896551724138" calcext:value-type="float">
            <text:p>85.69</text:p>
          </table:covered-table-cell>
          <table:table-cell/>
          <table:covered-table-cell table:style-name="ce4"/>
          <table:table-cell table:style-name="ce5" office:value-type="float" office:value="2443" calcext:value-type="float">
            <text:p>2443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2700" calcext:value-type="float">
            <text:p>2700</text:p>
          </table:table-cell>
          <table:table-cell table:style-name="ce99" office:value-type="float" office:value="36.85504" calcext:value-type="float">
            <text:p>36.86</text:p>
          </table:table-cell>
          <table:table-cell table:style-name="ce114" office:value-type="float" office:value="7.627138" calcext:value-type="float">
            <text:p>7.63</text:p>
          </table:table-cell>
          <table:covered-table-cell table:style-name="ce28" table:formula="of:=SUM([.V193:.V199])/[.R193]" office:value-type="string" office:string-value="" calcext:value-type="error">
            <text:p>#DIV/0!</text:p>
          </table:covered-table-cell>
          <table:covered-table-cell table:style-name="ce28" table:formula="of:=MIN([.V193:.V199])" office:value-type="float" office:value="36.60934" calcext:value-type="float">
            <text:p>36.60934</text:p>
          </table:covered-table-cell>
          <table:covered-table-cell table:style-name="ce39" table:formula="of:=[.S193]/([.S193]+[.T193])*100" office:value-type="float" office:value="85.7192982456141" calcext:value-type="float">
            <text:p>85.72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2730" calcext:value-type="float">
            <text:p>2730</text:p>
          </table:table-cell>
          <table:table-cell table:style-name="ce57" office:value-type="float" office:value="41.0628" calcext:value-type="float">
            <text:p>41.06</text:p>
          </table:table-cell>
          <table:table-cell table:style-name="ce73" office:value-type="float" office:value="14.20779" calcext:value-type="float">
            <text:p>14.21</text:p>
          </table:table-cell>
          <table:covered-table-cell table:style-name="ce28" table:formula="of:=SUM([.L194:.L200])/[.H194]" office:value-type="string" office:string-value="" calcext:value-type="error">
            <text:p>#DIV/0!</text:p>
          </table:covered-table-cell>
          <table:covered-table-cell table:style-name="ce28" table:formula="of:=MIN([.L194:.L200])" office:value-type="float" office:value="37.43961" calcext:value-type="float">
            <text:p>37.43961</text:p>
          </table:covered-table-cell>
          <table:covered-table-cell table:style-name="ce39" table:formula="of:=[.I194]/([.I194]+[.J194])*100" office:value-type="float" office:value="85.7241379310345" calcext:value-type="float">
            <text:p>85.72</text:p>
          </table:covered-table-cell>
          <table:table-cell/>
          <table:covered-table-cell table:style-name="ce4"/>
          <table:table-cell table:style-name="ce5" office:value-type="float" office:value="2443" calcext:value-type="float">
            <text:p>2443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2701" calcext:value-type="float">
            <text:p>2701</text:p>
          </table:table-cell>
          <table:table-cell table:style-name="ce99" office:value-type="float" office:value="36.60934" calcext:value-type="float">
            <text:p>36.61</text:p>
          </table:table-cell>
          <table:table-cell table:style-name="ce114" office:value-type="float" office:value="8.362808" calcext:value-type="float">
            <text:p>8.36</text:p>
          </table:table-cell>
          <table:covered-table-cell table:style-name="ce28" table:formula="of:=SUM([.V194:.V200])/[.R194]" office:value-type="string" office:string-value="" calcext:value-type="error">
            <text:p>#DIV/0!</text:p>
          </table:covered-table-cell>
          <table:covered-table-cell table:style-name="ce28" table:formula="of:=MIN([.V194:.V200])" office:value-type="float" office:value="34.45378" calcext:value-type="float">
            <text:p>34.45378</text:p>
          </table:covered-table-cell>
          <table:covered-table-cell table:style-name="ce39" table:formula="of:=[.S194]/([.S194]+[.T194])*100" office:value-type="float" office:value="85.7192982456141" calcext:value-type="float">
            <text:p>85.72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2742" calcext:value-type="float">
            <text:p>2742</text:p>
          </table:table-cell>
          <table:table-cell table:style-name="ce58" office:value-type="float" office:value="38.16425" calcext:value-type="float">
            <text:p>38.16</text:p>
          </table:table-cell>
          <table:table-cell table:style-name="ce73" office:value-type="float" office:value="15.27754" calcext:value-type="float">
            <text:p>15.28</text:p>
          </table:table-cell>
          <table:covered-table-cell table:style-name="ce28" table:formula="of:=SUM([.L195:.L201])/[.H195]" office:value-type="string" office:string-value="" calcext:value-type="error">
            <text:p>#DIV/0!</text:p>
          </table:covered-table-cell>
          <table:covered-table-cell table:style-name="ce28" table:formula="of:=MIN([.L195:.L201])" office:value-type="float" office:value="37.43961" calcext:value-type="float">
            <text:p>37.43961</text:p>
          </table:covered-table-cell>
          <table:covered-table-cell table:style-name="ce39" table:formula="of:=[.I195]/([.I195]+[.J195])*100" office:value-type="float" office:value="85.7241379310345" calcext:value-type="float">
            <text:p>85.72</text:p>
          </table:covered-table-cell>
          <table:table-cell/>
          <table:covered-table-cell table:style-name="ce4"/>
          <table:table-cell table:style-name="ce5" office:value-type="float" office:value="2443" calcext:value-type="float">
            <text:p>2443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2670" calcext:value-type="float">
            <text:p>2670</text:p>
          </table:table-cell>
          <table:table-cell table:style-name="ce100" office:value-type="float" office:value="44.22604" calcext:value-type="float">
            <text:p>44.23</text:p>
          </table:table-cell>
          <table:table-cell table:style-name="ce114" office:value-type="float" office:value="7.224996" calcext:value-type="float">
            <text:p>7.22</text:p>
          </table:table-cell>
          <table:covered-table-cell table:style-name="ce28" table:formula="of:=SUM([.V195:.V201])/[.R195]" office:value-type="string" office:string-value="" calcext:value-type="error">
            <text:p>#DIV/0!</text:p>
          </table:covered-table-cell>
          <table:covered-table-cell table:style-name="ce28" table:formula="of:=MIN([.V195:.V201])" office:value-type="float" office:value="34.45378" calcext:value-type="float">
            <text:p>34.45378</text:p>
          </table:covered-table-cell>
          <table:covered-table-cell table:style-name="ce39" table:formula="of:=[.S195]/([.S195]+[.T195])*100" office:value-type="float" office:value="85.7192982456141" calcext:value-type="float">
            <text:p>85.72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2745" calcext:value-type="float">
            <text:p>2745</text:p>
          </table:table-cell>
          <table:table-cell table:style-name="ce58" office:value-type="float" office:value="37.43961" calcext:value-type="float">
            <text:p>37.44</text:p>
          </table:table-cell>
          <table:table-cell table:style-name="ce73" office:value-type="float" office:value="14.49776" calcext:value-type="float">
            <text:p>14.50</text:p>
          </table:table-cell>
          <table:covered-table-cell table:style-name="ce28" table:formula="of:=SUM([.L196:.L202])/[.H196]" office:value-type="string" office:string-value="" calcext:value-type="error">
            <text:p>#DIV/0!</text:p>
          </table:covered-table-cell>
          <table:covered-table-cell table:style-name="ce28" table:formula="of:=MIN([.L196:.L202])" office:value-type="float" office:value="37.43961" calcext:value-type="float">
            <text:p>37.43961</text:p>
          </table:covered-table-cell>
          <table:covered-table-cell table:style-name="ce39" table:formula="of:=[.I196]/([.I196]+[.J196])*100" office:value-type="float" office:value="85.7241379310345" calcext:value-type="float">
            <text:p>85.72</text:p>
          </table:covered-table-cell>
          <table:table-cell/>
          <table:covered-table-cell table:style-name="ce4"/>
          <table:table-cell table:style-name="ce5" office:value-type="float" office:value="2443" calcext:value-type="float">
            <text:p>2443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2674" calcext:value-type="float">
            <text:p>2674</text:p>
          </table:table-cell>
          <table:table-cell table:style-name="ce100" office:value-type="float" office:value="43.24324" calcext:value-type="float">
            <text:p>43.24</text:p>
          </table:table-cell>
          <table:table-cell table:style-name="ce114" office:value-type="float" office:value="6.983165" calcext:value-type="float">
            <text:p>6.98</text:p>
          </table:table-cell>
          <table:covered-table-cell table:style-name="ce28" table:formula="of:=SUM([.V196:.V202])/[.R196]" office:value-type="string" office:string-value="" calcext:value-type="error">
            <text:p>#DIV/0!</text:p>
          </table:covered-table-cell>
          <table:covered-table-cell table:style-name="ce28" table:formula="of:=MIN([.V196:.V202])" office:value-type="float" office:value="34.45378" calcext:value-type="float">
            <text:p>34.45378</text:p>
          </table:covered-table-cell>
          <table:covered-table-cell table:style-name="ce39" table:formula="of:=[.S196]/([.S196]+[.T196])*100" office:value-type="float" office:value="85.7192982456141" calcext:value-type="float">
            <text:p>85.72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2735" calcext:value-type="float">
            <text:p>2735</text:p>
          </table:table-cell>
          <table:table-cell table:style-name="ce58" office:value-type="float" office:value="39.85507" calcext:value-type="float">
            <text:p>39.86</text:p>
          </table:table-cell>
          <table:table-cell table:style-name="ce73" office:value-type="float" office:value="14.21823" calcext:value-type="float">
            <text:p>14.22</text:p>
          </table:table-cell>
          <table:covered-table-cell table:style-name="ce28" table:formula="of:=SUM([.L197:.L203])/[.H197]" office:value-type="string" office:string-value="" calcext:value-type="error">
            <text:p>#DIV/0!</text:p>
          </table:covered-table-cell>
          <table:covered-table-cell table:style-name="ce28" table:formula="of:=MIN([.L197:.L203])" office:value-type="float" office:value="36.74033" calcext:value-type="float">
            <text:p>36.74033</text:p>
          </table:covered-table-cell>
          <table:covered-table-cell table:style-name="ce39" table:formula="of:=[.I197]/([.I197]+[.J197])*100" office:value-type="float" office:value="85.7241379310345" calcext:value-type="float">
            <text:p>85.72</text:p>
          </table:covered-table-cell>
          <table:table-cell/>
          <table:covered-table-cell table:style-name="ce4"/>
          <table:table-cell table:style-name="ce5" office:value-type="float" office:value="2443" calcext:value-type="float">
            <text:p>2443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2694" calcext:value-type="float">
            <text:p>2694</text:p>
          </table:table-cell>
          <table:table-cell table:style-name="ce100" office:value-type="float" office:value="38.32924" calcext:value-type="float">
            <text:p>38.33</text:p>
          </table:table-cell>
          <table:table-cell table:style-name="ce114" office:value-type="float" office:value="7.963439" calcext:value-type="float">
            <text:p>7.96</text:p>
          </table:table-cell>
          <table:covered-table-cell table:style-name="ce28" table:formula="of:=SUM([.V197:.V203])/[.R197]" office:value-type="string" office:string-value="" calcext:value-type="error">
            <text:p>#DIV/0!</text:p>
          </table:covered-table-cell>
          <table:covered-table-cell table:style-name="ce28" table:formula="of:=MIN([.V197:.V203])" office:value-type="float" office:value="34.45378" calcext:value-type="float">
            <text:p>34.45378</text:p>
          </table:covered-table-cell>
          <table:covered-table-cell table:style-name="ce39" table:formula="of:=[.S197]/([.S197]+[.T197])*100" office:value-type="float" office:value="85.7192982456141" calcext:value-type="float">
            <text:p>85.72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8" calcext:value-type="float" table:number-columns-spanned="1" table:number-rows-spanned="8">
            <text:p>8</text:p>
          </table:table-cell>
          <table:table-cell table:style-name="ce5" office:value-type="float" office:value="2538" calcext:value-type="float">
            <text:p>2538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2750" calcext:value-type="float">
            <text:p>2750</text:p>
          </table:table-cell>
          <table:table-cell table:style-name="ce58" office:value-type="float" office:value="41.43646" calcext:value-type="float">
            <text:p>41.44</text:p>
          </table:table-cell>
          <table:table-cell table:style-name="ce73" office:value-type="float" office:value="13.00114" calcext:value-type="float">
            <text:p>13.00</text:p>
          </table:table-cell>
          <table:table-cell table:style-name="ce28" table:formula="of:=AVERAGE([.L198:.L205])" office:value-type="float" office:value="40.06847" calcext:value-type="float" table:number-columns-spanned="1" table:number-rows-spanned="8">
            <text:p>40.06847</text:p>
          </table:table-cell>
          <table:table-cell table:style-name="ce28" table:formula="of:=MIN([.L198:.L204])" office:value-type="float" office:value="36.74033" calcext:value-type="float" table:number-columns-spanned="1" table:number-rows-spanned="8">
            <text:p>36.74033</text:p>
          </table:table-cell>
          <table:table-cell table:style-name="ce39" table:formula="of:=[.I198]/([.I198]+[.J198])*100" office:value-type="float" office:value="87.5172413793103" calcext:value-type="float" table:number-columns-spanned="1" table:number-rows-spanned="8">
            <text:p>87.52</text:p>
          </table:table-cell>
          <table:table-cell/>
          <table:table-cell table:style-name="ce28" office:value-type="float" office:value="8" calcext:value-type="float" table:number-columns-spanned="1" table:number-rows-spanned="8">
            <text:p>8</text:p>
          </table:table-cell>
          <table:table-cell table:style-name="ce5" office:value-type="float" office:value="2494" calcext:value-type="float">
            <text:p>2494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2699" calcext:value-type="float">
            <text:p>2699</text:p>
          </table:table-cell>
          <table:table-cell table:style-name="ce100" office:value-type="float" office:value="42.41573" calcext:value-type="float">
            <text:p>42.42</text:p>
          </table:table-cell>
          <table:table-cell table:style-name="ce114" office:value-type="float" office:value="6.655118" calcext:value-type="float">
            <text:p>6.66</text:p>
          </table:table-cell>
          <table:table-cell table:style-name="ce28" table:formula="of:=AVERAGE([.V198:.V205])" office:value-type="float" office:value="39.89649125" calcext:value-type="float" table:number-columns-spanned="1" table:number-rows-spanned="8">
            <text:p>39.89649125</text:p>
          </table:table-cell>
          <table:table-cell table:style-name="ce28" table:formula="of:=MIN([.V198:.V204])" office:value-type="float" office:value="34.45378" calcext:value-type="float" table:number-columns-spanned="1" table:number-rows-spanned="8">
            <text:p>34.45378</text:p>
          </table:table-cell>
          <table:table-cell table:style-name="ce39" table:formula="of:=[.S198]/([.S198]+[.T198])*100" office:value-type="float" office:value="87.5087719298246" calcext:value-type="float" table:number-columns-spanned="1" table:number-rows-spanned="8">
            <text:p>87.51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537" calcext:value-type="float">
            <text:p>2537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2763" calcext:value-type="float">
            <text:p>2763</text:p>
          </table:table-cell>
          <table:table-cell table:style-name="ce58" office:value-type="float" office:value="37.74105" calcext:value-type="float">
            <text:p>37.74</text:p>
          </table:table-cell>
          <table:table-cell table:style-name="ce73" office:value-type="float" office:value="12.75145" calcext:value-type="float">
            <text:p>12.75</text:p>
          </table:table-cell>
          <table:covered-table-cell table:number-columns-repeated="2" table:style-name="ce28"/>
          <table:covered-table-cell table:style-name="ce39" table:formula="of:=[.I199]/([.I199]+[.J199])*100" office:value-type="float" office:value="87.4827586206897" calcext:value-type="float">
            <text:p>87.48</text:p>
          </table:covered-table-cell>
          <table:table-cell/>
          <table:covered-table-cell table:style-name="ce4"/>
          <table:table-cell table:style-name="ce5" office:value-type="float" office:value="2493" calcext:value-type="float">
            <text:p>2493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2706" calcext:value-type="float">
            <text:p>2706</text:p>
          </table:table-cell>
          <table:table-cell table:style-name="ce100" office:value-type="float" office:value="40.33613" calcext:value-type="float">
            <text:p>40.34</text:p>
          </table:table-cell>
          <table:table-cell table:style-name="ce114" office:value-type="float" office:value="7.031976" calcext:value-type="float">
            <text:p>7.03</text:p>
          </table:table-cell>
          <table:covered-table-cell table:number-columns-repeated="2" table:style-name="ce28"/>
          <table:covered-table-cell table:style-name="ce39" table:formula="of:=[.S199]/([.S199]+[.T199])*100" office:value-type="float" office:value="87.4736842105263" calcext:value-type="float">
            <text:p>87.47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537" calcext:value-type="float">
            <text:p>2537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2740" calcext:value-type="float">
            <text:p>2740</text:p>
          </table:table-cell>
          <table:table-cell table:style-name="ce58" office:value-type="float" office:value="44.07713" calcext:value-type="float">
            <text:p>44.08</text:p>
          </table:table-cell>
          <table:table-cell table:style-name="ce73" office:value-type="float" office:value="12.07817" calcext:value-type="float">
            <text:p>12.08</text:p>
          </table:table-cell>
          <table:covered-table-cell table:number-columns-repeated="2" table:style-name="ce28"/>
          <table:covered-table-cell table:style-name="ce39" table:formula="of:=[.I200]/([.I200]+[.J200])*100" office:value-type="float" office:value="87.4827586206897" calcext:value-type="float">
            <text:p>87.48</text:p>
          </table:covered-table-cell>
          <table:table-cell/>
          <table:covered-table-cell table:style-name="ce4"/>
          <table:table-cell table:style-name="ce5" office:value-type="float" office:value="2493" calcext:value-type="float">
            <text:p>2493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2727" calcext:value-type="float">
            <text:p>2727</text:p>
          </table:table-cell>
          <table:table-cell table:style-name="ce100" office:value-type="float" office:value="34.45378" calcext:value-type="float">
            <text:p>34.45</text:p>
          </table:table-cell>
          <table:table-cell table:style-name="ce114" office:value-type="float" office:value="7.265768" calcext:value-type="float">
            <text:p>7.27</text:p>
          </table:table-cell>
          <table:covered-table-cell table:number-columns-repeated="2" table:style-name="ce28"/>
          <table:covered-table-cell table:style-name="ce39" table:formula="of:=[.S200]/([.S200]+[.T200])*100" office:value-type="float" office:value="87.4736842105263" calcext:value-type="float">
            <text:p>87.47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537" calcext:value-type="float">
            <text:p>2537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2748" calcext:value-type="float">
            <text:p>2748</text:p>
          </table:table-cell>
          <table:table-cell table:style-name="ce58" office:value-type="float" office:value="41.87328" calcext:value-type="float">
            <text:p>41.87</text:p>
          </table:table-cell>
          <table:table-cell table:style-name="ce73" office:value-type="float" office:value="13.02176" calcext:value-type="float">
            <text:p>13.02</text:p>
          </table:table-cell>
          <table:covered-table-cell table:number-columns-repeated="2" table:style-name="ce28"/>
          <table:covered-table-cell table:style-name="ce39" table:formula="of:=[.I201]/([.I201]+[.J201])*100" office:value-type="float" office:value="87.4827586206897" calcext:value-type="float">
            <text:p>87.48</text:p>
          </table:covered-table-cell>
          <table:table-cell/>
          <table:covered-table-cell table:style-name="ce4"/>
          <table:table-cell table:style-name="ce5" office:value-type="float" office:value="2494" calcext:value-type="float">
            <text:p>2494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2709" calcext:value-type="float">
            <text:p>2709</text:p>
          </table:table-cell>
          <table:table-cell table:style-name="ce100" office:value-type="float" office:value="39.60674" calcext:value-type="float">
            <text:p>39.61</text:p>
          </table:table-cell>
          <table:table-cell table:style-name="ce114" office:value-type="float" office:value="6.667157" calcext:value-type="float">
            <text:p>6.67</text:p>
          </table:table-cell>
          <table:covered-table-cell table:number-columns-repeated="2" table:style-name="ce28"/>
          <table:covered-table-cell table:style-name="ce39" table:formula="of:=[.S201]/([.S201]+[.T201])*100" office:value-type="float" office:value="87.5087719298246" calcext:value-type="float">
            <text:p>87.51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537" calcext:value-type="float">
            <text:p>2537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2762" calcext:value-type="float">
            <text:p>2762</text:p>
          </table:table-cell>
          <table:table-cell table:style-name="ce59" office:value-type="float" office:value="38.01653" calcext:value-type="float">
            <text:p>38.02</text:p>
          </table:table-cell>
          <table:table-cell table:style-name="ce73" office:value-type="float" office:value="14.09881" calcext:value-type="float">
            <text:p>14.10</text:p>
          </table:table-cell>
          <table:covered-table-cell table:number-columns-repeated="2" table:style-name="ce28"/>
          <table:covered-table-cell table:style-name="ce39" table:formula="of:=[.I202]/([.I202]+[.J202])*100" office:value-type="float" office:value="87.4827586206897" calcext:value-type="float">
            <text:p>87.48</text:p>
          </table:covered-table-cell>
          <table:table-cell/>
          <table:covered-table-cell table:style-name="ce4"/>
          <table:table-cell table:style-name="ce5" office:value-type="float" office:value="2494" calcext:value-type="float">
            <text:p>2494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2710" calcext:value-type="float">
            <text:p>2710</text:p>
          </table:table-cell>
          <table:table-cell table:style-name="ce101" office:value-type="float" office:value="39.32584" calcext:value-type="float">
            <text:p>39.33</text:p>
          </table:table-cell>
          <table:table-cell table:style-name="ce114" office:value-type="float" office:value="6.777186" calcext:value-type="float">
            <text:p>6.78</text:p>
          </table:table-cell>
          <table:covered-table-cell table:number-columns-repeated="2" table:style-name="ce28"/>
          <table:covered-table-cell table:style-name="ce39" table:formula="of:=[.S202]/([.S202]+[.T202])*100" office:value-type="float" office:value="87.5087719298246" calcext:value-type="float">
            <text:p>87.51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538" calcext:value-type="float">
            <text:p>2538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2767" calcext:value-type="float">
            <text:p>2767</text:p>
          </table:table-cell>
          <table:table-cell table:style-name="ce59" office:value-type="float" office:value="36.74033" calcext:value-type="float">
            <text:p>36.74</text:p>
          </table:table-cell>
          <table:table-cell table:style-name="ce73" office:value-type="float" office:value="13.61073" calcext:value-type="float">
            <text:p>13.61</text:p>
          </table:table-cell>
          <table:covered-table-cell table:number-columns-repeated="2" table:style-name="ce28"/>
          <table:covered-table-cell table:style-name="ce39" table:formula="of:=[.I203]/([.I203]+[.J203])*100" office:value-type="float" office:value="87.5172413793103" calcext:value-type="float">
            <text:p>87.52</text:p>
          </table:covered-table-cell>
          <table:table-cell/>
          <table:covered-table-cell table:style-name="ce4"/>
          <table:table-cell table:style-name="ce5" office:value-type="float" office:value="2494" calcext:value-type="float">
            <text:p>2494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2716" calcext:value-type="float">
            <text:p>2716</text:p>
          </table:table-cell>
          <table:table-cell table:style-name="ce101" office:value-type="float" office:value="37.64045" calcext:value-type="float">
            <text:p>37.64</text:p>
          </table:table-cell>
          <table:table-cell table:style-name="ce114" office:value-type="float" office:value="6.87859" calcext:value-type="float">
            <text:p>6.88</text:p>
          </table:table-cell>
          <table:covered-table-cell table:number-columns-repeated="2" table:style-name="ce28"/>
          <table:covered-table-cell table:style-name="ce39" table:formula="of:=[.S203]/([.S203]+[.T203])*100" office:value-type="float" office:value="87.5087719298246" calcext:value-type="float">
            <text:p>87.51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538" calcext:value-type="float">
            <text:p>2538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2741" calcext:value-type="float">
            <text:p>2741</text:p>
          </table:table-cell>
          <table:table-cell table:style-name="ce59" office:value-type="float" office:value="43.92265" calcext:value-type="float">
            <text:p>43.92</text:p>
          </table:table-cell>
          <table:table-cell table:style-name="ce73" office:value-type="float" office:value="12.2099" calcext:value-type="float">
            <text:p>12.21</text:p>
          </table:table-cell>
          <table:covered-table-cell table:number-columns-repeated="2" table:style-name="ce28"/>
          <table:covered-table-cell table:style-name="ce39" table:formula="of:=[.I204]/([.I204]+[.J204])*100" office:value-type="float" office:value="87.5172413793103" calcext:value-type="float">
            <text:p>87.52</text:p>
          </table:covered-table-cell>
          <table:table-cell/>
          <table:covered-table-cell table:style-name="ce4"/>
          <table:table-cell table:style-name="ce5" office:value-type="float" office:value="2494" calcext:value-type="float">
            <text:p>2494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2709" calcext:value-type="float">
            <text:p>2709</text:p>
          </table:table-cell>
          <table:table-cell table:style-name="ce101" office:value-type="float" office:value="39.60674" calcext:value-type="float">
            <text:p>39.61</text:p>
          </table:table-cell>
          <table:table-cell table:style-name="ce114" office:value-type="float" office:value="6.68" calcext:value-type="float">
            <text:p>6.68</text:p>
          </table:table-cell>
          <table:covered-table-cell table:number-columns-repeated="2" table:style-name="ce28"/>
          <table:covered-table-cell table:style-name="ce39" table:formula="of:=[.S204]/([.S204]+[.T204])*100" office:value-type="float" office:value="87.5087719298246" calcext:value-type="float">
            <text:p>87.51</text:p>
          </table:covered-table-cell>
        </table:table-row>
        <table:table-row table:style-name="ro4">
          <table:table-cell table:number-columns-repeated="7"/>
          <table:covered-table-cell/>
          <table:table-cell table:style-name="ce5" office:value-type="float" office:value="2538" calcext:value-type="float">
            <text:p>2538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2767" calcext:value-type="float">
            <text:p>2767</text:p>
          </table:table-cell>
          <table:table-cell table:style-name="ce59" office:value-type="float" office:value="36.74033" calcext:value-type="float">
            <text:p>36.74</text:p>
          </table:table-cell>
          <table:table-cell table:style-name="ce73" office:value-type="float" office:value="14.16234" calcext:value-type="float">
            <text:p>14.16</text:p>
          </table:table-cell>
          <table:covered-table-cell table:number-columns-repeated="2" table:style-name="ce28"/>
          <table:covered-table-cell table:style-name="ce39" table:formula="of:=[.I205]/([.I205]+[.J205])*100" office:value-type="float" office:value="87.5172413793103" calcext:value-type="float">
            <text:p>87.52</text:p>
          </table:covered-table-cell>
          <table:table-cell/>
          <table:covered-table-cell/>
          <table:table-cell table:style-name="ce5" office:value-type="float" office:value="2494" calcext:value-type="float">
            <text:p>2494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2687" calcext:value-type="float">
            <text:p>2687</text:p>
          </table:table-cell>
          <table:table-cell table:style-name="ce101" office:value-type="float" office:value="45.78652" calcext:value-type="float">
            <text:p>45.79</text:p>
          </table:table-cell>
          <table:table-cell table:style-name="ce114" office:value-type="float" office:value="6.155375" calcext:value-type="float">
            <text:p>6.16</text:p>
          </table:table-cell>
          <table:covered-table-cell table:number-columns-repeated="2" table:style-name="ce28"/>
          <table:covered-table-cell table:style-name="ce39" table:formula="of:=[.S205]/([.S205]+[.T205])*100" office:value-type="float" office:value="87.5087719298246" calcext:value-type="float">
            <text:p>87.51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9" calcext:value-type="float" table:number-columns-spanned="1" table:number-rows-spanned="9">
            <text:p>9</text:p>
          </table:table-cell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83" calcext:value-type="float">
            <text:p>2783</text:p>
          </table:table-cell>
          <table:table-cell table:style-name="ce60" office:value-type="float" office:value="36.3354" calcext:value-type="float">
            <text:p>36.34</text:p>
          </table:table-cell>
          <table:table-cell table:style-name="ce73" office:value-type="float" office:value="12.63119" calcext:value-type="float">
            <text:p>12.63</text:p>
          </table:table-cell>
          <table:table-cell table:style-name="ce28" table:formula="of:=SUM([.L206:.L214])/[.H206]" office:value-type="float" office:value="39.2097044444444" calcext:value-type="float" table:number-columns-spanned="1" table:number-rows-spanned="9">
            <text:p>39.2097044444</text:p>
          </table:table-cell>
          <table:table-cell table:style-name="ce28" table:formula="of:=MIN([.L206:.L214])" office:value-type="float" office:value="34.36533" calcext:value-type="float" table:number-columns-spanned="1" table:number-rows-spanned="9">
            <text:p>34.36533</text:p>
          </table:table-cell>
          <table:table-cell table:style-name="ce39" table:formula="of:=[.I206]/([.I206]+[.J206])*100" office:value-type="float" office:value="88.8965517241379" calcext:value-type="float" table:number-columns-spanned="1" table:number-rows-spanned="9">
            <text:p>88.90</text:p>
          </table:table-cell>
          <table:table-cell/>
          <table:table-cell table:style-name="ce28" office:value-type="float" office:value="9" calcext:value-type="float" table:number-columns-spanned="1" table:number-rows-spanned="9">
            <text:p>9</text:p>
          </table:table-cell>
          <table:table-cell table:style-name="ce6" office:value-type="float" office:value="2534" calcext:value-type="float">
            <text:p>2534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2738" calcext:value-type="float">
            <text:p>2738</text:p>
          </table:table-cell>
          <table:table-cell table:style-name="ce102" office:value-type="float" office:value="35.44304" calcext:value-type="float">
            <text:p>35.44</text:p>
          </table:table-cell>
          <table:table-cell table:style-name="ce114" office:value-type="float" office:value="6.511311" calcext:value-type="float">
            <text:p>6.51</text:p>
          </table:table-cell>
          <table:table-cell table:style-name="ce28" table:formula="of:=SUM([.V206:.V214])/[.R206]" office:value-type="float" office:value="39.0184433333333" calcext:value-type="float" table:number-columns-spanned="1" table:number-rows-spanned="9">
            <text:p>39.0184433333</text:p>
          </table:table-cell>
          <table:table-cell table:style-name="ce28" table:formula="of:=MIN([.V206:.V214])" office:value-type="float" office:value="35.44304" calcext:value-type="float" table:number-columns-spanned="1" table:number-rows-spanned="9">
            <text:p>35.44304</text:p>
          </table:table-cell>
          <table:table-cell table:style-name="ce39" table:formula="of:=[.S206]/([.S206]+[.T206])*100" office:value-type="float" office:value="88.9122807017544" calcext:value-type="float" table:number-columns-spanned="1" table:number-rows-spanned="9">
            <text:p>88.91</text:p>
          </table:table-cell>
        </table:table-row>
        <table:table-row table:style-name="ro4">
          <table:table-cell table:number-columns-repeated="7"/>
          <table:covered-table-cell/>
          <table:table-cell table:style-name="ce6" office:value-type="float" office:value="2577" calcext:value-type="float">
            <text:p>2577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784" calcext:value-type="float">
            <text:p>2784</text:p>
          </table:table-cell>
          <table:table-cell table:style-name="ce60" office:value-type="float" office:value="35.91331" calcext:value-type="float">
            <text:p>35.91</text:p>
          </table:table-cell>
          <table:table-cell table:style-name="ce73" office:value-type="float" office:value="13.73039" calcext:value-type="float">
            <text:p>13.73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533" calcext:value-type="float">
            <text:p>2533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2727" calcext:value-type="float">
            <text:p>2727</text:p>
          </table:table-cell>
          <table:table-cell table:style-name="ce102" office:value-type="float" office:value="38.80126" calcext:value-type="float">
            <text:p>38.80</text:p>
          </table:table-cell>
          <table:table-cell table:style-name="ce114" office:value-type="float" office:value="6.326613" calcext:value-type="float">
            <text:p>6.33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577" calcext:value-type="float">
            <text:p>2577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789" calcext:value-type="float">
            <text:p>2789</text:p>
          </table:table-cell>
          <table:table-cell table:style-name="ce60" office:value-type="float" office:value="34.36533" calcext:value-type="float">
            <text:p>34.37</text:p>
          </table:table-cell>
          <table:table-cell table:style-name="ce73" office:value-type="float" office:value="12.29758" calcext:value-type="float">
            <text:p>12.30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533" calcext:value-type="float">
            <text:p>2533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2722" calcext:value-type="float">
            <text:p>2722</text:p>
          </table:table-cell>
          <table:table-cell table:style-name="ce102" office:value-type="float" office:value="40.37855" calcext:value-type="float">
            <text:p>40.38</text:p>
          </table:table-cell>
          <table:table-cell table:style-name="ce114" office:value-type="float" office:value="6.059012" calcext:value-type="float">
            <text:p>6.06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75" calcext:value-type="float">
            <text:p>2775</text:p>
          </table:table-cell>
          <table:table-cell table:style-name="ce60" office:value-type="float" office:value="38.81988" calcext:value-type="float">
            <text:p>38.82</text:p>
          </table:table-cell>
          <table:table-cell table:style-name="ce73" office:value-type="float" office:value="11.54336" calcext:value-type="float">
            <text:p>11.54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533" calcext:value-type="float">
            <text:p>2533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2726" calcext:value-type="float">
            <text:p>2726</text:p>
          </table:table-cell>
          <table:table-cell table:style-name="ce102" office:value-type="float" office:value="39.11672" calcext:value-type="float">
            <text:p>39.12</text:p>
          </table:table-cell>
          <table:table-cell table:style-name="ce114" office:value-type="float" office:value="6.1765" calcext:value-type="float">
            <text:p>6.18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60" calcext:value-type="float">
            <text:p>2760</text:p>
          </table:table-cell>
          <table:table-cell table:style-name="ce61" office:value-type="float" office:value="43.47826" calcext:value-type="float">
            <text:p>43.48</text:p>
          </table:table-cell>
          <table:table-cell table:style-name="ce73" office:value-type="float" office:value="11.47721" calcext:value-type="float">
            <text:p>11.48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533" calcext:value-type="float">
            <text:p>2533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2731" calcext:value-type="float">
            <text:p>2731</text:p>
          </table:table-cell>
          <table:table-cell table:style-name="ce103" office:value-type="float" office:value="37.53943" calcext:value-type="float">
            <text:p>37.54</text:p>
          </table:table-cell>
          <table:table-cell table:style-name="ce114" office:value-type="float" office:value="6.235526" calcext:value-type="float">
            <text:p>6.24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58" calcext:value-type="float">
            <text:p>2758</text:p>
          </table:table-cell>
          <table:table-cell table:style-name="ce61" office:value-type="float" office:value="44.09938" calcext:value-type="float">
            <text:p>44.10</text:p>
          </table:table-cell>
          <table:table-cell table:style-name="ce73" office:value-type="float" office:value="10.75087" calcext:value-type="float">
            <text:p>10.75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533" calcext:value-type="float">
            <text:p>2533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2737" calcext:value-type="float">
            <text:p>2737</text:p>
          </table:table-cell>
          <table:table-cell table:style-name="ce103" office:value-type="float" office:value="35.64669" calcext:value-type="float">
            <text:p>35.65</text:p>
          </table:table-cell>
          <table:table-cell table:style-name="ce114" office:value-type="float" office:value="6.363512" calcext:value-type="float">
            <text:p>6.36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65" calcext:value-type="float">
            <text:p>2765</text:p>
          </table:table-cell>
          <table:table-cell table:style-name="ce61" office:value-type="float" office:value="41.92547" calcext:value-type="float">
            <text:p>41.93</text:p>
          </table:table-cell>
          <table:table-cell table:style-name="ce73" office:value-type="float" office:value="11.08943" calcext:value-type="float">
            <text:p>11.09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533" calcext:value-type="float">
            <text:p>2533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2723" calcext:value-type="float">
            <text:p>2723</text:p>
          </table:table-cell>
          <table:table-cell table:style-name="ce103" office:value-type="float" office:value="40.06309" calcext:value-type="float">
            <text:p>40.06</text:p>
          </table:table-cell>
          <table:table-cell table:style-name="ce114" office:value-type="float" office:value="6.02173" calcext:value-type="float">
            <text:p>6.02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76" calcext:value-type="float">
            <text:p>2776</text:p>
          </table:table-cell>
          <table:table-cell table:style-name="ce61" office:value-type="float" office:value="38.50932" calcext:value-type="float">
            <text:p>38.51</text:p>
          </table:table-cell>
          <table:table-cell table:style-name="ce73" office:value-type="float" office:value="12.606" calcext:value-type="float">
            <text:p>12.61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534" calcext:value-type="float">
            <text:p>2534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2718" calcext:value-type="float">
            <text:p>2718</text:p>
          </table:table-cell>
          <table:table-cell table:style-name="ce103" office:value-type="float" office:value="41.77215" calcext:value-type="float">
            <text:p>41.77</text:p>
          </table:table-cell>
          <table:table-cell table:style-name="ce114" office:value-type="float" office:value="5.839349" calcext:value-type="float">
            <text:p>5.84</text:p>
          </table:table-cell>
          <table:covered-table-cell table:number-columns-repeated="3" table:style-name="ce4"/>
        </table:table-row>
        <table:table-row table:style-name="ro4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73" calcext:value-type="float">
            <text:p>2773</text:p>
          </table:table-cell>
          <table:table-cell table:style-name="ce61" office:value-type="float" office:value="39.44099" calcext:value-type="float">
            <text:p>39.44</text:p>
          </table:table-cell>
          <table:table-cell table:style-name="ce73" office:value-type="float" office:value="11.58856" calcext:value-type="float">
            <text:p>11.59</text:p>
          </table:table-cell>
          <table:covered-table-cell table:number-columns-repeated="3" table:style-name="ce4"/>
          <table:table-cell/>
          <table:covered-table-cell/>
          <table:table-cell table:style-name="ce6" office:value-type="float" office:value="2534" calcext:value-type="float">
            <text:p>2534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2716" calcext:value-type="float">
            <text:p>2716</text:p>
          </table:table-cell>
          <table:table-cell table:style-name="ce103" office:value-type="float" office:value="42.40506" calcext:value-type="float">
            <text:p>42.41</text:p>
          </table:table-cell>
          <table:table-cell table:style-name="ce114" office:value-type="float" office:value="5.850894" calcext:value-type="float">
            <text:p>5.85</text:p>
          </table:table-cell>
          <table:covered-table-cell table:number-columns-repeated="3" table:style-name="ce4"/>
        </table:table-row>
        <table:table-row table:style-name="ro1" table:number-rows-repeated="1048361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Sheet1.L109:Sheet1.L116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74:Sheet1.L7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79:Sheet1.L82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83:Sheet1.L87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88:Sheet1.L93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94:Sheet1.L100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01:Sheet1.L108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74:Sheet1.M1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76:Sheet1.L78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58:Sheet1.L166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28:Sheet1.L128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32:Sheet1.L13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36:Sheet1.L140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41:Sheet1.L146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47:Sheet1.L15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54:Sheet1.L16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24:Sheet1.M1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29:Sheet1.L13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27:Sheet1.L127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27:Sheet1.M12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24:Sheet1.M1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24:Sheet1.M1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206:Sheet1.L214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76:Sheet1.L176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80:Sheet1.L183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84:Sheet1.L188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89:Sheet1.L194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95:Sheet1.L20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202:Sheet1.L209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72:Sheet1.M2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77:Sheet1.L179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75:Sheet1.L17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75:Sheet1.M1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72:Sheet1.M1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72:Sheet1.M1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72:Sheet1.M1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58:Sheet1.V166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28:Sheet1.V128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32:Sheet1.V13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36:Sheet1.V140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41:Sheet1.V146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47:Sheet1.V15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54:Sheet1.V16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W124:Sheet1.W1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29:Sheet1.V13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27:Sheet1.V127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W127:Sheet1.W12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W124:Sheet1.W1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W124:Sheet1.W1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09:Sheet1.V116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74:Sheet1.V7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79:Sheet1.V82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83:Sheet1.V87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88:Sheet1.V93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94:Sheet1.V100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01:Sheet1.V108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W74:Sheet1.W1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76:Sheet1.V78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206:Sheet1.V214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76:Sheet1.V176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80:Sheet1.V183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84:Sheet1.V188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89:Sheet1.V194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95:Sheet1.V20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202:Sheet1.V209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W172:Sheet1.W2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77:Sheet1.V179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V175:Sheet1.V17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W175:Sheet1.W1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W172:Sheet1.W1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W172:Sheet1.W1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W172:Sheet1.W1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02:44:14.288232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3:56:07.864052867</meta:creation-date>
    <dc:date>2017-10-21T03:13:30.290828026</dc:date>
    <meta:editing-duration>PT13H20M36S</meta:editing-duration>
    <meta:editing-cycles>71</meta:editing-cycles>
    <meta:generator>LibreOffice/5.1.6.2$Linux_X86_64 LibreOffice_project/10m0$Build-2</meta:generator>
    <meta:document-statistic meta:table-count="1" meta:cell-count="2073" meta:object-count="0"/>
  </office:meta>
</office:document-meta>
</file>